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2.469cm"/>
    </style:style>
    <style:style style:name="co15" style:family="table-column">
      <style:table-column-properties fo:break-before="auto" style:column-width="3.175cm"/>
    </style:style>
    <style:style style:name="co3" style:family="table-column">
      <style:table-column-properties fo:break-before="auto" style:column-width="2.619cm"/>
    </style:style>
    <style:style style:name="co4" style:family="table-column">
      <style:table-column-properties fo:break-before="auto" style:column-width="17.732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3.233cm"/>
    </style:style>
    <style:style style:name="co9" style:family="table-column">
      <style:table-column-properties fo:break-before="auto" style:column-width="3.598cm"/>
    </style:style>
    <style:style style:name="co10" style:family="table-column">
      <style:table-column-properties fo:break-before="auto" style:column-width="5.323cm"/>
    </style:style>
    <style:style style:name="co11" style:family="table-column">
      <style:table-column-properties fo:break-before="auto" style:column-width="25.142cm"/>
    </style:style>
    <style:style style:name="co12" style:family="table-column">
      <style:table-column-properties fo:break-before="auto" style:column-width="1.399cm"/>
    </style:style>
    <style:style style:name="co13" style:family="table-column">
      <style:table-column-properties fo:break-before="auto" style:column-width="1.145cm"/>
    </style:style>
    <style:style style:name="co16" style:family="table-column">
      <style:table-column-properties fo:break-before="auto" style:column-width="0.991cm"/>
    </style:style>
    <style:style style:name="co17" style:family="table-column">
      <style:table-column-properties fo:break-before="auto" style:column-width="4.521cm"/>
    </style:style>
    <style:style style:name="co18" style:family="table-column">
      <style:table-column-properties fo:break-before="auto" style:column-width="11.494cm"/>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4" style:family="table-row">
      <style:table-row-properties style:row-height="0.519cm" fo:break-before="auto" style:use-optimal-row-height="true"/>
    </style:style>
    <style:style style:name="ro5" style:family="table-row">
      <style:table-row-properties style:row-height="0.949cm" fo:break-before="auto" style:use-optimal-row-height="true"/>
    </style:style>
    <style:style style:name="ro6" style:family="table-row">
      <style:table-row-properties style:row-height="0.564cm" fo:break-before="auto" style:use-optimal-row-height="true"/>
    </style:style>
    <style:style style:name="ro7" style:family="table-row">
      <style:table-row-properties style:row-height="0.995cm" fo:break-before="auto" style:use-optimal-row-height="true"/>
    </style:style>
    <style:style style:name="ro9" style:family="table-row">
      <style:table-row-properties style:row-height="1.944cm" fo:break-before="auto" style:use-optimal-row-height="true"/>
    </style:style>
    <style:style style:name="ro10" style:family="table-row">
      <style:table-row-properties style:row-height="1.469cm" fo:break-before="auto" style:use-optimal-row-height="true"/>
    </style:style>
    <style:style style:name="ro11" style:family="table-row">
      <style:table-row-properties style:row-height="2.418cm" fo:break-before="auto" style:use-optimal-row-height="true"/>
    </style:style>
    <style:style style:name="ro12" style:family="table-row">
      <style:table-row-properties style:row-height="2.895cm" fo:break-before="auto" style:use-optimal-row-height="true"/>
    </style:style>
    <style:style style:name="ro13" style:family="table-row">
      <style:table-row-properties style:row-height="0.859cm" fo:break-before="auto" style:use-optimal-row-height="true"/>
    </style:style>
    <style:style style:name="ro14" style:family="table-row">
      <style:table-row-properties style:row-height="1.085cm" fo:break-before="auto" style:use-optimal-row-height="true"/>
    </style:style>
    <style:style style:name="ro15" style:family="table-row">
      <style:table-row-properties style:row-height="1.545cm" fo:break-before="auto" style:use-optimal-row-height="true"/>
    </style:style>
    <style:style style:name="ro16" style:family="table-row">
      <style:table-row-properties style:row-height="1.741cm" fo:break-before="auto" style:use-optimal-row-height="true"/>
    </style:style>
    <style:style style:name="ro19" style:family="table-row">
      <style:table-row-properties style:row-height="0.497cm" fo:break-before="auto" style:use-optimal-row-height="true"/>
    </style:style>
    <style:style style:name="ro20" style:family="table-row">
      <style:table-row-properties style:row-height="4.703cm" fo:break-before="auto" style:use-optimal-row-height="true"/>
    </style:style>
    <style:style style:name="ro21" style:family="table-row">
      <style:table-row-properties style:row-height="1.605cm" fo:break-before="auto" style:use-optimal-row-height="true"/>
    </style:style>
    <style:style style:name="ro22" style:family="table-row">
      <style:table-row-properties style:row-height="4.205cm" fo:break-before="auto" style:use-optimal-row-height="true"/>
    </style:style>
    <style:style style:name="ro23" style:family="table-row">
      <style:table-row-properties style:row-height="2.073cm" fo:break-before="auto" style:use-optimal-row-height="true"/>
    </style:style>
    <style:style style:name="ro24" style:family="table-row">
      <style:table-row-properties style:row-height="3.685cm" fo:break-before="auto" style:use-optimal-row-height="true"/>
    </style:style>
    <style:style style:name="ro25" style:family="table-row">
      <style:table-row-properties style:row-height="1.884cm" fo:break-before="auto" style:use-optimal-row-height="true"/>
    </style:style>
    <style:style style:name="ro26" style:family="table-row">
      <style:table-row-properties style:row-height="2.374cm" fo:break-before="auto" style:use-optimal-row-height="true"/>
    </style:style>
    <style:style style:name="ro27" style:family="table-row">
      <style:table-row-properties style:row-height="2.863cm" fo:break-before="auto" style:use-optimal-row-height="true"/>
    </style:style>
    <style:style style:name="ro28" style:family="table-row">
      <style:table-row-properties style:row-height="1.431cm" fo:break-before="auto" style:use-optimal-row-height="true"/>
    </style:style>
    <style:style style:name="ta2" style:family="table" style:master-page-name="PageStyle_5f_artifacts">
      <style:table-properties table:display="true" style:writing-mode="lr-tb"/>
    </style:style>
    <style:style style:name="ta3" style:family="table" style:master-page-name="Default">
      <style:table-properties table:display="true" style:writing-mode="lr-tb"/>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000000"/>
    </style:style>
    <style:style style:name="ce8"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5" style:family="table-cell" style:parent-style-name="Default">
      <style:table-cell-properties fo:wrap-option="wrap"/>
      <style:text-properties fo:color="#000000"/>
    </style:style>
    <style:style style:name="ce16"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ext-properties style:use-window-font-color="true"/>
    </style:style>
    <style:style style:name="ce18" style:family="table-cell" style:parent-style-name="Default">
      <style:table-cell-properties fo:background-color="#ffff00"/>
      <style:text-properties style:use-window-font-color="true"/>
    </style:style>
    <style:style style:name="ce19"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ff00"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39"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40"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wrap-option="wrap" fo:border="none"/>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Verdana1" style:language-asian="en" style:country-asian="US" style:font-style-asian="normal" style:font-weight-asian="normal" style:font-name-complex="Verdana1"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Arial Unicode MS" style:language-asian="en" style:country-asian="US" style:font-style-asian="normal" style:font-weight-asian="normal" style:font-name-complex="Tahoma"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ext-properties style:use-window-font-color="true" style:font-name="Verdana1" fo:font-size="12pt" style:font-size-asian="12pt" style:font-size-complex="12pt"/>
    </style:style>
    <style:style style:name="ce51"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ffff00"/>
      <style:text-properties style:use-window-font-color="true" style:font-name="Verdana1" fo:font-size="12pt" style:font-size-asian="12pt" style:font-size-complex="12pt"/>
    </style:style>
    <style:style style:name="ce53"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54"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55" style:family="table-cell" style:parent-style-name="Default">
      <style:text-properties style:use-window-font-color="true" style:font-name="Verdana1" fo:font-size="11pt" style:font-size-asian="11pt" style:font-size-complex="11pt"/>
    </style:style>
    <style:style style:name="ce56"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style:text-align-source="fix" style:repeat-content="false"/>
      <style:paragraph-properties fo:text-align="justify"/>
      <style:text-properties style:text-outline="false" style:text-line-through-style="none" fo:language="en" fo:country="GB" fo:font-style="normal" fo:text-shadow="none" style:text-underline-style="none" fo:font-weight="normal" style:text-underline-mode="continuous" style:text-overline-mode="continuous" style:text-line-through-mode="continuous" style:language-asian="es" style:country-asian="ES" style:font-style-asian="normal" style:font-weight-asian="normal" style:language-complex="en" style:country-complex="GB" style:font-style-complex="normal" style:font-weight-complex="normal" style:text-emphasize="none" style:font-relief="none" style:text-overline-style="none" style:text-overline-color="font-color"/>
    </style:style>
    <style:style style:name="ce58"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fo:background-color="#ff0000"/>
      <style:text-properties style:use-window-font-color="true"/>
    </style:style>
    <style:style style:name="T1" style:family="text">
      <style:text-properties fo:color="#000000"/>
    </style:style>
    <style:style style:name="T2" style:family="text">
      <style:text-properties style:use-window-font-color="true"/>
    </style:style>
    <style:style style:name="T3" style:family="text">
      <style:text-properties style:font-name="Verdana1" fo:font-size="11pt" style:font-size-asian="11pt" style:font-size-complex="11pt"/>
    </style:style>
    <style:style style:name="T4" style:family="text">
      <style:text-properties fo:color="#ff0000" style:font-name="Verdana1" fo:font-size="11pt" style:font-size-asian="11pt" style:font-size-complex="11pt"/>
    </style:style>
    <style:style style:name="T5"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7"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8" style:family="text">
      <style:text-properties fo:color="#ff0000"/>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style>
    <style:style style:name="T17"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style:use-window-font-color="true" style:text-outline="false" style:text-line-through-style="none" style:font-name="Verdana1"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19" style:family="text">
      <style:text-properties style:use-window-font-color="true" style:font-name="Verdana1" fo:font-size="12pt" fo:font-weight="normal" style:font-size-asian="12pt" style:font-weight-asian="normal" style:font-size-complex="12pt" style:font-weight-complex="normal"/>
    </style:style>
    <style:style style:name="T20" style:family="text">
      <style:text-properties style:use-window-font-color="true" style:font-name="Verdana1"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style:font-name="F" fo:font-size="12pt"/>
    </style:style>
    <style:style style:name="T22" style:family="text">
      <style:text-properties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23" style:family="text">
      <style:text-properties style:use-window-font-color="true" style:font-name="Verdana1" fo:font-size="11pt" style:font-name-asian="Calibri" style:font-size-asian="11pt" style:font-name-complex="Calibri" style:font-size-complex="11pt"/>
    </style:style>
    <style:style style:name="T24"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5"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26"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7" style:family="text">
      <style:text-properties fo:color="#000000" style:font-name="Verdana1" fo:font-size="11pt" style:font-size-asian="11pt" style:font-size-complex="11pt"/>
    </style:style>
    <style:style style:name="T28" style:family="text">
      <style:text-properties fo:color="#000000"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9" style:family="text">
      <style:text-properties fo:color="#787800" style:font-name="F" fo:font-size="12pt"/>
    </style:style>
    <style:style style:name="T30" style:family="text">
      <style:text-properties fo:color="#0000e6" style:font-name="F" fo:font-size="12pt" fo:font-weight="bold" style:font-weight-asian="bold" style:font-weight-complex="bold"/>
    </style:style>
    <style:style style:name="T31" style:family="text">
      <style:text-properties fo:color="#000000" style:font-name="F" fo:font-size="12pt"/>
    </style:style>
    <style:style style:name="T32" style:family="text">
      <style:text-properties fo:color="#004000" style:font-name="F" fo:font-size="12pt" fo:font-style="italic" style:font-style-asian="italic" style:font-style-complex="italic"/>
    </style:style>
    <style:style style:name="T33" style:family="text">
      <style:text-properties fo:color="#323296" style:font-name="F" fo:font-size="12pt"/>
    </style:style>
    <style:style style:name="T34"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35" style:family="text">
      <style:text-properties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36" style:family="text">
      <style:text-properties style:use-window-font-color="true"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37" style:family="text">
      <style:text-properties fo:color="#000000"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38" style:family="text">
      <style:text-properties fo:color="#000000" style:text-outline="false" style:text-line-through-style="none" style:font-name="Verdana"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39" style:family="text">
      <style:text-properties fo:color="#000000" style:font-name="Verdana" fo:font-size="11pt" style:font-size-asian="11pt" style:font-size-complex="11pt"/>
    </style:style>
    <style:style style:name="T40" style:family="text">
      <style:text-properties fo:color="#000000" style:text-outline="false" style:text-line-through-style="none" style:font-name="F" fo:font-size="12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41"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ce7"/>
        <table:table-column table:style-name="co4" table:default-cell-style-name="ce15"/>
        <table:table-column table:style-name="co5" table:default-cell-style-name="ce7"/>
        <table:table-column table:style-name="co6" table:default-cell-style-name="ce7"/>
        <table:table-column table:style-name="co7" table:number-columns-repeated="4" table:default-cell-style-name="ce7"/>
        <table:table-column table:style-name="co8" table:default-cell-style-name="ce7"/>
        <table:table-column table:style-name="co7" table:number-columns-repeated="1015" table:default-cell-style-name="ce7"/>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20" office:value-type="string">
            <text:p>comment</text:p>
          </table:table-cell>
          <table:table-cell table:style-name="ce5" office:value-type="string">
            <text:p>resolution</text:p>
          </table:table-cell>
          <table:table-cell table:style-name="ce5" table:number-columns-repeated="1014"/>
          <table:table-cell/>
        </table:table-row>
        <table:table-row table:style-name="ro4">
          <table:table-cell table:style-name="ce6" office:value-type="string">
            <text:p>BR-52</text:p>
          </table:table-cell>
          <table:table-cell table:style-name="ce8"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22</text:p>
          </table:table-cell>
          <table:table-cell table:number-columns-repeated="1018"/>
        </table:table-row>
        <table:table-row table:style-name="ro5">
          <table:table-cell table:style-name="ce6" office:value-type="string">
            <text:p>BR-CO-25</text:p>
          </table:table-cell>
          <table:table-cell table:style-name="ce8" office:value-type="string">
            <text:p>In case the Amount due for payment (BT-115) is positive, either the Payment due date (BT-9) or the Payment terms (BT-20) shall be present.</text:p>
          </table:table-cell>
          <table:table-cell table:style-name="ce16" office:value-type="string">
            <text:p>Amount due</text:p>
          </table:table-cell>
          <table:table-cell office:value-type="string">
            <text:p>fatal</text:p>
          </table:table-cell>
          <table:table-cell office:value-type="string">
            <text:p>model</text:p>
          </table:table-cell>
          <table:table-cell table:style-name="ce6" office:value-type="string">
            <text:p>BT-9, BT-20</text:p>
          </table:table-cell>
          <table:table-cell table:number-columns-repeated="1018"/>
        </table:table-row>
        <table:table-row table:style-name="ro4">
          <table:table-cell table:style-name="ce6" office:value-type="string">
            <text:p>BR-63</text:p>
          </table:table-cell>
          <table:table-cell table:style-name="ce9" office:value-type="string">
            <text:p>The Buyer electronic address shall have a Scheme identifier</text:p>
          </table:table-cell>
          <table:table-cell table:style-name="ce16"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6">
          <table:table-cell table:style-name="ce6" office:value-type="string">
            <text:p>BR-11</text:p>
          </table:table-cell>
          <table:table-cell table:style-name="ce10" office:value-type="string">
            <text:p>A Buyer postal address shall contain a Buyer country code</text:p>
          </table:table-cell>
          <table:table-cell table:style-name="ce6" office:value-type="string">
            <text:p>Buyer postal address</text:p>
          </table:table-cell>
          <table:table-cell office:value-type="string">
            <text:p>fatal</text:p>
          </table:table-cell>
          <table:table-cell office:value-type="string">
            <text:p>model</text:p>
          </table:table-cell>
          <table:table-cell table:style-name="ce6" office:value-type="string">
            <text:p>BT-55</text:p>
          </table:table-cell>
          <table:table-cell table:number-columns-repeated="1018"/>
        </table:table-row>
        <table:table-row table:style-name="ro7">
          <table:table-cell table:style-name="ce6" office:value-type="string">
            <text:p>BR-51</text:p>
          </table:table-cell>
          <table:table-cell table:style-name="ce8" office:value-type="string">
            <text:p>The last 4 to 6 <text:span text:style-name="T1">digits of the Payment card primary account number shall be present if payment card i</text:span>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7</text:p>
          </table:table-cell>
          <table:table-cell table:number-columns-repeated="1018"/>
        </table:table-row>
        <table:table-row table:style-name="ro4">
          <table:table-cell table:style-name="ce6" office:value-type="string">
            <text:p>BR-57</text:p>
          </table:table-cell>
          <table:table-cell table:style-name="ce9" office:value-type="string">
            <text:p>Each Deliver to address shall contain a Deliver to country code</text:p>
          </table:table-cell>
          <table:table-cell table:style-name="ce16"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4">
          <table:table-cell table:style-name="ce6" office:value-type="string">
            <text:p>BR-31</text:p>
          </table:table-cell>
          <table:table-cell table:style-name="ce8"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2</text:p>
          </table:table-cell>
          <table:table-cell table:number-columns-repeated="1018"/>
        </table:table-row>
        <table:table-row table:style-name="ro7">
          <table:table-cell table:style-name="ce6" office:value-type="string">
            <text:p>BR-32</text:p>
          </table:table-cell>
          <table:table-cell table:style-name="ce8"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5</text:p>
          </table:table-cell>
          <table:table-cell table:number-columns-repeated="1018"/>
        </table:table-row>
        <table:table-row table:style-name="ro7">
          <table:table-cell table:style-name="ce6" office:value-type="string">
            <text:p>BR-33</text:p>
          </table:table-cell>
          <table:table-cell table:style-name="ce8" office:value-type="string">
            <text:p>Each document level allowance shall have a Document level allowance reason <text:span text:style-name="T2">or a document level allowance reason code.</text:span></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table:number-columns-repeated="1018"/>
        </table:table-row>
        <table:table-row table:style-name="ro7">
          <table:table-cell table:style-name="ce6" office:value-type="string">
            <text:p>BR-CO-21</text:p>
          </table:table-cell>
          <table:table-cell table:style-name="ce8" office:value-type="string">
            <text:p>Each Document level allowance (BG-20) shall contain a Document level allowance reason or a Document level allowance reason code, or both.</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office:value-type="string">
            <text:p>Repetition BR-33</text:p>
          </table:table-cell>
          <table:table-cell table:number-columns-repeated="1017"/>
        </table:table-row>
        <table:table-row table:style-name="ro4">
          <table:table-cell table:style-name="ce6" office:value-type="string">
            <text:p>BR-36</text:p>
          </table:table-cell>
          <table:table-cell table:style-name="ce8"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9</text:p>
          </table:table-cell>
          <table:table-cell table:number-columns-repeated="1018"/>
        </table:table-row>
        <table:table-row table:style-name="ro4">
          <table:table-cell table:style-name="ce6" office:value-type="string">
            <text:p>BR-37</text:p>
          </table:table-cell>
          <table:table-cell table:style-name="ce8"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8"/>
        </table:table-row>
        <table:table-row table:style-name="ro7">
          <table:table-cell table:style-name="ce6" office:value-type="string">
            <text:p>BR-38</text:p>
          </table:table-cell>
          <table:table-cell table:style-name="ce11" office:value-type="string">
            <text:p><text:span text:style-name="T3">Each document level charge shall have a Document level charge reason</text:span><text:span text:style-name="T4"> </text:span><text:span text:style-name="T5"><text:s/>or a Document level charge reason code.</text:span></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table:number-columns-repeated="1018"/>
        </table:table-row>
        <table:table-row table:style-name="ro7">
          <table:table-cell table:style-name="ce6" office:value-type="string">
            <text:p>BR-CO-22</text:p>
          </table:table-cell>
          <table:table-cell table:style-name="ce8" office:value-type="string">
            <text:p>Each Document level charge (BG-21) shall contain a Document level charge reason or a Document level charge reason code, or both.</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office:value-type="string">
            <text:p>Repetition BR-38</text:p>
          </table:table-cell>
          <table:table-cell table:number-columns-repeated="1017"/>
        </table:table-row>
        <table:table-row table:style-name="ro4">
          <table:table-cell table:style-name="ce6" office:value-type="string">
            <text:p>BR-12</text:p>
          </table:table-cell>
          <table:table-cell table:style-name="ce8"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13</text:p>
          </table:table-cell>
          <table:table-cell table:style-name="ce8"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8"/>
        </table:table-row>
        <table:table-row table:style-name="ro4">
          <table:table-cell table:style-name="ce6" office:value-type="string">
            <text:p>BR-14</text:p>
          </table:table-cell>
          <table:table-cell table:style-name="ce8"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4">
          <table:table-cell table:style-name="ce6" office:value-type="string">
            <text:p>BR-15</text:p>
          </table:table-cell>
          <table:table-cell table:style-name="ce8"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CO-10</text:p>
          </table:table-cell>
          <table:table-cell table:style-name="ce8"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CO-11</text:p>
          </table:table-cell>
          <table:table-cell table:style-name="ce11"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7</text:p>
          </table:table-cell>
          <table:table-cell table:number-columns-repeated="1018"/>
        </table:table-row>
        <table:table-row table:style-name="ro4">
          <table:table-cell table:style-name="ce6" office:value-type="string">
            <text:p>BR-CO-12</text:p>
          </table:table-cell>
          <table:table-cell table:style-name="ce11"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8"/>
        </table:table-row>
        <table:table-row table:style-name="ro7">
          <table:table-cell table:style-name="ce6" office:value-type="string">
            <text:p>BR-CO-13</text:p>
          </table:table-cell>
          <table:table-cell table:style-name="ce11"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text:p>
          </table:table-cell>
          <table:table-cell table:number-columns-repeated="1018"/>
        </table:table-row>
        <table:table-row table:style-name="ro7">
          <table:table-cell table:style-name="ce6" office:value-type="string">
            <text:p>BR-CO-15</text:p>
          </table:table-cell>
          <table:table-cell table:style-name="ce8" office:value-type="string">
            <text:p>Invoice total amount with VAT = Invoice total amount without VAT + Invoice total VA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7">
          <table:table-cell table:style-name="ce6" office:value-type="string">
            <text:p>BR-CO-16</text:p>
          </table:table-cell>
          <table:table-cell table:style-name="ce8" office:value-type="string">
            <text:p>Amount due for payment = Invoice total VAT amount-Paid amoun<text:span text:style-name="T3">t </text:span><text:span text:style-name="T6"><text:s/>+ Rounding amount (BT-114).</text:span></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01</text:p>
          </table:table-cell>
          <table:table-cell table:style-name="ce8"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8"/>
        </table:table-row>
        <table:table-row table:style-name="ro4">
          <table:table-cell table:style-name="ce6" office:value-type="string">
            <text:p>BR-02</text:p>
          </table:table-cell>
          <table:table-cell table:style-name="ce8"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8"/>
        </table:table-row>
        <table:table-row table:style-name="ro4">
          <table:table-cell table:style-name="ce6" office:value-type="string">
            <text:p>BR-03</text:p>
          </table:table-cell>
          <table:table-cell table:style-name="ce8"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8"/>
        </table:table-row>
        <table:table-row table:style-name="ro4">
          <table:table-cell table:style-name="ce6" office:value-type="string">
            <text:p>BR-04</text:p>
          </table:table-cell>
          <table:table-cell table:style-name="ce8"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8"/>
        </table:table-row>
        <table:table-row table:style-name="ro4">
          <table:table-cell table:style-name="ce6" office:value-type="string">
            <text:p>BR-05</text:p>
          </table:table-cell>
          <table:table-cell table:style-name="ce8"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5</text:p>
          </table:table-cell>
          <table:table-cell table:number-columns-repeated="1018"/>
        </table:table-row>
        <table:table-row table:style-name="ro4">
          <table:table-cell table:style-name="ce6" office:value-type="string">
            <text:p>BR-06</text:p>
          </table:table-cell>
          <table:table-cell table:style-name="ce8"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7</text:p>
          </table:table-cell>
          <table:table-cell table:number-columns-repeated="1018"/>
        </table:table-row>
        <table:table-row table:style-name="ro4">
          <table:table-cell table:style-name="ce6" office:value-type="string">
            <text:p>BR-07</text:p>
          </table:table-cell>
          <table:table-cell table:style-name="ce8"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4</text:p>
          </table:table-cell>
          <table:table-cell table:number-columns-repeated="1018"/>
        </table:table-row>
        <table:table-row table:style-name="ro4">
          <table:table-cell table:style-name="ce6" office:value-type="string">
            <text:p>BR-08</text:p>
          </table:table-cell>
          <table:table-cell table:style-name="ce8"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8"/>
        </table:table-row>
        <table:table-row table:style-name="ro4">
          <table:table-cell table:style-name="ce6" office:value-type="string">
            <text:p>BR-10</text:p>
          </table:table-cell>
          <table:table-cell table:style-name="ce8"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8"/>
        </table:table-row>
        <table:table-row table:style-name="ro4">
          <table:table-cell table:style-name="ce6" office:value-type="string">
            <text:p>BR-16</text:p>
          </table:table-cell>
          <table:table-cell table:style-name="ce8"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5</text:p>
          </table:table-cell>
          <table:table-cell table:number-columns-repeated="1018"/>
        </table:table-row>
        <table:table-row table:style-name="ro7">
          <table:table-cell table:style-name="ce6" office:value-type="string">
            <text:p>BR-53</text:p>
          </table:table-cell>
          <table:table-cell table:style-name="ce9" office:value-type="string">
            <text:p>If the VAT accounting currency code is present, then the Invoice total VAT amount in accounting currency shall be provided. </text:p>
          </table:table-cell>
          <table:table-cell table:style-name="ce17" office:value-type="string">
            <text:p>Invoice </text:p>
          </table:table-cell>
          <table:table-cell office:value-type="string">
            <text:p>fatal</text:p>
          </table:table-cell>
          <table:table-cell office:value-type="string">
            <text:p>model</text:p>
          </table:table-cell>
          <table:table-cell table:style-name="ce6" office:value-type="string">
            <text:p>BT-111</text:p>
          </table:table-cell>
          <table:table-cell table:number-columns-repeated="1018"/>
        </table:table-row>
        <table:table-row table:style-name="ro9">
          <table:table-cell table:style-name="ce6" office:value-type="string">
            <text:p>BR-AE-01</text:p>
          </table:table-cell>
          <table:table-cell table:style-name="ce8"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02</text:p>
          </table:table-cell>
          <table:table-cell table:style-name="ce8"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03</text:p>
          </table:table-cell>
          <table:table-cell table:style-name="ce8"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04</text:p>
          </table:table-cell>
          <table:table-cell table:style-name="ce8"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CO-03</text:p>
          </table:table-cell>
          <table:table-cell table:style-name="ce11" office:value-type="string">
            <text:p><text:span text:style-name="T7">Value added tax point date and Value added tax point date code are mutually exclusive.</text:span><text:span text:style-name="T3"> </text:span></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7, BT-8</text:p>
          </table:table-cell>
          <table:table-cell table:number-columns-repeated="1018"/>
        </table:table-row>
        <table:table-row table:style-name="ro4">
          <table:table-cell table:style-name="ce6" office:value-type="string">
            <text:p>BR-CO-18</text:p>
          </table:table-cell>
          <table:table-cell table:style-name="ce8" office:value-type="string">
            <text:p>An invoice shall at least have one VAT breakdown group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text:p>
          </table:table-cell>
          <table:table-cell table:number-columns-repeated="1018"/>
        </table:table-row>
        <table:table-row table:style-name="ro9">
          <table:table-cell table:style-name="ce6" office:value-type="string">
            <text:p>BR-E-01</text:p>
          </table:table-cell>
          <table:table-cell table:style-name="ce8"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E-02</text:p>
          </table:table-cell>
          <table:table-cell table:style-name="ce8"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3</text:p>
          </table:table-cell>
          <table:table-cell table:style-name="ce8"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4</text:p>
          </table:table-cell>
          <table:table-cell table:style-name="ce8"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1</text:p>
          </table:table-cell>
          <table:table-cell table:style-name="ce8"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G-02</text:p>
          </table:table-cell>
          <table:table-cell table:style-name="ce8"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G-03</text:p>
          </table:table-cell>
          <table:table-cell table:style-name="ce8"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G-04</text:p>
          </table:table-cell>
          <table:table-cell table:style-name="ce8"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1</text:p>
          </table:table-cell>
          <table:table-cell table:style-name="ce8"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IC-02</text:p>
          </table:table-cell>
          <table:table-cell table:style-name="ce8"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3</text:p>
          </table:table-cell>
          <table:table-cell table:style-name="ce8"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4</text:p>
          </table:table-cell>
          <table:table-cell table:style-name="ce8"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IC-11</text:p>
          </table:table-cell>
          <table:table-cell table:style-name="ce8" office:value-type="string">
            <text:p>In an Invoice with a VAT breakdown (BG-23) where the VAT category code (BT-118) is "Intra-community supply" the actual delivery date (BT-72) or the delivery period (BG-14)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12</text:p>
          </table:table-cell>
          <table:table-cell table:style-name="ce8" office:value-type="string">
            <text:p>In an Invoice with a VAT breakdown (BG-23) where the VAT category code (BT-118) is "Intra-community supply" the deliver to country code (BT-80)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G-01</text:p>
          </table:table-cell>
          <table:table-cell table:style-name="ce8"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G-02</text:p>
          </table:table-cell>
          <table:table-cell table:style-name="ce8"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G-03</text:p>
          </table:table-cell>
          <table:table-cell table:style-name="ce8"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G-04</text:p>
          </table:table-cell>
          <table:table-cell table:style-name="ce8"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1</text:p>
          </table:table-cell>
          <table:table-cell table:style-name="ce8"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P-02</text:p>
          </table:table-cell>
          <table:table-cell table:style-name="ce8"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P-03</text:p>
          </table:table-cell>
          <table:table-cell table:style-name="ce8"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P-04</text:p>
          </table:table-cell>
          <table:table-cell table:style-name="ce8"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01</text:p>
          </table:table-cell>
          <table:table-cell table:style-name="ce9"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O-02</text:p>
          </table:table-cell>
          <table:table-cell table:style-name="ce9"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3</text:p>
          </table:table-cell>
          <table:table-cell table:style-name="ce9"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O-04</text:p>
          </table:table-cell>
          <table:table-cell table:style-name="ce9"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11</text:p>
          </table:table-cell>
          <table:table-cell table:style-name="ce9" office:value-type="string">
            <text:p>An Invoice that contains a VAT breakdown group (BG-23) with a VAT category code (BT-118) as "Not subject to VAT" shall not contain other VAT breakdown groups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O-12</text:p>
          </table:table-cell>
          <table:table-cell table:style-name="ce9"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O-13</text:p>
          </table:table-cell>
          <table:table-cell table:style-name="ce9"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O-14</text:p>
          </table:table-cell>
          <table:table-cell table:style-name="ce9"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S-01</text:p>
          </table:table-cell>
          <table:table-cell table:style-name="ce8"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S-02</text:p>
          </table:table-cell>
          <table:table-cell table:style-name="ce8"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3</text:p>
          </table:table-cell>
          <table:table-cell table:style-name="ce8"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4</text:p>
          </table:table-cell>
          <table:table-cell table:style-name="ce8"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1</text:p>
          </table:table-cell>
          <table:table-cell table:style-name="ce8"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Z-02</text:p>
          </table:table-cell>
          <table:table-cell table:style-name="ce8"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3</text:p>
          </table:table-cell>
          <table:table-cell table:style-name="ce8"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Z-04</text:p>
          </table:table-cell>
          <table:table-cell table:style-name="ce8"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21</text:p>
          </table:table-cell>
          <table:table-cell table:style-name="ce8"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8"/>
        </table:table-row>
        <table:table-row table:style-name="ro4">
          <table:table-cell table:style-name="ce6" office:value-type="string">
            <text:p>BR-22</text:p>
          </table:table-cell>
          <table:table-cell table:style-name="ce8"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9</text:p>
          </table:table-cell>
          <table:table-cell table:number-columns-repeated="1018"/>
        </table:table-row>
        <table:table-row table:style-name="ro4">
          <table:table-cell table:style-name="ce6" office:value-type="string">
            <text:p>BR-23</text:p>
          </table:table-cell>
          <table:table-cell table:style-name="ce8"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0</text:p>
          </table:table-cell>
          <table:table-cell table:number-columns-repeated="1018"/>
        </table:table-row>
        <table:table-row table:style-name="ro4">
          <table:table-cell table:style-name="ce6" office:value-type="string">
            <text:p>BR-24</text:p>
          </table:table-cell>
          <table:table-cell table:style-name="ce8"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8"/>
        </table:table-row>
        <table:table-row table:style-name="ro4">
          <table:table-cell table:style-name="ce6" office:value-type="string">
            <text:p>BR-25</text:p>
          </table:table-cell>
          <table:table-cell table:style-name="ce8"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3</text:p>
          </table:table-cell>
          <table:table-cell table:number-columns-repeated="1018"/>
        </table:table-row>
        <table:table-row table:style-name="ro4">
          <table:table-cell table:style-name="ce6" office:value-type="string">
            <text:p>BR-26</text:p>
          </table:table-cell>
          <table:table-cell table:style-name="ce8"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7</text:p>
          </table:table-cell>
          <table:table-cell table:style-name="ce9" office:value-type="string">
            <text:p>Th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8</text:p>
          </table:table-cell>
          <table:table-cell table:style-name="ce8"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8</text:p>
          </table:table-cell>
          <table:table-cell table:number-columns-repeated="1018"/>
        </table:table-row>
        <table:table-row table:style-name="ro4">
          <table:table-cell table:style-name="ce6" office:value-type="string">
            <text:p>BR-CO-04</text:p>
          </table:table-cell>
          <table:table-cell table:style-name="ce8"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1</text:p>
          </table:table-cell>
          <table:table-cell table:number-columns-repeated="1018"/>
        </table:table-row>
        <table:table-row table:style-name="ro4">
          <table:table-cell table:style-name="ce6" office:value-type="string">
            <text:p>BR-41</text:p>
          </table:table-cell>
          <table:table-cell table:style-name="ce8"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8"/>
        </table:table-row>
        <table:table-row table:style-name="ro7">
          <table:table-cell table:style-name="ce6" office:value-type="string">
            <text:p>BR-42</text:p>
          </table:table-cell>
          <table:table-cell table:style-name="ce11" office:value-type="string">
            <text:p><text:span text:style-name="T3">Each Invoice line allowance shall have an Invoice line allowance reason </text:span><text:span text:style-name="T5">or an Invoice line allowance reason code.</text:span></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44, BT-145</text:p>
          </table:table-cell>
          <table:table-cell table:number-columns-repeated="1018"/>
        </table:table-row>
        <table:table-row table:style-name="ro7">
          <table:table-cell table:style-name="ce6" office:value-type="string">
            <text:p>BR-CO-23</text:p>
          </table:table-cell>
          <table:table-cell table:style-name="ce8" office:value-type="string">
            <text:p>Each Invoice line allowance (BG-27) shall contain an Invoice line allowance reason or an Invoice line allowance reason code, or both.</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Repetition BR-42</text:p>
          </table:table-cell>
          <table:table-cell table:number-columns-repeated="1017"/>
        </table:table-row>
        <table:table-row table:style-name="ro4">
          <table:table-cell table:style-name="ce6" office:value-type="string">
            <text:p>BR-43</text:p>
          </table:table-cell>
          <table:table-cell table:style-name="ce8"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1</text:p>
          </table:table-cell>
          <table:table-cell table:number-columns-repeated="1018"/>
        </table:table-row>
        <table:table-row table:style-name="ro7">
          <table:table-cell table:style-name="ce6" office:value-type="string">
            <text:p>BR-44</text:p>
          </table:table-cell>
          <table:table-cell table:style-name="ce8" office:value-type="string">
            <text:p>Each Invoice line charge shall have an Invoice line charge reason <text:span text:style-name="T2">or an invoice line allowance reason code. </text:span></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9, BT-140</text:p>
          </table:table-cell>
          <table:table-cell table:number-columns-repeated="1018"/>
        </table:table-row>
        <table:table-row table:style-name="ro7">
          <table:table-cell table:style-name="ce6" office:value-type="string">
            <text:p>BR-CO-24</text:p>
          </table:table-cell>
          <table:table-cell table:style-name="ce8" office:value-type="string">
            <text:p>Each Invoice line charge (BG-28) shall contain an Invoice line charge reason or an Invoice line charge reason code, or both.</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4, BT-145</text:p>
          </table:table-cell>
          <table:table-cell office:value-type="string">
            <text:p>Repetition BR-44</text:p>
          </table:table-cell>
          <table:table-cell table:number-columns-repeated="1017"/>
        </table:table-row>
        <table:table-row table:style-name="ro7">
          <table:table-cell table:style-name="ce6" office:value-type="string">
            <text:p>BR-30</text:p>
          </table:table-cell>
          <table:table-cell table:style-name="ce12" office:value-type="string">
            <text:p>If both Invoice line period start date and Invoice line period end date are given then the Invoice line period end date shall be later or equal to the Invoice line period start date.</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5</text:p>
          </table:table-cell>
          <table:table-cell table:number-columns-repeated="1018"/>
        </table:table-row>
        <table:table-row table:style-name="ro7">
          <table:table-cell table:style-name="ce6" office:value-type="string">
            <text:p>BR-CO-20</text:p>
          </table:table-cell>
          <table:table-cell table:style-name="ce8" office:value-type="string">
            <text:p>If Invoice line period (BG-26) is used, the Invoice line period start date or the Invoice line period end date shall be filled, or both.</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4, BT-135</text:p>
          </table:table-cell>
          <table:table-cell table:number-columns-repeated="1018"/>
        </table:table-row>
        <table:table-row table:style-name="ro7">
          <table:table-cell table:style-name="ce6" office:value-type="string">
            <text:p>BR-29</text:p>
          </table:table-cell>
          <table:table-cell table:style-name="ce13" office:value-type="string">
            <text:p>If both invoicing period start date and invoicing period end date are given then the invoicing period end date shall be later or equal to the invoicing period start date.</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4</text:p>
          </table:table-cell>
          <table:table-cell table:number-columns-repeated="1018"/>
        </table:table-row>
        <table:table-row table:style-name="ro7">
          <table:table-cell table:style-name="ce6" office:value-type="string">
            <text:p>BR-CO-19</text:p>
          </table:table-cell>
          <table:table-cell table:style-name="ce8" office:value-type="string">
            <text:p>If Delivery or invoice period (BG-14) is used, the Delivery period start date or the Delivery period end date shall be filled, or both.</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3, BT-74</text:p>
          </table:table-cell>
          <table:table-cell table:number-columns-repeated="1018"/>
        </table:table-row>
        <table:table-row table:style-name="ro4">
          <table:table-cell table:style-name="ce6" office:value-type="string">
            <text:p>BR-54</text:p>
          </table:table-cell>
          <table:table-cell table:style-name="ce8"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60,BT-161 </text:p>
          </table:table-cell>
          <table:table-cell table:number-columns-repeated="1018"/>
        </table:table-row>
        <table:table-row table:style-name="ro4">
          <table:table-cell table:style-name="ce6" office:value-type="string">
            <text:p>BR-65</text:p>
          </table:table-cell>
          <table:table-cell table:style-name="ce9" office:value-type="string">
            <text:p>The Item classification identifier shall have a Scheme identifier</text:p>
          </table:table-cell>
          <table:table-cell table:style-name="ce16"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4">
          <table:table-cell table:style-name="ce6" office:value-type="string">
            <text:p>BR-64</text:p>
          </table:table-cell>
          <table:table-cell table:style-name="ce9" office:value-type="string">
            <text:p>The Item standard identifier shall have a Scheme identifier</text:p>
          </table:table-cell>
          <table:table-cell table:style-name="ce16"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4">
          <table:table-cell table:style-name="ce6" office:value-type="string">
            <text:p>BR-17</text:p>
          </table:table-cell>
          <table:table-cell table:style-name="ce8"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8"/>
        </table:table-row>
        <table:table-row table:style-name="ro7">
          <table:table-cell table:style-name="ce6" office:value-type="string">
            <text:p>BR-50</text:p>
          </table:table-cell>
          <table:table-cell table:style-name="ce8" office:value-type="string">
            <text:p>A <text:span text:style-name="T1">payment account identifier shall be present if Credit Transfer identification</text:span><text:span text:style-name="T8"> </text:span>information is provided in the Invoice. </text:p>
          </table:table-cell>
          <table:table-cell table:style-name="ce18" office:value-type="string">
            <text:p>Payee Financial Account</text:p>
          </table:table-cell>
          <table:table-cell office:value-type="string">
            <text:p>fatal</text:p>
          </table:table-cell>
          <table:table-cell office:value-type="string">
            <text:p>model</text:p>
          </table:table-cell>
          <table:table-cell table:style-name="ce6" office:value-type="string">
            <text:p>BT-84</text:p>
          </table:table-cell>
          <table:table-cell table:number-columns-repeated="1018"/>
        </table:table-row>
        <table:table-row table:style-name="ro4">
          <table:table-cell table:style-name="ce6" office:value-type="string">
            <text:p>BR-49</text:p>
          </table:table-cell>
          <table:table-cell table:style-name="ce8" office:value-type="string">
            <text:p>A payment instruction shall specify the Payment means type code. </text:p>
          </table:table-cell>
          <table:table-cell table:style-name="ce19"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8"/>
        </table:table-row>
        <table:table-row table:style-name="ro7">
          <table:table-cell table:style-name="ce6" office:value-type="string">
            <text:p>BR-61</text:p>
          </table:table-cell>
          <table:table-cell table:style-name="ce9" office:value-type="string">
            <text:p>If the Payment means type is SEPA credit transfer, Local credit transfer or Non-SEPA international credit transfer, the Payment account identifier shall be present.</text:p>
          </table:table-cell>
          <table:table-cell table:style-name="ce19"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4">
          <table:table-cell office:value-type="string">
            <text:p>BR-55</text:p>
          </table:table-cell>
          <table:table-cell table:style-name="ce14"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10">
          <table:table-cell table:style-name="ce6" office:value-type="string">
            <text:p>BR-CO-26</text:p>
          </table:table-cell>
          <table:table-cell table:style-name="ce8" office:value-type="string">
            <text:p>In order for the Buyer to automatically identify a supplier, either the Seller identifier (BT-29), the Seller legal registration identifier (BT-30) or the Seller VAT identifier (BT-31) shall be present.</text:p>
          </table:table-cell>
          <table:table-cell table:style-name="ce6" office:value-type="string">
            <text:p>Seller</text:p>
          </table:table-cell>
          <table:table-cell office:value-type="string">
            <text:p>fatal</text:p>
          </table:table-cell>
          <table:table-cell office:value-type="string">
            <text:p>model</text:p>
          </table:table-cell>
          <table:table-cell table:style-name="ce6" office:value-type="string">
            <text:p>BT-29, BT-30, BT-31</text:p>
          </table:table-cell>
          <table:table-cell table:number-columns-repeated="1018"/>
        </table:table-row>
        <table:table-row table:style-name="ro4">
          <table:table-cell table:style-name="ce6" office:value-type="string">
            <text:p>BR-62</text:p>
          </table:table-cell>
          <table:table-cell table:style-name="ce9" office:value-type="string">
            <text:p>The Seller electronic address shall have a Scheme identifier</text:p>
          </table:table-cell>
          <table:table-cell table:style-name="ce16"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6">
          <table:table-cell table:style-name="ce6" office:value-type="string">
            <text:p>BR-09</text:p>
          </table:table-cell>
          <table:table-cell table:style-name="ce10" office:value-type="string">
            <text:p>A Seller postal address shall contain a Seller country code</text:p>
          </table:table-cell>
          <table:table-cell table:style-name="ce6" office:value-type="string">
            <text:p>Seller postal address</text:p>
          </table:table-cell>
          <table:table-cell office:value-type="string">
            <text:p>fatal</text:p>
          </table:table-cell>
          <table:table-cell office:value-type="string">
            <text:p>model</text:p>
          </table:table-cell>
          <table:table-cell table:style-name="ce6" office:value-type="string">
            <text:p>BT-40</text:p>
          </table:table-cell>
          <table:table-cell table:number-columns-repeated="1018"/>
        </table:table-row>
        <table:table-row table:style-name="ro7">
          <table:table-cell table:style-name="ce6" office:value-type="string">
            <text:p>BR-18</text:p>
          </table:table-cell>
          <table:table-cell table:style-name="ce8"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62</text:p>
          </table:table-cell>
          <table:table-cell table:number-columns-repeated="1018"/>
        </table:table-row>
        <table:table-row table:style-name="ro7">
          <table:table-cell table:style-name="ce6" office:value-type="string">
            <text:p>BR-19</text:p>
          </table:table-cell>
          <table:table-cell table:style-name="ce8"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text:p>
          </table:table-cell>
          <table:table-cell table:number-columns-repeated="1018"/>
        </table:table-row>
        <table:table-row table:style-name="ro4">
          <table:table-cell table:style-name="ce6" office:value-type="string">
            <text:p>BR-56</text:p>
          </table:table-cell>
          <table:table-cell table:style-name="ce9" office:value-type="string">
            <text:p>Each Seller tax representative shall have a Seller tax representative VAT identifier</text:p>
          </table:table-cell>
          <table:table-cell table:style-name="ce6"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7">
          <table:table-cell table:style-name="ce6" office:value-type="string">
            <text:p>BR-20</text:p>
          </table:table-cell>
          <table:table-cell table:style-name="ce12" office:value-type="string">
            <text:p>The Seller tax representative postal address shall contain a Tax representative country code, if the Seller has a tax representative party.</text:p>
          </table:table-cell>
          <table:table-cell table:style-name="ce6" office:value-type="string">
            <text:p>Tax Representative postal address</text:p>
          </table:table-cell>
          <table:table-cell office:value-type="string">
            <text:p>fatal</text:p>
          </table:table-cell>
          <table:table-cell office:value-type="string">
            <text:p>model</text:p>
          </table:table-cell>
          <table:table-cell table:style-name="ce6" office:value-type="string">
            <text:p>BT-69</text:p>
          </table:table-cell>
          <table:table-cell table:number-columns-repeated="1018"/>
        </table:table-row>
        <table:table-row table:style-name="ro4">
          <table:table-cell table:style-name="ce6" office:value-type="string">
            <text:p>BR-CO-14</text:p>
          </table:table-cell>
          <table:table-cell table:style-name="ce8"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10</text:p>
          </table:table-cell>
          <table:table-cell table:number-columns-repeated="1018"/>
        </table:table-row>
        <table:table-row table:style-name="ro4">
          <table:table-cell table:style-name="ce6" office:value-type="string">
            <text:p>BR-45</text:p>
          </table:table-cell>
          <table:table-cell table:style-name="ce8"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6</text:p>
          </table:table-cell>
          <table:table-cell table:number-columns-repeated="1018"/>
        </table:table-row>
        <table:table-row table:style-name="ro4">
          <table:table-cell table:style-name="ce6" office:value-type="string">
            <text:p>BR-46</text:p>
          </table:table-cell>
          <table:table-cell table:style-name="ce8"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4">
          <table:table-cell table:style-name="ce6" office:value-type="string">
            <text:p>BR-47</text:p>
          </table:table-cell>
          <table:table-cell table:style-name="ce8"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8</text:p>
          </table:table-cell>
          <table:table-cell table:number-columns-repeated="1018"/>
        </table:table-row>
        <table:table-row table:style-name="ro7">
          <table:table-cell table:style-name="ce6" office:value-type="string">
            <text:p>BR-48</text:p>
          </table:table-cell>
          <table:table-cell table:style-name="ce9" office:value-type="string">
            <text:p>Each VAT breakdown shall have a VAT category rate, except if the Invoice is not subject to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9</text:p>
          </table:table-cell>
          <table:table-cell/>
          <table:table-cell office:value-type="string">
            <text:p>How to check whether the invoice is outside of VAT</text:p>
          </table:table-cell>
          <table:table-cell table:number-columns-repeated="1016"/>
        </table:table-row>
        <table:table-row table:style-name="ro7">
          <table:table-cell table:style-name="ce6" office:value-type="string">
            <text:p>BR-CO-17</text:p>
          </table:table-cell>
          <table:table-cell table:style-name="ce9" office:value-type="string">
            <text:p>VAT category tax amount = VAT category taxable amount x (VAT category rate / 100), rounded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10">
          <table:table-cell table:style-name="ce6" office:value-type="string">
            <text:p>BR-CO-09</text:p>
          </table:table-cell>
          <table:table-cell table:style-name="ce8" office:value-type="string">
            <text:p>The Seller VAT identifier, Seller tax representative VAT identifier, Buyer VAT identifier shall have a prefix in accordance with ISO code ISO 3166-1 alpha-2 by which the<text:span text:style-name="T1"> country of</text:span>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1, BT-48, BT-66 </text:p>
          </table:table-cell>
          <table:table-cell table:number-columns-repeated="1018"/>
        </table:table-row>
        <table:table-row table:style-name="ro11">
          <table:table-cell table:style-name="ce6" office:value-type="string">
            <text:p>BR-AE-08</text:p>
          </table:table-cell>
          <table:table-cell table:style-name="ce8"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9</text:p>
          </table:table-cell>
          <table:table-cell table:style-name="ce8" office:value-type="string">
            <text:p>The VAT category tax amount (BT-117) in a VAT breakdown (BG-23) where the VAT category code (BT-118) is “Reverse charge” shall be 0 (zero).</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10</text:p>
          </table:table-cell>
          <table:table-cell table:style-name="ce8"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6</text:p>
          </table:table-cell>
          <table:table-cell table:style-name="ce8" office:value-type="string">
            <text:p>In a document level allowance where the Invoice item VAT category code (BT-95) is "Reverse charge" the Invoiced item VAT rate (BT-96) shall be 0 (zero).</text:p>
          </table:table-cell>
          <table:table-cell table:style-name="ce6" office:value-type="string">
            <text:p>VATA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7</text:p>
          </table:table-cell>
          <table:table-cell table:style-name="ce8" office:value-type="string">
            <text:p>In a document level charge <text:s/>where the Invoice item VAT category code (BT-102) is "Reverse charge" the Invoiced item VAT rate (BT-103) shall be 0 (zero).</text:p>
          </table:table-cell>
          <table:table-cell table:style-name="ce6" office:value-type="string">
            <text:p>VATA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5</text:p>
          </table:table-cell>
          <table:table-cell table:style-name="ce8" office:value-type="string">
            <text:p>In an Invoice line where the Invoice item VAT category code (BT-151) is "Reverse charge" the Invoiced item VAT rate (BT-152) shall be 0 (zero).</text:p>
          </table:table-cell>
          <table:table-cell table:style-name="ce6" office:value-type="string">
            <text:p>VATA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E-08</text:p>
          </table:table-cell>
          <table:table-cell table:style-name="ce8"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9</text:p>
          </table:table-cell>
          <table:table-cell table:style-name="ce8" office:value-type="string">
            <text:p>The VAT category tax amount (BT-117) In a VAT breakdown (BG-23) where the VAT category code (BT-118) equals "Exempt from VAT" shall equal 0 (zero).</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6</text:p>
          </table:table-cell>
          <table:table-cell table:style-name="ce8" office:value-type="string">
            <text:p>In a document level allowance where the Invoice item VAT category code (BT-95) is "Exempt from VAT", the Invoiced item VAT rate (BT-96) shall be 0 (zero).</text:p>
          </table:table-cell>
          <table:table-cell table:style-name="ce6" office:value-type="string">
            <text:p>VAT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7</text:p>
          </table:table-cell>
          <table:table-cell table:style-name="ce8" office:value-type="string">
            <text:p>In a document level charge <text:s/>where the Invoice item VAT category code (BT-102) is "Exempt from VAT", the Invoiced item VAT rate (BT-103) shall be 0 (zero).</text:p>
          </table:table-cell>
          <table:table-cell table:style-name="ce6" office:value-type="string">
            <text:p>VAT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5</text:p>
          </table:table-cell>
          <table:table-cell table:style-name="ce8" office:value-type="string">
            <text:p>In an Invoice line where the Invoice item VAT category code (BT-151) is "Exempt from VAT", the Invoiced item VAT rate (BT-152) shall be 0 (zero).</text:p>
          </table:table-cell>
          <table:table-cell table:style-name="ce6" office:value-type="string">
            <text:p>VAT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8</text:p>
          </table:table-cell>
          <table:table-cell table:style-name="ce8"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office:value-type="string">
            <text:p>Repetition</text:p>
          </table:table-cell>
          <table:table-cell table:number-columns-repeated="1017"/>
        </table:table-row>
        <table:table-row table:style-name="ro7">
          <table:table-cell table:style-name="ce6" office:value-type="string">
            <text:p>BR-G-09</text:p>
          </table:table-cell>
          <table:table-cell table:style-name="ce8" office:value-type="string">
            <text:p>The VAT category tax amount (BT-117) in a VAT breakdown (BG-23) where the VAT category code (BT-118) is “Export outside the EU” shall be 0 (zero).</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10</text:p>
          </table:table-cell>
          <table:table-cell table:style-name="ce8"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06</text:p>
          </table:table-cell>
          <table:table-cell table:style-name="ce8" office:value-type="string">
            <text:p>In a document level allowance where the Invoice item VAT category code (BT-95) is "Export outside the EU" the Invoiced item VAT rate (BT-96) shall be 0 (zero).</text:p>
          </table:table-cell>
          <table:table-cell table:style-name="ce6" office:value-type="string">
            <text:p>VATG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07</text:p>
          </table:table-cell>
          <table:table-cell table:style-name="ce8" office:value-type="string">
            <text:p>In a document level charge <text:s/>where the Invoice item VAT category code (BT-102) is "Export outside the EU" the Invoiced item VAT rate (BT-103) shall be 0 (zero).</text:p>
          </table:table-cell>
          <table:table-cell table:style-name="ce6" office:value-type="string">
            <text:p>VATG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05</text:p>
          </table:table-cell>
          <table:table-cell table:style-name="ce8" office:value-type="string">
            <text:p>In an Invoice line where the Invoice item VAT category code (BT-151) is "Export outside the EU" the Invoiced item VAT rate (BT-152) shall be 0 (zero).</text:p>
          </table:table-cell>
          <table:table-cell table:style-name="ce6" office:value-type="string">
            <text:p>VATG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IC-08</text:p>
          </table:table-cell>
          <table:table-cell table:style-name="ce8"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9</text:p>
          </table:table-cell>
          <table:table-cell table:style-name="ce8" office:value-type="string">
            <text:p>The VAT category tax amount (BT-117) in a VAT breakdown (BG-23) where the VAT category code (BT-118) is “Intra-community supply” shall be 0 (zero).</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10</text:p>
          </table:table-cell>
          <table:table-cell table:style-name="ce8"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6</text:p>
          </table:table-cell>
          <table:table-cell table:style-name="ce8" office:value-type="string">
            <text:p>In a document level allowance where the Invoice item VAT category code (BT-95) is "Intra-community supply" the invoiced item VAT rate (BT-96) shall be 0 (zero).</text:p>
          </table:table-cell>
          <table:table-cell table:style-name="ce6" office:value-type="string">
            <text:p>VATIC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7</text:p>
          </table:table-cell>
          <table:table-cell table:style-name="ce8" office:value-type="string">
            <text:p>In a document level charge <text:s/>where the Invoice item VAT category code (BT-102) is "Intra-community supply" the invoiced item VAT rate (BT-103) shall be 0 (zero).</text:p>
          </table:table-cell>
          <table:table-cell table:style-name="ce6" office:value-type="string">
            <text:p>VATIC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5</text:p>
          </table:table-cell>
          <table:table-cell table:style-name="ce8" office:value-type="string">
            <text:p>In an Invoice line where the Invoice item VAT category code (BT-151) is "Intra-community supply" the invoiced item VAT rate (BT-152) shall be 0 (zero).</text:p>
          </table:table-cell>
          <table:table-cell table:style-name="ce6" office:value-type="string">
            <text:p>VATIC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2">
          <table:table-cell table:style-name="ce6" office:value-type="string">
            <text:p>BR-IG-08</text:p>
          </table:table-cell>
          <table:table-cell table:style-name="ce8"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G-09</text:p>
          </table:table-cell>
          <table:table-cell table:style-name="ce8"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G-10</text:p>
          </table:table-cell>
          <table:table-cell table:style-name="ce8"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G-06</text:p>
          </table:table-cell>
          <table:table-cell table:style-name="ce8"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G-07</text:p>
          </table:table-cell>
          <table:table-cell table:style-name="ce8"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G-05</text:p>
          </table:table-cell>
          <table:table-cell table:style-name="ce8"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12">
          <table:table-cell table:style-name="ce6" office:value-type="string">
            <text:p>BR-IP-08</text:p>
          </table:table-cell>
          <table:table-cell table:style-name="ce8"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P-09</text:p>
          </table:table-cell>
          <table:table-cell table:style-name="ce8"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10</text:p>
          </table:table-cell>
          <table:table-cell table:style-name="ce8"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6</text:p>
          </table:table-cell>
          <table:table-cell table:style-name="ce8"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7</text:p>
          </table:table-cell>
          <table:table-cell table:style-name="ce8"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5</text:p>
          </table:table-cell>
          <table:table-cell table:style-name="ce8"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O-08</text:p>
          </table:table-cell>
          <table:table-cell table:style-name="ce9"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9</text:p>
          </table:table-cell>
          <table:table-cell table:style-name="ce9" office:value-type="string">
            <text:p>The VAT category tax amount (BT-117) in a VAT breakdown (BG-23) where the VAT category code (BT-118) is “Not subject to VAT” shall be 0 (zero).</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10</text:p>
          </table:table-cell>
          <table:table-cell table:style-name="ce9"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6</text:p>
          </table:table-cell>
          <table:table-cell table:style-name="ce9" office:value-type="string">
            <text:p>A document level <text:s/>allowance <text:s/>where VAT category code (BT-95) is "Not subject to VAT" shall not contain an invoiced item VAT rate (BT-96).</text:p>
          </table:table-cell>
          <table:table-cell table:style-name="ce6" office:value-type="string">
            <text:p>VATO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7</text:p>
          </table:table-cell>
          <table:table-cell table:style-name="ce9" office:value-type="string">
            <text:p>A document level <text:s/>charge <text:s/>where VAT category code (BT-102) is "Not subject to VAT" shall not contain an invoiced item VAT rate (BT-103).</text:p>
          </table:table-cell>
          <table:table-cell table:style-name="ce6" office:value-type="string">
            <text:p>VATO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5</text:p>
          </table:table-cell>
          <table:table-cell table:style-name="ce9" office:value-type="string">
            <text:p>An Invoice line where VAT category code (BT-151) is "Not subject to VAT" shall not contain an invoiced item VAT rate (BT-152).</text:p>
          </table:table-cell>
          <table:table-cell table:style-name="ce6" office:value-type="string">
            <text:p>VATO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2">
          <table:table-cell table:style-name="ce6" office:value-type="string">
            <text:p>BR-S-08</text:p>
          </table:table-cell>
          <table:table-cell table:style-name="ce8"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S-09</text:p>
          </table:table-cell>
          <table:table-cell table:style-name="ce8"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10</text:p>
          </table:table-cell>
          <table:table-cell table:style-name="ce8"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6</text:p>
          </table:table-cell>
          <table:table-cell table:style-name="ce8"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7</text:p>
          </table:table-cell>
          <table:table-cell table:style-name="ce8"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5</text:p>
          </table:table-cell>
          <table:table-cell table:style-name="ce8"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Z-08</text:p>
          </table:table-cell>
          <table:table-cell table:style-name="ce8"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9</text:p>
          </table:table-cell>
          <table:table-cell table:style-name="ce8"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10</text:p>
          </table:table-cell>
          <table:table-cell table:style-name="ce8"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6</text:p>
          </table:table-cell>
          <table:table-cell table:style-name="ce8"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7</text:p>
          </table:table-cell>
          <table:table-cell table:style-name="ce8"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5</text:p>
          </table:table-cell>
          <table:table-cell table:style-name="ce8"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17" table:number-rows-repeated="1048401">
          <table:table-cell table:number-columns-repeated="1024"/>
        </table:table-row>
        <table:table-row table:style-name="ro17">
          <table:table-cell table:number-columns-repeated="1024"/>
        </table:table-row>
      </table:table>
      <table:table table:name="UBL" table:style-name="ta3" table:print="false">
        <office:forms form:automatic-focus="false" form:apply-design-mode="false"/>
        <table:table-column table:style-name="co9" table:default-cell-style-name="ce17"/>
        <table:table-column table:style-name="co10" table:default-cell-style-name="ce17"/>
        <table:table-column table:style-name="co11" table:default-cell-style-name="ce50"/>
        <table:table-column table:style-name="co12" table:default-cell-style-name="ce17"/>
        <table:table-column table:style-name="co13" table:default-cell-style-name="ce17"/>
        <table:table-column table:style-name="co16" table:default-cell-style-name="ce17"/>
        <table:table-column table:style-name="co17" table:default-cell-style-name="ce17"/>
        <table:table-column table:style-name="co18" table:default-cell-style-name="ce17"/>
        <table:table-column table:style-name="co7" table:number-columns-repeated="1016" table:default-cell-style-name="ce17"/>
        <table:table-row table:style-name="ro13">
          <table:table-cell table:style-name="ce21" office:value-type="string">
            <text:p>Source</text:p>
          </table:table-cell>
          <table:table-cell table:style-name="ce21" office:value-type="string">
            <text:p>Rule ID</text:p>
          </table:table-cell>
          <table:table-cell table:style-name="ce23" office:value-type="string">
            <text:p>Predicate</text:p>
          </table:table-cell>
          <table:table-cell table:style-name="ce58" office:value-type="string">
            <text:p>Prerequisite</text:p>
          </table:table-cell>
          <table:table-cell/>
          <table:table-cell table:style-name="ce59" table:number-columns-repeated="252"/>
          <table:table-cell table:number-columns-repeated="767"/>
        </table:table-row>
        <table:table-row table:style-name="ro6">
          <table:table-cell office:value-type="string">
            <text:p>model</text:p>
          </table:table-cell>
          <table:table-cell table:style-name="ce19" office:value-type="string">
            <text:p>BR-01</text:p>
          </table:table-cell>
          <table:table-cell table:style-name="ce23" office:value-type="string">
            <text:p>exists(cbc:CustomizationID)</text:p>
          </table:table-cell>
          <table:table-cell table:number-columns-repeated="1021"/>
        </table:table-row>
        <table:table-row table:style-name="ro6">
          <table:table-cell office:value-type="string">
            <text:p>model</text:p>
          </table:table-cell>
          <table:table-cell table:style-name="ce19" office:value-type="string">
            <text:p>BR-02</text:p>
          </table:table-cell>
          <table:table-cell table:style-name="ce23" office:value-type="string">
            <text:p>exists(cbc:ID)</text:p>
          </table:table-cell>
          <table:table-cell table:number-columns-repeated="1021"/>
        </table:table-row>
        <table:table-row table:style-name="ro6">
          <table:table-cell office:value-type="string">
            <text:p>model</text:p>
          </table:table-cell>
          <table:table-cell table:style-name="ce19" office:value-type="string">
            <text:p>BR-03</text:p>
          </table:table-cell>
          <table:table-cell table:style-name="ce23" office:value-type="string">
            <text:p>exists(cbc:IssueDate)</text:p>
          </table:table-cell>
          <table:table-cell table:number-columns-repeated="1021"/>
        </table:table-row>
        <table:table-row table:style-name="ro6">
          <table:table-cell office:value-type="string">
            <text:p>model</text:p>
          </table:table-cell>
          <table:table-cell table:style-name="ce19" office:value-type="string">
            <text:p>BR-04</text:p>
          </table:table-cell>
          <table:table-cell table:style-name="ce23" office:value-type="string">
            <text:p>exists(cbc:InvoiceTypeCode)</text:p>
          </table:table-cell>
          <table:table-cell table:number-columns-repeated="1021"/>
        </table:table-row>
        <table:table-row table:style-name="ro6">
          <table:table-cell office:value-type="string">
            <text:p>model</text:p>
          </table:table-cell>
          <table:table-cell table:style-name="ce19" office:value-type="string">
            <text:p>BR-05</text:p>
          </table:table-cell>
          <table:table-cell table:style-name="ce23" office:value-type="string">
            <text:p>exists(cbc:DocumentCurrencyCode)</text:p>
          </table:table-cell>
          <table:table-cell table:number-columns-repeated="1021"/>
        </table:table-row>
        <table:table-row table:style-name="ro4">
          <table:table-cell office:value-type="string">
            <text:p>model</text:p>
          </table:table-cell>
          <table:table-cell table:style-name="ce19" office:value-type="string">
            <text:p>BR-06</text:p>
          </table:table-cell>
          <table:table-cell table:style-name="ce24" office:value-type="string">
            <text:p><text:span text:style-name="T3">exists(</text:span><text:span text:style-name="T9">cac:AccountingSupplierParty/cac:Party/cac:PartyLegalEntity/cbc:RegistrationName)</text:span></text:p>
          </table:table-cell>
          <table:table-cell table:number-columns-repeated="1021"/>
        </table:table-row>
        <table:table-row table:style-name="ro4">
          <table:table-cell office:value-type="string">
            <text:p>model</text:p>
          </table:table-cell>
          <table:table-cell table:style-name="ce19" office:value-type="string">
            <text:p>BR-07</text:p>
          </table:table-cell>
          <table:table-cell table:style-name="ce24" office:value-type="string">
            <text:p><text:span text:style-name="T10">exists(</text:span><text:span text:style-name="T11">cac:AccountingCustomerParty/cac:Party/cac:PartyLegalEntity/cbc:RegistrationName)</text:span></text:p>
          </table:table-cell>
          <table:table-cell table:number-columns-repeated="1021"/>
        </table:table-row>
        <table:table-row table:style-name="ro6">
          <table:table-cell office:value-type="string">
            <text:p>model</text:p>
          </table:table-cell>
          <table:table-cell table:style-name="ce19" office:value-type="string">
            <text:p>BR-08</text:p>
          </table:table-cell>
          <table:table-cell table:style-name="ce29" office:value-type="string">
            <text:p>exists(cac:AccountingSupplierParty/cac:Party/cac:PostalAddress)</text:p>
          </table:table-cell>
          <table:table-cell table:number-columns-repeated="1021"/>
        </table:table-row>
        <table:table-row table:style-name="ro6">
          <table:table-cell office:value-type="string">
            <text:p>model</text:p>
          </table:table-cell>
          <table:table-cell table:style-name="ce19" office:value-type="string">
            <text:p>BR-09</text:p>
          </table:table-cell>
          <table:table-cell table:style-name="ce29" office:value-type="string">
            <text:p>exists(cac:Country/cbc:IdentificationCode)</text:p>
          </table:table-cell>
          <table:table-cell table:number-columns-repeated="1021"/>
        </table:table-row>
        <table:table-row table:style-name="ro6">
          <table:table-cell office:value-type="string">
            <text:p>model</text:p>
          </table:table-cell>
          <table:table-cell table:style-name="ce19" office:value-type="string">
            <text:p>BR-10</text:p>
          </table:table-cell>
          <table:table-cell table:style-name="ce29" office:value-type="string">
            <text:p><text:span text:style-name="T12">exists(</text:span><text:span text:style-name="T13">cac:AccountingCustomerParty/cac:Party/cac:PostalAddress)</text:span></text:p>
          </table:table-cell>
          <table:table-cell table:number-columns-repeated="1021"/>
        </table:table-row>
        <table:table-row table:style-name="ro6">
          <table:table-cell office:value-type="string">
            <text:p>model</text:p>
          </table:table-cell>
          <table:table-cell table:style-name="ce19" office:value-type="string">
            <text:p>BR-11</text:p>
          </table:table-cell>
          <table:table-cell table:style-name="ce29" office:value-type="string">
            <text:p>exists(cac:Country/cbc:IdentificationCode)</text:p>
          </table:table-cell>
          <table:table-cell table:number-columns-repeated="1021"/>
        </table:table-row>
        <table:table-row table:style-name="ro6">
          <table:table-cell office:value-type="string">
            <text:p>model</text:p>
          </table:table-cell>
          <table:table-cell table:style-name="ce19" office:value-type="string">
            <text:p>BR-12</text:p>
          </table:table-cell>
          <table:table-cell table:style-name="ce29" office:value-type="string">
            <text:p><text:span text:style-name="T12">exists(</text:span><text:span text:style-name="T13">cbc:LineExtensionAmount)</text:span></text:p>
          </table:table-cell>
          <table:table-cell table:number-columns-repeated="1021"/>
        </table:table-row>
        <table:table-row table:style-name="ro6">
          <table:table-cell office:value-type="string">
            <text:p>model</text:p>
          </table:table-cell>
          <table:table-cell table:style-name="ce19" office:value-type="string">
            <text:p>BR-13</text:p>
          </table:table-cell>
          <table:table-cell table:style-name="ce29" office:value-type="string">
            <text:p><text:span text:style-name="T12">exists(</text:span><text:span text:style-name="T13">cbc:TaxExclusiveAmount)</text:span></text:p>
          </table:table-cell>
          <table:table-cell table:number-columns-repeated="1021"/>
        </table:table-row>
        <table:table-row table:style-name="ro6">
          <table:table-cell office:value-type="string">
            <text:p>model</text:p>
          </table:table-cell>
          <table:table-cell table:style-name="ce19" office:value-type="string">
            <text:p>BR-14</text:p>
          </table:table-cell>
          <table:table-cell table:style-name="ce29" office:value-type="string">
            <text:p><text:span text:style-name="T12">exists(</text:span><text:span text:style-name="T13">cbc:TaxInclusiveAmount)</text:span></text:p>
          </table:table-cell>
          <table:table-cell table:number-columns-repeated="1021"/>
        </table:table-row>
        <table:table-row table:style-name="ro6">
          <table:table-cell office:value-type="string">
            <text:p>model</text:p>
          </table:table-cell>
          <table:table-cell table:style-name="ce19" office:value-type="string">
            <text:p>BR-15</text:p>
          </table:table-cell>
          <table:table-cell table:style-name="ce29" office:value-type="string">
            <text:p><text:span text:style-name="T12">exists(</text:span><text:span text:style-name="T13">cbc:PayableAmount)</text:span></text:p>
          </table:table-cell>
          <table:table-cell table:number-columns-repeated="1021"/>
        </table:table-row>
        <table:table-row table:style-name="ro6">
          <table:table-cell office:value-type="string">
            <text:p>model</text:p>
          </table:table-cell>
          <table:table-cell table:style-name="ce19" office:value-type="string">
            <text:p>BR-16</text:p>
          </table:table-cell>
          <table:table-cell table:style-name="ce29" office:value-type="string">
            <text:p>exists(cac:InvoiceLine)</text:p>
          </table:table-cell>
          <table:table-cell table:number-columns-repeated="1021"/>
        </table:table-row>
        <table:table-row table:style-name="ro4">
          <table:table-cell table:style-name="ce18" office:value-type="string">
            <text:p>model</text:p>
          </table:table-cell>
          <table:table-cell table:style-name="ce22" office:value-type="string">
            <text:p>BR-17</text:p>
          </table:table-cell>
          <table:table-cell table:style-name="ce30" office:value-type="string">
            <text:p><text:span text:style-name="T3">exists(</text:span><text:span text:style-name="T14">cac:PartyName/cbc:Name)</text:span></text:p>
          </table:table-cell>
          <table:table-cell table:number-columns-repeated="1021"/>
        </table:table-row>
        <table:table-row table:style-name="ro4">
          <table:table-cell office:value-type="string">
            <text:p>model</text:p>
          </table:table-cell>
          <table:table-cell table:style-name="ce19" office:value-type="string">
            <text:p>BR-18</text:p>
          </table:table-cell>
          <table:table-cell table:style-name="ce24" office:value-type="string">
            <text:p><text:span text:style-name="T3">exists(</text:span><text:span text:style-name="T14">cac:PartyName/cbc:Name)</text:span></text:p>
          </table:table-cell>
          <table:table-cell table:number-columns-repeated="1021"/>
        </table:table-row>
        <table:table-row table:style-name="ro6">
          <table:table-cell office:value-type="string">
            <text:p>model</text:p>
          </table:table-cell>
          <table:table-cell table:style-name="ce19" office:value-type="string">
            <text:p>BR-19</text:p>
          </table:table-cell>
          <table:table-cell table:style-name="ce29" office:value-type="string">
            <text:p>exists(cac:PostalAddress)</text:p>
          </table:table-cell>
          <table:table-cell table:number-columns-repeated="1021"/>
        </table:table-row>
        <table:table-row table:style-name="ro6">
          <table:table-cell office:value-type="string">
            <text:p>model</text:p>
          </table:table-cell>
          <table:table-cell table:style-name="ce19" office:value-type="string">
            <text:p>BR-20</text:p>
          </table:table-cell>
          <table:table-cell table:style-name="ce29" office:value-type="string">
            <text:p>exists(cac:Country/cbc:IdentificationCode)</text:p>
          </table:table-cell>
          <table:table-cell table:number-columns-repeated="1021"/>
        </table:table-row>
        <table:table-row table:style-name="ro6">
          <table:table-cell office:value-type="string">
            <text:p>model</text:p>
          </table:table-cell>
          <table:table-cell table:style-name="ce19" office:value-type="string">
            <text:p>BR-21</text:p>
          </table:table-cell>
          <table:table-cell table:style-name="ce29" office:value-type="string">
            <text:p>exists(cbc:ID)</text:p>
          </table:table-cell>
          <table:table-cell table:number-columns-repeated="1021"/>
        </table:table-row>
        <table:table-row table:style-name="ro6">
          <table:table-cell office:value-type="string">
            <text:p>model</text:p>
          </table:table-cell>
          <table:table-cell table:style-name="ce19" office:value-type="string">
            <text:p>BR-22</text:p>
          </table:table-cell>
          <table:table-cell table:style-name="ce29" office:value-type="string">
            <text:p>exists(cbc:InvoicedQuantity)</text:p>
          </table:table-cell>
          <table:table-cell table:number-columns-repeated="1021"/>
        </table:table-row>
        <table:table-row table:style-name="ro6">
          <table:table-cell office:value-type="string">
            <text:p>model</text:p>
          </table:table-cell>
          <table:table-cell table:style-name="ce19" office:value-type="string">
            <text:p>BR-23</text:p>
          </table:table-cell>
          <table:table-cell table:style-name="ce29" office:value-type="string">
            <text:p>exists(cbc:<text:a xlink:href="mailto:InvoicedQuantity/@unitCode">InvoicedQuantity/@unitCode</text:a>)</text:p>
          </table:table-cell>
          <table:table-cell table:number-columns-repeated="1021"/>
        </table:table-row>
        <table:table-row table:style-name="ro6">
          <table:table-cell office:value-type="string">
            <text:p>model</text:p>
          </table:table-cell>
          <table:table-cell table:style-name="ce19" office:value-type="string">
            <text:p>BR-24</text:p>
          </table:table-cell>
          <table:table-cell table:style-name="ce29" office:value-type="string">
            <text:p>exists(cbc:LineExtensionAmount)</text:p>
          </table:table-cell>
          <table:table-cell table:number-columns-repeated="1021"/>
        </table:table-row>
        <table:table-row table:style-name="ro6">
          <table:table-cell office:value-type="string">
            <text:p>model</text:p>
          </table:table-cell>
          <table:table-cell table:style-name="ce19" office:value-type="string">
            <text:p>BR-25</text:p>
          </table:table-cell>
          <table:table-cell table:style-name="ce29" office:value-type="string">
            <text:p>exists(cac:Item/cbc:Name)</text:p>
          </table:table-cell>
          <table:table-cell table:number-columns-repeated="1021"/>
        </table:table-row>
        <table:table-row table:style-name="ro6">
          <table:table-cell office:value-type="string">
            <text:p>model</text:p>
          </table:table-cell>
          <table:table-cell table:style-name="ce19" office:value-type="string">
            <text:p>BR-26</text:p>
          </table:table-cell>
          <table:table-cell table:style-name="ce29" office:value-type="string">
            <text:p>exists(cac:Price/cbc:PriceAmount)</text:p>
          </table:table-cell>
          <table:table-cell table:number-columns-repeated="1021"/>
        </table:table-row>
        <table:table-row table:style-name="ro6">
          <table:table-cell office:value-type="string">
            <text:p>model</text:p>
          </table:table-cell>
          <table:table-cell table:style-name="ce19" office:value-type="string">
            <text:p>BR-27</text:p>
          </table:table-cell>
          <table:table-cell table:style-name="ce29" office:value-type="string">
            <text:p>(cac:Price/cbc:PriceAmount) &gt;= 0</text:p>
          </table:table-cell>
          <table:table-cell table:number-columns-repeated="1021"/>
        </table:table-row>
        <table:table-row table:style-name="ro14">
          <table:table-cell office:value-type="string">
            <text:p>model</text:p>
          </table:table-cell>
          <table:table-cell table:style-name="ce19" office:value-type="string">
            <text:p>BR-28</text:p>
          </table:table-cell>
          <table:table-cell table:style-name="ce29" office:value-type="string">
            <text:p>(cac:Price/cac:AllowanceCharge/cbc:BaseAmount) &gt;= 0 or not(exists(cac:Price/cac:AllowanceCharge/cbc:BaseAmount))</text:p>
          </table:table-cell>
          <table:table-cell table:number-columns-repeated="3"/>
          <table:table-cell table:style-name="ce60" office:value-type="string">
            <text:p>Don't use this mapping!</text:p>
          </table:table-cell>
          <table:table-cell table:number-columns-repeated="1017"/>
        </table:table-row>
        <table:table-row table:style-name="ro14">
          <table:table-cell office:value-type="string">
            <text:p>model</text:p>
          </table:table-cell>
          <table:table-cell table:style-name="ce19" office:value-type="string">
            <text:p>BR-29</text:p>
          </table:table-cell>
          <table:table-cell table:style-name="ce29" office:value-type="string">
            <text:p>(exists(cbc:EndDate) and exists(cbc:StartDate) and (cbc:EndDate) &gt;= (cbc:StartDate)) or not(exists(cbc:StartDate)) or not(exists(cbc:EndDate))</text:p>
          </table:table-cell>
          <table:table-cell table:number-columns-repeated="1021"/>
        </table:table-row>
        <table:table-row table:style-name="ro14">
          <table:table-cell office:value-type="string">
            <text:p>model</text:p>
          </table:table-cell>
          <table:table-cell table:style-name="ce19" office:value-type="string">
            <text:p>BR-30</text:p>
          </table:table-cell>
          <table:table-cell table:style-name="ce29" office:value-type="string">
            <text:p>(exists(cbc:EndDate) and exists(cbc:StartDate) and (cbc:EndDate) &gt;= (cbc:StartDate)) or not(exists(cbc:StartDate)) or not(exists(cbc:EndDate))</text:p>
          </table:table-cell>
          <table:table-cell table:number-columns-repeated="1021"/>
        </table:table-row>
        <table:table-row table:style-name="ro6">
          <table:table-cell office:value-type="string">
            <text:p>model</text:p>
          </table:table-cell>
          <table:table-cell table:style-name="ce19" office:value-type="string">
            <text:p>BR-31</text:p>
          </table:table-cell>
          <table:table-cell table:style-name="ce29" office:value-type="string">
            <text:p>exists(cbc:Amount)</text:p>
          </table:table-cell>
          <table:table-cell table:number-columns-repeated="1021"/>
        </table:table-row>
        <table:table-row table:style-name="ro6">
          <table:table-cell office:value-type="string">
            <text:p>model</text:p>
          </table:table-cell>
          <table:table-cell table:style-name="ce19" office:value-type="string">
            <text:p>BR-32</text:p>
          </table:table-cell>
          <table:table-cell table:style-name="ce29" office:value-type="string">
            <text:p>exists(cac:TaxCategory/cbc:ID)</text:p>
          </table:table-cell>
          <table:table-cell table:number-columns-repeated="1021"/>
        </table:table-row>
        <table:table-row table:style-name="ro6">
          <table:table-cell office:value-type="string">
            <text:p>model</text:p>
          </table:table-cell>
          <table:table-cell table:style-name="ce19" office:value-type="string">
            <text:p>BR-33</text:p>
          </table:table-cell>
          <table:table-cell table:style-name="ce29" office:value-type="string">
            <text:p>exists(cbc:AllowanceChargeReason)<text:span text:style-name="T1"> or exists(cbc:AllowanceChargeReasonCode)</text:span></text:p>
          </table:table-cell>
          <table:table-cell table:number-columns-repeated="1021"/>
        </table:table-row>
        <table:table-row table:style-name="ro6">
          <table:table-cell office:value-type="string">
            <text:p>model</text:p>
          </table:table-cell>
          <table:table-cell table:style-name="ce19" office:value-type="string">
            <text:p>BR-36</text:p>
          </table:table-cell>
          <table:table-cell table:style-name="ce29" office:value-type="string">
            <text:p>exists(cbc:Amount)</text:p>
          </table:table-cell>
          <table:table-cell table:number-columns-repeated="1021"/>
        </table:table-row>
        <table:table-row table:style-name="ro6">
          <table:table-cell office:value-type="string">
            <text:p>model</text:p>
          </table:table-cell>
          <table:table-cell table:style-name="ce19" office:value-type="string">
            <text:p>BR-37</text:p>
          </table:table-cell>
          <table:table-cell table:style-name="ce29" office:value-type="string">
            <text:p>exists(cac:TaxCategory/cbc:ID)</text:p>
          </table:table-cell>
          <table:table-cell table:number-columns-repeated="1021"/>
        </table:table-row>
        <table:table-row table:style-name="ro6">
          <table:table-cell office:value-type="string">
            <text:p>model</text:p>
          </table:table-cell>
          <table:table-cell table:style-name="ce19" office:value-type="string">
            <text:p>BR-38</text:p>
          </table:table-cell>
          <table:table-cell table:style-name="ce29" office:value-type="string">
            <text:p>exists(cbc:AllowanceChargeReason)<text:span text:style-name="T8"> </text:span><text:span text:style-name="T1">or exists(cbc:AllowanceChargeReasonCode)</text:span></text:p>
          </table:table-cell>
          <table:table-cell table:number-columns-repeated="1021"/>
        </table:table-row>
        <table:table-row table:style-name="ro6">
          <table:table-cell office:value-type="string">
            <text:p>model</text:p>
          </table:table-cell>
          <table:table-cell table:style-name="ce19" office:value-type="string">
            <text:p>BR-41</text:p>
          </table:table-cell>
          <table:table-cell table:style-name="ce29" office:value-type="string">
            <text:p>exists(cbc:Amount)</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19" office:value-type="string">
            <text:p>BR-42</text:p>
          </table:table-cell>
          <table:table-cell table:style-name="ce29"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19" office:value-type="string">
            <text:p>BR-43</text:p>
          </table:table-cell>
          <table:table-cell table:style-name="ce29" office:value-type="string">
            <text:p>exists(cbc:Amount)</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19" office:value-type="string">
            <text:p>BR-44</text:p>
          </table:table-cell>
          <table:table-cell table:style-name="ce29" office:value-type="string">
            <text:p>exists(cbc:AllowanceChargeReason)<text:span text:style-name="T8"> </text:span><text:span text:style-name="T1">or exists(cbc:AllowanceChargeReasonCode)</text:span></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19" office:value-type="string">
            <text:p>BR-45</text:p>
          </table:table-cell>
          <table:table-cell table:style-name="ce29" office:value-type="string">
            <text:p>exists(cbc:TaxableAmount)</text:p>
          </table:table-cell>
          <table:table-cell table:number-columns-repeated="1021"/>
        </table:table-row>
        <table:table-row table:style-name="ro6">
          <table:table-cell office:value-type="string">
            <text:p>model</text:p>
          </table:table-cell>
          <table:table-cell table:style-name="ce19" office:value-type="string">
            <text:p>BR-46</text:p>
          </table:table-cell>
          <table:table-cell table:style-name="ce29" office:value-type="string">
            <text:p>exists(cbc:TaxAmount)</text:p>
          </table:table-cell>
          <table:table-cell table:number-columns-repeated="1021"/>
        </table:table-row>
        <table:table-row table:style-name="ro6">
          <table:table-cell office:value-type="string">
            <text:p>model</text:p>
          </table:table-cell>
          <table:table-cell table:style-name="ce19" office:value-type="string">
            <text:p>BR-47</text:p>
          </table:table-cell>
          <table:table-cell table:style-name="ce29" office:value-type="string">
            <text:p>exists(cac:TaxCategory/cbc:ID)</text:p>
          </table:table-cell>
          <table:table-cell table:number-columns-repeated="1021"/>
        </table:table-row>
        <table:table-row table:style-name="ro6">
          <table:table-cell office:value-type="string">
            <text:p>model</text:p>
          </table:table-cell>
          <table:table-cell table:style-name="ce19" office:value-type="string">
            <text:p>BR-48</text:p>
          </table:table-cell>
          <table:table-cell table:style-name="ce29" office:value-type="string">
            <text:p>exists(cac:TaxCategory/cbc:Percent) or (cac:TaxCategory/cbc:ID='O')</text:p>
          </table:table-cell>
          <table:table-cell table:number-columns-repeated="1021"/>
        </table:table-row>
        <table:table-row table:style-name="ro6">
          <table:table-cell office:value-type="string">
            <text:p>model</text:p>
          </table:table-cell>
          <table:table-cell table:style-name="ce19" office:value-type="string">
            <text:p>BR-49</text:p>
          </table:table-cell>
          <table:table-cell table:style-name="ce29" office:value-type="string">
            <text:p>exists(cbc:PaymentMeansCode)</text:p>
          </table:table-cell>
          <table:table-cell table:number-columns-repeated="1021"/>
        </table:table-row>
        <table:table-row table:style-name="ro6">
          <table:table-cell office:value-type="string">
            <text:p>model</text:p>
          </table:table-cell>
          <table:table-cell table:style-name="ce19" office:value-type="string">
            <text:p>BR-50</text:p>
          </table:table-cell>
          <table:table-cell table:style-name="ce31" office:value-type="string">
            <text:p>exists(cbc:ID)</text:p>
          </table:table-cell>
          <table:table-cell table:number-columns-repeated="1021"/>
        </table:table-row>
        <table:table-row table:style-name="ro4">
          <table:table-cell office:value-type="string">
            <text:p>model</text:p>
          </table:table-cell>
          <table:table-cell table:style-name="ce19" office:value-type="string">
            <text:p>BR-51</text:p>
          </table:table-cell>
          <table:table-cell table:style-name="ce24" office:value-type="string">
            <text:p>string-length(cbc:PrimaryAccountNumberID)&gt;=4 and string-length(cbc:PrimaryAccountNumberID)&lt;=6</text:p>
          </table:table-cell>
          <table:table-cell table:number-columns-repeated="1021"/>
        </table:table-row>
        <table:table-row table:style-name="ro6">
          <table:table-cell office:value-type="string">
            <text:p>model</text:p>
          </table:table-cell>
          <table:table-cell table:style-name="ce19" office:value-type="string">
            <text:p>BR-52</text:p>
          </table:table-cell>
          <table:table-cell table:style-name="ce29" office:value-type="string">
            <text:p>exists(cbc:ID)</text:p>
          </table:table-cell>
          <table:table-cell table:number-columns-repeated="1021"/>
        </table:table-row>
        <table:table-row table:style-name="ro14">
          <table:table-cell office:value-type="string">
            <text:p>model</text:p>
          </table:table-cell>
          <table:table-cell table:style-name="ce19" office:value-type="string">
            <text:p>BR-53</text:p>
          </table:table-cell>
          <table:table-cell table:style-name="ce32" office:value-type="string">
            <text:p>every $taxcurrency in cbc:TaxCurrencyCode satisfies exists(//cac:TaxTotal/cbc:TaxAmount[@currencyID=$taxcurrency])</text:p>
          </table:table-cell>
          <table:table-cell table:number-columns-repeated="1021"/>
        </table:table-row>
        <table:table-row table:style-name="ro6">
          <table:table-cell office:value-type="string">
            <text:p>model</text:p>
          </table:table-cell>
          <table:table-cell table:style-name="ce19" office:value-type="string">
            <text:p>BR-54</text:p>
          </table:table-cell>
          <table:table-cell table:style-name="ce29" office:value-type="string">
            <text:p>exists(cbc:Name) and exists(cbc:Value)</text:p>
          </table:table-cell>
          <table:table-cell table:number-columns-repeated="1021"/>
        </table:table-row>
        <table:table-row table:style-name="ro4">
          <table:table-cell office:value-type="string">
            <text:p>model</text:p>
          </table:table-cell>
          <table:table-cell table:style-name="ce19" office:value-type="string">
            <text:p>BR-55</text:p>
          </table:table-cell>
          <table:table-cell table:style-name="ce24" office:value-type="string">
            <text:p><text:span text:style-name="T3">exists(</text:span><text:span text:style-name="T15">cac:InvoiceDocumentReference/</text:span><text:span text:style-name="T3">cbc:ID)</text:span></text:p>
          </table:table-cell>
          <table:table-cell table:number-columns-repeated="1021"/>
        </table:table-row>
        <table:table-row table:style-name="ro4">
          <table:table-cell office:value-type="string">
            <text:p>model</text:p>
          </table:table-cell>
          <table:table-cell table:style-name="ce19" office:value-type="string">
            <text:p>BR-56</text:p>
          </table:table-cell>
          <table:table-cell table:style-name="ce33" office:value-type="string">
            <text:p>exists(cac:PartyTaxScheme/cbc:CompanyID)</text:p>
          </table:table-cell>
          <table:table-cell table:number-columns-repeated="1021"/>
        </table:table-row>
        <table:table-row table:style-name="ro4">
          <table:table-cell office:value-type="string">
            <text:p>model</text:p>
          </table:table-cell>
          <table:table-cell table:style-name="ce19" office:value-type="string">
            <text:p>BR-57</text:p>
          </table:table-cell>
          <table:table-cell table:style-name="ce33" office:value-type="string">
            <text:p>exists(cac:Country/cbc:IdentificationCode)</text:p>
          </table:table-cell>
          <table:table-cell table:number-columns-repeated="1021"/>
        </table:table-row>
        <table:table-row table:style-name="ro15">
          <table:table-cell office:value-type="string">
            <text:p>model</text:p>
          </table:table-cell>
          <table:table-cell table:style-name="ce19" office:value-type="string">
            <text:p>BR-61</text:p>
          </table:table-cell>
          <table:table-cell table:style-name="ce34" office:value-type="string">
            <text:p><text:span text:style-name="T16">(exists(cac:PayeeFinancialAccount/cbc:ID) and ((normalize-space(cbc:PaymentMeansCode) = '30') or (normalize-</text:span><text:span text:style-name="T16">space(</text:span><text:span text:style-name="T17">cbc:PaymentMeansCode) = '57'</text:span><text:span text:style-name="T16">) )) <text:s/>or ((normalize-space(cbc:PaymentMeansCode) != '30') and (normalize-</text:span><text:span text:style-name="T16">space(cbc:PaymentMeansCode) != '57'))</text:span></text:p>
          </table:table-cell>
          <table:table-cell table:number-columns-repeated="1021"/>
        </table:table-row>
        <table:table-row table:style-name="ro4">
          <table:table-cell office:value-type="string">
            <text:p>model</text:p>
          </table:table-cell>
          <table:table-cell table:style-name="ce19" office:value-type="string">
            <text:p>BR-62</text:p>
          </table:table-cell>
          <table:table-cell table:style-name="ce33" office:value-type="string">
            <text:p>exists(@schemeID)</text:p>
          </table:table-cell>
          <table:table-cell table:number-columns-repeated="1021"/>
        </table:table-row>
        <table:table-row table:style-name="ro4">
          <table:table-cell office:value-type="string">
            <text:p>model</text:p>
          </table:table-cell>
          <table:table-cell table:style-name="ce19" office:value-type="string">
            <text:p>BR-63</text:p>
          </table:table-cell>
          <table:table-cell table:style-name="ce33" office:value-type="string">
            <text:p>exists(@schemeID)</text:p>
          </table:table-cell>
          <table:table-cell table:number-columns-repeated="1021"/>
        </table:table-row>
        <table:table-row table:style-name="ro4">
          <table:table-cell office:value-type="string">
            <text:p>model</text:p>
          </table:table-cell>
          <table:table-cell table:style-name="ce19" office:value-type="string">
            <text:p>BR-64</text:p>
          </table:table-cell>
          <table:table-cell table:style-name="ce33" office:value-type="string">
            <text:p>exists(@schemeID)</text:p>
          </table:table-cell>
          <table:table-cell table:number-columns-repeated="1021"/>
        </table:table-row>
        <table:table-row table:style-name="ro4">
          <table:table-cell office:value-type="string">
            <text:p>model</text:p>
          </table:table-cell>
          <table:table-cell table:style-name="ce19" office:value-type="string">
            <text:p>BR-65</text:p>
          </table:table-cell>
          <table:table-cell table:style-name="ce33" office:value-type="string">
            <text:p>exists(@listID)</text:p>
          </table:table-cell>
          <table:table-cell table:number-columns-repeated="1021"/>
        </table:table-row>
        <table:table-row table:style-name="ro16">
          <table:table-cell office:value-type="string">
            <text:p>model</text:p>
          </table:table-cell>
          <table:table-cell table:style-name="ce19" office:value-type="string">
            <text:p>BR-CO-03</text:p>
          </table:table-cell>
          <table:table-cell table:style-name="ce35"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19">
          <table:table-cell office:value-type="string">
            <text:p>model</text:p>
          </table:table-cell>
          <table:table-cell table:style-name="ce19" office:value-type="string">
            <text:p>BR-CO-04</text:p>
          </table:table-cell>
          <table:table-cell table:style-name="ce36" office:value-type="string">
            <text:p>(cac:Item/cac:ClassifiedTaxCategory/cbc:ID)</text:p>
          </table:table-cell>
          <table:table-cell table:number-columns-repeated="1021"/>
        </table:table-row>
        <table:table-row table:style-name="ro20">
          <table:table-cell office:value-type="string">
            <text:p>model</text:p>
          </table:table-cell>
          <table:table-cell table:style-name="ce19" office:value-type="string">
            <text:p>BR-CO-09</text:p>
          </table:table-cell>
          <table:table-cell table:style-name="ce37" office:value-type="string">
            <text:p>not(//cac:TaxTotal/*/*/*/cbc:ID = 'VAT') or ( contains( 'AD AE AF AG AI AL AM AN AO AQ AR AS AT AU AW AX AZ BA BB BD BE BF BG BH BI BL BJ BM BN BO BR BS BT BV BW BY BZ CA CC CD CF CG CH CI CK CL CM CN CO CR CU CV CX CY CZ DE DJ DK DM DO DZ EC EE EG EH EL ER ES ET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cbc:CompanyID,1,2) ) )</text:p>
          </table:table-cell>
          <table:table-cell table:number-columns-repeated="1021"/>
        </table:table-row>
        <table:table-row table:style-name="ro14">
          <table:table-cell office:value-type="string">
            <text:p>model</text:p>
          </table:table-cell>
          <table:table-cell table:style-name="ce19" office:value-type="string">
            <text:p>BR-CO-10</text:p>
          </table:table-cell>
          <table:table-cell table:style-name="ce23" office:value-type="string">
            <text:p>(cbc:LineExtensionAmount) = (round(sum(//cac:InvoiceLine/xs:decimal(cbc:LineExtensionAmount)) * 10 * 10) div 100)</text:p>
          </table:table-cell>
          <table:table-cell table:number-columns-repeated="1021"/>
        </table:table-row>
        <table:table-row table:style-name="ro21">
          <table:table-cell office:value-type="string">
            <text:p>model</text:p>
          </table:table-cell>
          <table:table-cell table:style-name="ce19" office:value-type="string">
            <text:p>BR-CO-11</text:p>
          </table:table-cell>
          <table:table-cell table:style-name="ce23" office:value-type="string">
            <text:p>cbc:AllowanceTotalAmount = (round(sum(/ubl:Invoice/cac:AllowanceCharge[cbc:ChargeIndicator='false']/xs:decimal(cbc:Amount)) * 10 * 10) div 100) or not(cbc:AllowanceTotalAmount)</text:p>
          </table:table-cell>
          <table:table-cell table:number-columns-repeated="1021"/>
        </table:table-row>
        <table:table-row table:style-name="ro21">
          <table:table-cell office:value-type="string">
            <text:p>model</text:p>
          </table:table-cell>
          <table:table-cell table:style-name="ce19" office:value-type="string">
            <text:p>BR-CO-12</text:p>
          </table:table-cell>
          <table:table-cell table:style-name="ce23" office:value-type="string">
            <text:p>cbc:ChargeTotalAmount = (round(sum(/ubl:Invoice/cac:AllowanceCharge[cbc:ChargeIndicator='true']/xs:decimal(cbc:Amount)) * 10 * 10) div 100) or not(cbc:ChargeTotalAmount)</text:p>
          </table:table-cell>
          <table:table-cell table:number-columns-repeated="1021"/>
        </table:table-row>
        <table:table-row table:style-name="ro22">
          <table:table-cell office:value-type="string">
            <text:p>model</text:p>
          </table:table-cell>
          <table:table-cell table:style-name="ce19" office:value-type="string">
            <text:p>BR-CO-13</text:p>
          </table:table-cell>
          <table:table-cell table:style-name="ce23"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14">
          <table:table-cell office:value-type="string">
            <text:p>model</text:p>
          </table:table-cell>
          <table:table-cell table:style-name="ce19" office:value-type="string">
            <text:p>BR-CO-14</text:p>
          </table:table-cell>
          <table:table-cell table:style-name="ce32" office:value-type="string">
            <text:p>((child::cbc:TaxAmount)= round((sum(//cac:TaxSubtotal/xs:decimal(cbc:TaxAmount)) * 10 * 10)) div 100) or not(cac:TaxSubtotal)</text:p>
          </table:table-cell>
          <table:table-cell table:number-columns-repeated="3"/>
          <table:table-cell office:value-type="string">
            <text:p>What if there is no Subtotal?</text:p>
          </table:table-cell>
          <table:table-cell table:number-columns-repeated="1017"/>
        </table:table-row>
        <table:table-row table:style-name="ro23">
          <table:table-cell office:value-type="string">
            <text:p>model</text:p>
          </table:table-cell>
          <table:table-cell table:style-name="ce19" office:value-type="string">
            <text:p>BR-CO-15</text:p>
          </table:table-cell>
          <table:table-cell table:style-name="ce38" office:value-type="string">
            <text:p><text:span text:style-name="T18">((count(../cac:TaxTotal) = 1 and </text:span><text:span text:style-name="T19">(cbc:TaxInclusiveAmount = </text:span><text:span text:style-name="T20">round</text:span><text:span text:style-name="T19">( (cbc:TaxExclusiveAmount + </text:span><text:span text:style-name="T19">//cac:TaxTotal/</text:span><text:span text:style-name="T20">xs:decimal</text:span><text:span text:style-name="T19">(cbc:TaxAmount)) * 10 * 10) div 100)) or (cbc:TaxInclusiveAmount = </text:span><text:span text:style-name="T19">round</text:span><text:span text:style-name="T19">( (cbc:TaxExclusiveAmount + //cac:TaxTotal/xs:decimal</text:span><text:span text:style-name="T18">(cbc:TaxAmount[@currencyID='EUR'])) * 10 * 10) </text:span><text:span text:style-name="T18">div 100))</text:span></text:p>
          </table:table-cell>
          <table:table-cell table:number-columns-repeated="1021"/>
        </table:table-row>
        <table:table-row table:style-name="ro24">
          <table:table-cell office:value-type="string">
            <text:p>model</text:p>
          </table:table-cell>
          <table:table-cell table:style-name="ce19" office:value-type="string">
            <text:p>BR-CO-16</text:p>
          </table:table-cell>
          <table:table-cell table:style-name="ce39"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6">
          <table:table-cell office:value-type="string">
            <text:p>model</text:p>
          </table:table-cell>
          <table:table-cell table:style-name="ce19" office:value-type="string">
            <text:p>BR-CO-17</text:p>
          </table:table-cell>
          <table:table-cell table:style-name="ce29" office:value-type="string">
            <text:p>cbc:TaxAmount = round(cbc:TaxableAmount * (cac:TaxCategory/cbc:Percent div 100) * 10 * 10) div 100 </text:p>
          </table:table-cell>
          <table:table-cell table:number-columns-repeated="3"/>
          <table:table-cell table:style-name="ce18" office:value-type="string">
            <text:p>Is it possible to round half up using XPATH?</text:p>
          </table:table-cell>
          <table:table-cell table:number-columns-repeated="1017"/>
        </table:table-row>
        <table:table-row table:style-name="ro4">
          <table:table-cell office:value-type="string">
            <text:p>model</text:p>
          </table:table-cell>
          <table:table-cell table:style-name="ce19" office:value-type="string">
            <text:p>BR-CO-18</text:p>
          </table:table-cell>
          <table:table-cell table:style-name="ce33" office:value-type="string">
            <text:p>exists(cac:TaxTotal/cac:TaxSubtotal)</text:p>
          </table:table-cell>
          <table:table-cell table:number-columns-repeated="1021"/>
        </table:table-row>
        <table:table-row table:style-name="ro4">
          <table:table-cell office:value-type="string">
            <text:p>model</text:p>
          </table:table-cell>
          <table:table-cell table:style-name="ce19" office:value-type="string">
            <text:p>BR-CO-19</text:p>
          </table:table-cell>
          <table:table-cell table:style-name="ce40" office:value-type="string">
            <text:p>exists(cbc:StartDate) or exists(cbc:EndDate)</text:p>
          </table:table-cell>
          <table:table-cell table:number-columns-repeated="1021"/>
        </table:table-row>
        <table:table-row table:style-name="ro4">
          <table:table-cell office:value-type="string">
            <text:p>model</text:p>
          </table:table-cell>
          <table:table-cell table:style-name="ce19" office:value-type="string">
            <text:p>BR-CO-20</text:p>
          </table:table-cell>
          <table:table-cell table:style-name="ce40" office:value-type="string">
            <text:p>exists(cbc:StartDate) or exists(cbc:EndDate)</text:p>
          </table:table-cell>
          <table:table-cell table:number-columns-repeated="1021"/>
        </table:table-row>
        <table:table-row table:style-name="ro6">
          <table:table-cell office:value-type="string">
            <text:p>model</text:p>
          </table:table-cell>
          <table:table-cell table:style-name="ce19" office:value-type="string">
            <text:p>BR-CO-21</text:p>
          </table:table-cell>
          <table:table-cell table:style-name="ce29" office:value-type="string">
            <text:p>exists(cbc:AllowanceChargeReason)<text:span text:style-name="T1"> or exists(cbc:AllowanceChargeReasonCode)</text:span></text:p>
          </table:table-cell>
          <table:table-cell table:number-columns-repeated="3"/>
          <table:table-cell table:style-name="ce60" office:value-type="string">
            <text:p>Repetition BR-33</text:p>
          </table:table-cell>
          <table:table-cell table:number-columns-repeated="1017"/>
        </table:table-row>
        <table:table-row table:style-name="ro6">
          <table:table-cell office:value-type="string">
            <text:p>model</text:p>
          </table:table-cell>
          <table:table-cell table:style-name="ce19" office:value-type="string">
            <text:p>BR-CO-22</text:p>
          </table:table-cell>
          <table:table-cell table:style-name="ce29" office:value-type="string">
            <text:p>exists(cbc:AllowanceChargeReason)<text:span text:style-name="T2"> or exists(cbc:AllowanceChargeReasonCode)</text:span></text:p>
          </table:table-cell>
          <table:table-cell table:number-columns-repeated="3"/>
          <table:table-cell table:style-name="ce60" office:value-type="string">
            <text:p>Repetition BR-38</text:p>
          </table:table-cell>
          <table:table-cell table:number-columns-repeated="1017"/>
        </table:table-row>
        <table:table-row table:style-name="ro6">
          <table:table-cell office:value-type="string">
            <text:p>model</text:p>
          </table:table-cell>
          <table:table-cell table:style-name="ce19" office:value-type="string">
            <text:p>BR-CO-23</text:p>
          </table:table-cell>
          <table:table-cell table:style-name="ce29" office:value-type="string">
            <text:p>exists(cbc:AllowanceChargeReason)<text:span text:style-name="T2"> or exists(cbc:AllowanceChargeReasonCode)</text:span></text:p>
          </table:table-cell>
          <table:table-cell table:number-columns-repeated="3"/>
          <table:table-cell table:style-name="ce60" office:value-type="string">
            <text:p>Repetition BR-42</text:p>
          </table:table-cell>
          <table:table-cell table:number-columns-repeated="1017"/>
        </table:table-row>
        <table:table-row table:style-name="ro6">
          <table:table-cell office:value-type="string">
            <text:p>model</text:p>
          </table:table-cell>
          <table:table-cell table:style-name="ce19" office:value-type="string">
            <text:p>BR-CO-24</text:p>
          </table:table-cell>
          <table:table-cell table:style-name="ce29" office:value-type="string">
            <text:p>exists(cbc:AllowanceChargeReason)<text:span text:style-name="T8"> </text:span><text:span text:style-name="T2">or exists(cbc:AllowanceChargeReasonCode)</text:span></text:p>
          </table:table-cell>
          <table:table-cell table:number-columns-repeated="3"/>
          <table:table-cell table:style-name="ce60" office:value-type="string">
            <text:p>Repetition BR-44</text:p>
          </table:table-cell>
          <table:table-cell table:number-columns-repeated="1017"/>
        </table:table-row>
        <table:table-row table:style-name="ro17">
          <table:table-cell office:value-type="string">
            <text:p>model</text:p>
          </table:table-cell>
          <table:table-cell table:style-name="ce19" office:value-type="string">
            <text:p>BR-CO-25</text:p>
          </table:table-cell>
          <table:table-cell table:style-name="ce33" office:value-type="string">
            <text:p>((. &gt; 0) and (exists(//cbc:DueDate) or exists(//cac:PaymentTerms/cbc:Note))) or (. &lt;= 0)</text:p>
          </table:table-cell>
          <table:table-cell table:number-columns-repeated="1021"/>
        </table:table-row>
        <table:table-row table:style-name="ro7">
          <table:table-cell office:value-type="string">
            <text:p>model</text:p>
          </table:table-cell>
          <table:table-cell table:style-name="ce19" office:value-type="string">
            <text:p>BR-CO-26</text:p>
          </table:table-cell>
          <table:table-cell table:style-name="ce40" office:value-type="string">
            <text:p>exists(cac:Party/cac:PartyTaxScheme/cbc:CompanyID) or exists(cac:Party/cac:PartyIdentification/cbc:ID) or exists(cac:Party/cac:PartyLegalEntity/cbc:CompanyID)</text:p>
          </table:table-cell>
          <table:table-cell table:number-columns-repeated="1021"/>
        </table:table-row>
        <table:table-row table:style-name="ro25">
          <table:table-cell office:value-type="string">
            <text:p>model</text:p>
          </table:table-cell>
          <table:table-cell table:style-name="ce19" office:value-type="string">
            <text:p>BR-S-01</text:p>
          </table:table-cell>
          <table:table-cell table:style-name="ce41" office:value-type="string">
            <text:p><text:span text:style-name="T21">((count(//cac:AllowanceCharge/cac:TaxCategory[normalize-space(cbc:ID) = 'S']) + count(//cac:ClassifiedTaxCategory[</text:span><text:span text:style-name="T22">normalize-space(</text:span><text:span text:style-name="T21">cbc:ID) = </text:span><text:span text:style-name="T21">'S'])) &gt; 0 and count(cac:TaxTotal/cac:TaxSubtotal/cac:TaxCategory[</text:span><text:span text:style-name="T22">normalize-space(</text:span><text:span text:style-name="T21">cbc:ID) = 'S']) &gt; 0) <text:s/>or </text:span><text:span text:style-name="T21">((count(//cac:AllowanceCharge/cac:TaxCategory[</text:span><text:span text:style-name="T22">normalize-space(</text:span><text:span text:style-name="T21">cbc:ID) = 'S']) + count(//cac:ClassifiedTaxCategory[</text:span><text:span text:style-name="T22">normalize-space(</text:span><text:span text:style-name="T21">cbc:ID) = 'S'])) = 0 </text:span><text:span text:style-name="T21">and count(cac:TaxTotal/cac:TaxSubtotal/cac:TaxCategory[</text:span><text:span text:style-name="T22">normalize-space(</text:span><text:span text:style-name="T21">cbc:ID) = 'S']) = 0)</text:span></text:p>
          </table:table-cell>
          <table:table-cell table:number-columns-repeated="1021"/>
        </table:table-row>
        <table:table-row table:style-name="ro26">
          <table:table-cell office:value-type="string">
            <text:p>model</text:p>
          </table:table-cell>
          <table:table-cell table:style-name="ce19" office:value-type="string">
            <text:p>BR-S-02</text:p>
          </table:table-cell>
          <table:table-cell table:style-name="ce42" office:value-type="string">
            <text:p><text:span text:style-name="T3">(exists(//</text:span><text:span text:style-name="T15">cac:ClassifiedTaxCategory[normalize-space(cbc:ID) = 'S']</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3">cac:TaxRepresentativeParty/cac:PartyTaxScheme/cbc:CompanyID))) or </text:span><text:span text:style-name="T23">not(exists(//cac:ClassifiedTaxCategory[</text:span><text:span text:style-name="T24">normalize-space(</text:span><text:span text:style-name="T23">cbc:ID) = 'S']))</text:span></text:p>
          </table:table-cell>
          <table:table-cell table:number-columns-repeated="1021"/>
        </table:table-row>
        <table:table-row table:style-name="ro26">
          <table:table-cell office:value-type="string">
            <text:p>model</text:p>
          </table:table-cell>
          <table:table-cell table:style-name="ce19" office:value-type="string">
            <text:p>BR-S-03</text:p>
          </table:table-cell>
          <table:table-cell table:style-name="ce42" office:value-type="string">
            <text:p><text:span text:style-name="T3">(exists(//</text:span><text:span text:style-name="T15">cac:AllowanceCharge[cbc:ChargeIndicator='false']/cac:TaxCategory[normalize-space(cbc:ID)='S']</text:span><text:span text:style-name="T3">) and </text:span><text:span text:style-name="T3">(exists(//cac:AccountingSupplierParty/cac:Party/cac:PartyTaxScheme/cbc:CompanyID) or </text:span><text:span text:style-name="T3">exists(//cac:AccountingSupplierParty/cac:Party/cac:PartyTaxScheme/cbc:CompanyID) or </text:span><text:span text:style-name="T10">exists(//</text:span><text:span text:style-name="T23">cac:TaxRepresentativeParty/cac:PartyTaxScheme/cbc:CompanyID))) or </text:span><text:span text:style-name="T23">not(exists(//</text:span><text:span text:style-name="T24">cac:AllowanceCharge[cbc:ChargeIndicator='false']/cac:TaxCategory[normalize-space(cbc:ID)='S']</text:span><text:span text:style-name="T23">))</text:span></text:p>
          </table:table-cell>
          <table:table-cell table:number-columns-repeated="1021"/>
        </table:table-row>
        <table:table-row table:style-name="ro26">
          <table:table-cell office:value-type="string">
            <text:p>model</text:p>
          </table:table-cell>
          <table:table-cell table:style-name="ce19" office:value-type="string">
            <text:p>BR-S-04</text:p>
          </table:table-cell>
          <table:table-cell table:style-name="ce42" office:value-type="string">
            <text:p><text:span text:style-name="T3">(exists(//</text:span><text:span text:style-name="T15">cac:AllowanceCharge[cbc:ChargeIndicator='true']/cac:TaxCategory[normalize-space(cbc:ID)='S']</text:span><text:span text:style-name="T3">) and </text:span><text:span text:style-name="T3">(exists(//cac:AccountingSupplierParty/cac:Party/cac:PartyTaxScheme/cbc:CompanyID) or </text:span><text:span text:style-name="T3">exists(//cac:AccountingSupplierParty/cac:Party/cac:PartyTaxSchemey/cbc:CompanyID) or </text:span><text:span text:style-name="T10">exists(//</text:span><text:span text:style-name="T23">cac:TaxRepresentativeParty/cac:PartyTaxScheme/cbc:CompanyID))) or </text:span><text:span text:style-name="T23">not(exists(//</text:span><text:span text:style-name="T24">cac:AllowanceCharge[cbc:ChargeIndicator='true']/cac:TaxCategory[normalize-space(cbc:ID)='S']</text:span><text:span text:style-name="T23">))</text:span></text:p>
          </table:table-cell>
          <table:table-cell table:number-columns-repeated="1021"/>
        </table:table-row>
        <table:table-row table:style-name="ro4">
          <table:table-cell office:value-type="string">
            <text:p>model</text:p>
          </table:table-cell>
          <table:table-cell table:style-name="ce19" office:value-type="string">
            <text:p>BR-S-05</text:p>
          </table:table-cell>
          <table:table-cell table:style-name="ce43" office:value-type="string">
            <text:p>(cbc:Percent) &gt; 0</text:p>
          </table:table-cell>
          <table:table-cell table:number-columns-repeated="1021"/>
        </table:table-row>
        <table:table-row table:style-name="ro4">
          <table:table-cell office:value-type="string">
            <text:p>model</text:p>
          </table:table-cell>
          <table:table-cell table:style-name="ce19" office:value-type="string">
            <text:p>BR-S-06</text:p>
          </table:table-cell>
          <table:table-cell table:style-name="ce43" office:value-type="string">
            <text:p>(cbc:Percent) &gt; 0</text:p>
          </table:table-cell>
          <table:table-cell table:number-columns-repeated="1021"/>
        </table:table-row>
        <table:table-row table:style-name="ro4">
          <table:table-cell office:value-type="string">
            <text:p>model</text:p>
          </table:table-cell>
          <table:table-cell table:style-name="ce19" office:value-type="string">
            <text:p>BR-S-07</text:p>
          </table:table-cell>
          <table:table-cell table:style-name="ce43" office:value-type="string">
            <text:p>(cbc:Percent) &gt; 0</text:p>
          </table:table-cell>
          <table:table-cell table:number-columns-repeated="1021"/>
        </table:table-row>
        <table:table-row table:style-name="ro27">
          <table:table-cell office:value-type="string">
            <text:p>model</text:p>
          </table:table-cell>
          <table:table-cell table:style-name="ce19" office:value-type="string">
            <text:p>BR-S-08</text:p>
          </table:table-cell>
          <table:table-cell table:style-name="ce41" office:value-type="string">
            <text:p>every $rate in cbc:Percent satisfies</text:p>
            <text:p><text:span text:style-name="T21">(../cbc:TaxableAmount = (sum(//cac:InvoiceLine[</text:span><text:span text:style-name="T22">normalize-space(</text:span><text:span text:style-name="T21">cac:Item/cac:ClassifiedTaxCategory/cbc:ID)='S']</text:span><text:span text:style-name="T21">[cac:Item/cac:ClassifiedTaxCategory/cbc:Percent =$rate]/xs:decimal(cbc:LineExtensionAmount)) + </text:span><text:span text:style-name="T21">sum(/ubl:Invoice/cac:AllowanceCharge[cbc:ChargeIndicator='true'][</text:span><text:span text:style-name="T22">normalize-space(</text:span><text:span text:style-name="T21">cac:TaxCategory/cbc:ID)='S'][cac:TaxCategory/cbc:Percent = </text:span><text:span text:style-name="T21">$rate]/xs:decimal(cbc:Amount)) - sum(/ubl:Invoice/cac:AllowanceCharge[cbc:ChargeIndicator='false'][</text:span><text:span text:style-name="T22">normalize-</text:span><text:span text:style-name="T22">space(</text:span><text:span text:style-name="T21">cac:TaxCategory/cbc:ID)='S'][cac:TaxCategory/cbc:Percent = $rate]/xs:decimal(cbc:Amount))))</text:span></text:p>
          </table:table-cell>
          <table:table-cell table:number-columns-repeated="3"/>
          <table:table-cell table:style-name="ce40"/>
          <table:table-cell table:number-columns-repeated="1017"/>
        </table:table-row>
        <table:table-row table:style-name="ro6">
          <table:table-cell office:value-type="string">
            <text:p>model</text:p>
          </table:table-cell>
          <table:table-cell table:style-name="ce19" office:value-type="string">
            <text:p>BR-S-09</text:p>
          </table:table-cell>
          <table:table-cell table:style-name="ce29" office:value-type="string">
            <text:p>../cbc:TaxAmount = round(((../cbc:TaxableAmount) * (cbc:Percent div 100)) * 10 * 10) div 100 </text:p>
          </table:table-cell>
          <table:table-cell table:number-columns-repeated="3"/>
          <table:table-cell table:style-name="ce40"/>
          <table:table-cell table:number-columns-repeated="1017"/>
        </table:table-row>
        <table:table-row table:style-name="ro6">
          <table:table-cell office:value-type="string">
            <text:p>model</text:p>
          </table:table-cell>
          <table:table-cell table:style-name="ce19" office:value-type="string">
            <text:p>BR-S-10</text:p>
          </table:table-cell>
          <table:table-cell table:style-name="ce29" office:value-type="string">
            <text:p>not(cbc:TaxExemptionReason) and not(cbc:TaxExemptionReasonCode)</text:p>
          </table:table-cell>
          <table:table-cell table:number-columns-repeated="3"/>
          <table:table-cell table:style-name="ce40"/>
          <table:table-cell table:number-columns-repeated="1017"/>
        </table:table-row>
        <table:table-row table:style-name="ro25">
          <table:table-cell office:value-type="string">
            <text:p>model</text:p>
          </table:table-cell>
          <table:table-cell table:style-name="ce19" office:value-type="string">
            <text:p>BR-Z-01</text:p>
          </table:table-cell>
          <table:table-cell table:style-name="ce41" office:value-type="string">
            <text:p><text:span text:style-name="T25">((exists(//cac:TaxCategory/cbc:ID[</text:span><text:span text:style-name="T26">normalize-space(</text:span><text:span text:style-name="T25">.) = 'Z']) or exists(//cac:ClassifiedTaxCategory/cbc:ID[</text:span><text:span text:style-name="T26">normalize-</text:span><text:span text:style-name="T26">space(</text:span><text:span text:style-name="T25">.) = 'Z'])) and (count(cac:TaxTotal/cac:TaxSubtotal/cac:TaxCategory/cbc:ID[</text:span><text:span text:style-name="T26">normalize-space(</text:span><text:span text:style-name="T25">.) = 'Z']) = 1)) or </text:span><text:span text:style-name="T25">(not(</text:span><text:span text:style-name="T26">//cac:TaxCategory/cbc:ID[normalize-space(.) = 'Z']) and not(//cac:ClassifiedTaxCategory/cbc:ID[normalize-space(.) = </text:span><text:span text:style-name="T26">'Z']))</text:span></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Z-02</text:p>
          </table:table-cell>
          <table:table-cell table:style-name="ce42" office:value-type="string">
            <text:p><text:span text:style-name="T3">(exists(//</text:span><text:span text:style-name="T15">cac:ClassifiedTaxCategory[normalize-space(cbc:ID) = 'Z']</text:span><text:span text:style-name="T3">) and </text:span><text:span text:style-name="T3">(exists(//cac:AccountingSupplierParty/cac:Party/cac:PartyTaxScheme/cbc:CompanyID) or </text:span><text:span text:style-name="T10">exists(//</text:span><text:span text:style-name="T23">cac:TaxRepresentativeParty/cac:PartyTaxScheme/cbc:CompanyID))) or </text:span><text:span text:style-name="T23">not(exists(//cac:ClassifiedTaxCategory[</text:span><text:span text:style-name="T24">normalize-space(</text:span><text:span text:style-name="T23">cbc:ID) = 'Z']))</text:span></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Z-03</text:p>
          </table:table-cell>
          <table:table-cell table:style-name="ce42" office:value-type="string">
            <text:p><text:span text:style-name="T10">(exists(//</text:span><text:span text:style-name="T26">cac:AllowanceCharge[cbc:ChargeIndicator='false']/cac:TaxCategory[normalize-space(cbc:ID)='Z']</text:span><text:span text:style-name="T10">) and </text:span><text:span text:style-name="T10">(exists(//cac:AccountingSupplierParty/cac:Party/cac:PartyTaxScheme/cbc:CompanyID) or </text:span><text:span text:style-name="T10">exists(//</text:span><text:span text:style-name="T23">cac:TaxRepresentativeParty/cac:PartyTaxScheme/cbc:CompanyID))) or </text:span><text:span text:style-name="T23">not(exists(//cac:ClassifiedTaxCategory[</text:span><text:span text:style-name="T24">normalize-space(</text:span><text:span text:style-name="T23">cbc:ID) = 'Z']))</text:span></text:p>
          </table:table-cell>
          <table:table-cell table:number-columns-repeated="4"/>
          <table:table-cell table:style-name="ce40" office:value-type="string">
            <text:p>TaxCategory/cbc:ID[. = 'AE'])=0)</text:p>
          </table:table-cell>
          <table:table-cell table:number-columns-repeated="1016"/>
        </table:table-row>
        <table:table-row table:style-name="ro25">
          <table:table-cell office:value-type="string">
            <text:p>model</text:p>
          </table:table-cell>
          <table:table-cell table:style-name="ce19" office:value-type="string">
            <text:p>BR-Z-04</text:p>
          </table:table-cell>
          <table:table-cell table:style-name="ce11" office:value-type="string">
            <text:p><text:span text:style-name="T27">(exists(//</text:span><text:span text:style-name="T15">cac:AllowanceCharge[cbc:ChargeIndicator='true']/cac:TaxCategory[normalize-space(cbc:ID)='Z']</text:span><text:span text:style-name="T27">) and </text:span><text:span text:style-name="T27">(exists(//cac:AccountingSupplierParty/cac:Party/cac:PartyTaxScheme/cbc:CompanyID)or </text:span><text:span text:style-name="T27">exists(//</text:span><text:span text:style-name="T14">cac:TaxRepresentativeParty/cac:PartyTaxScheme/cbc:CompanyID))) or </text:span><text:span text:style-name="T14">not(exists(//cac:ClassifiedTaxCategory[</text:span><text:span text:style-name="T28">normalize-space(</text:span><text:span text:style-name="T14">cbc:ID) = 'Z']))</text:span></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Z-05</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Z-06</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Z-07</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26">
          <table:table-cell office:value-type="string">
            <text:p>model</text:p>
          </table:table-cell>
          <table:table-cell table:style-name="ce19" office:value-type="string">
            <text:p>BR-Z-08</text:p>
          </table:table-cell>
          <table:table-cell table:style-name="ce44" office:value-type="string">
            <text:p><text:span text:style-name="T29">../</text:span><text:span text:style-name="T30">cbc:TaxableAmount</text:span><text:span text:style-name="T31"> </text:span><text:span text:style-name="T29">=</text:span><text:span text:style-name="T31"> (</text:span><text:span text:style-name="T32">sum</text:span><text:span text:style-name="T31">(</text:span><text:span text:style-name="T29">//</text:span><text:span text:style-name="T30">cac:InvoiceLine</text:span><text:span text:style-name="T31">[</text:span><text:span text:style-name="T32">normalize-</text:span><text:span text:style-name="T32">space</text:span><text:span text:style-name="T31">(</text:span><text:span text:style-name="T30">cac:Item</text:span><text:span text:style-name="T29">/</text:span><text:span text:style-name="T30">cac:ClassifiedTaxCategory</text:span><text:span text:style-name="T29">/</text:span><text:span text:style-name="T30">cbc:ID</text:span><text:span text:style-name="T31">)</text:span><text:span text:style-name="T29">=</text:span><text:span text:style-name="T33">'Z'</text:span><text:span text:style-name="T31">]</text:span><text:span text:style-name="T29">/</text:span><text:span text:style-name="T32">xs:decimal</text:span><text:span text:style-name="T31">(</text:span><text:span text:style-name="T30">cbc:LineExtensionAmount</text:span><text:span text:style-name="T31">)) </text:span><text:span text:style-name="T29">+</text:span><text:span text:style-name="T31"> </text:span><text:span text:style-name="T32">sum</text:span><text:span text:style-name="T31">(</text:span><text:span text:style-name="T29">/</text:span><text:span text:style-name="T30">ubl:Invoice</text:span><text:span text:style-name="T29">/</text:span><text:span text:style-name="T30">cac:AllowanceCharge</text:span><text:span text:style-name="T31">[</text:span><text:span text:style-name="T30">cbc:ChargeIndicator</text:span><text:span text:style-name="T29">=</text:span><text:span text:style-name="T33">'true'</text:span><text:span text:style-name="T31">][</text:span><text:span text:style-name="T32">normalize-</text:span><text:span text:style-name="T32">space</text:span><text:span text:style-name="T31">(</text:span><text:span text:style-name="T30">cac:TaxCategory</text:span><text:span text:style-name="T29">/</text:span><text:span text:style-name="T30">cbc:ID</text:span><text:span text:style-name="T31">)</text:span><text:span text:style-name="T29">=</text:span><text:span text:style-name="T33">'Z'</text:span><text:span text:style-name="T31">]</text:span><text:span text:style-name="T29">/</text:span><text:span text:style-name="T32">xs:decimal</text:span><text:span text:style-name="T31">(</text:span><text:span text:style-name="T30">cbc:Amount</text:span><text:span text:style-name="T31">)) </text:span><text:span text:style-name="T29">-</text:span><text:span text:style-name="T31"> </text:span><text:span text:style-name="T32">sum</text:span><text:span text:style-name="T31">(</text:span><text:span text:style-name="T29">/</text:span><text:span text:style-name="T30">ubl:Invoice</text:span><text:span text:style-name="T29">/</text:span><text:span text:style-name="T30">cac:AllowanceCharge</text:span><text:span text:style-name="T31">[</text:span><text:span text:style-name="T30">cbc:ChargeIndicator</text:span><text:span text:style-name="T29">=</text:span><text:span text:style-name="T33">'false'</text:span><text:span text:style-name="T31">]</text:span><text:span text:style-name="T31">[</text:span><text:span text:style-name="T32">normalize-space</text:span><text:span text:style-name="T31">(</text:span><text:span text:style-name="T30">cac:TaxCategory</text:span><text:span text:style-name="T29">/</text:span><text:span text:style-name="T30">cbc:ID</text:span><text:span text:style-name="T31">)</text:span><text:span text:style-name="T29">=</text:span><text:span text:style-name="T33">'Z'</text:span><text:span text:style-name="T31">]</text:span><text:span text:style-name="T29">/</text:span><text:span text:style-name="T32">xs:decimal</text:span><text:span text:style-name="T31">(</text:span><text:span text:style-name="T30">cbc:Amount</text:span><text:span text:style-name="T31">)))</text:span></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Z-09</text:p>
          </table:table-cell>
          <table:table-cell table:style-name="ce29" office:value-type="string">
            <text:p>../cbc:TaxAmou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Z-10</text:p>
          </table:table-cell>
          <table:table-cell table:style-name="ce29" office:value-type="string">
            <text:p>not(cbc:TaxExemptionReason) and <text:s/>not(cbc:TaxExemptionReasonCode)</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E-01</text:p>
          </table:table-cell>
          <table:table-cell table:style-name="ce45" office:value-type="string">
            <text:p><text:span text:style-name="T34">((exists(//cac:TaxCategory/cbc:ID[</text:span><text:span text:style-name="T15">normalize-space(</text:span><text:span text:style-name="T34">.) = 'E']) or exists(//cac:ClassifiedTaxCategory/cbc:ID[</text:span><text:span text:style-name="T15">normalize-</text:span><text:span text:style-name="T15">space(</text:span><text:span text:style-name="T34">.) = 'E'])) and (count(cac:TaxTotal/cac:TaxSubtotal/cac:TaxCategory/cbc:ID[</text:span><text:span text:style-name="T15">normalize-space(</text:span><text:span text:style-name="T34">.) = 'E']) = 1)) or </text:span><text:span text:style-name="T34">(not(</text:span><text:span text:style-name="T15">//cac:TaxCategory/cbc:ID[normalize-space(.) = 'E']) and not(//cac:ClassifiedTaxCategory/cbc:ID[normalize-space(.) = </text:span><text:span text:style-name="T15">'E']))</text:span></text:p>
          </table:table-cell>
          <table:table-cell table:number-columns-repeated="4"/>
          <table:table-cell table:style-name="ce40"/>
          <table:table-cell table:style-name="ce19"/>
          <table:table-cell table:number-columns-repeated="1015"/>
        </table:table-row>
        <table:table-row table:style-name="ro25">
          <table:table-cell office:value-type="string">
            <text:p>model</text:p>
          </table:table-cell>
          <table:table-cell table:style-name="ce19" office:value-type="string">
            <text:p>BR-E-02</text:p>
          </table:table-cell>
          <table:table-cell table:style-name="ce42" office:value-type="string">
            <text:p><text:span text:style-name="T3">(exists(//</text:span><text:span text:style-name="T15">cac:ClassifiedTaxCategory[normalize-space(cbc:ID) = 'E']</text:span><text:span text:style-name="T3">) and </text:span><text:span text:style-name="T3">(exists(//cac:AccountingSupplierParty/cac:Party/cac:PartyTaxScheme/cbc:CompanyID) or </text:span><text:span text:style-name="T10">exists(//</text:span><text:span text:style-name="T23">cac:TaxRepresentativeParty/cac:PartyTaxScheme/cbc:CompanyID))) or </text:span><text:span text:style-name="T23">not(exists(//cac:ClassifiedTaxCategory[</text:span><text:span text:style-name="T24">normalize-space(</text:span><text:span text:style-name="T23">cbc:ID) = 'E']))</text:span></text:p>
          </table:table-cell>
          <table:table-cell table:number-columns-repeated="4"/>
          <table:table-cell table:style-name="ce40"/>
          <table:table-cell table:style-name="ce19"/>
          <table:table-cell table:number-columns-repeated="1015"/>
        </table:table-row>
        <table:table-row table:style-name="ro26">
          <table:table-cell office:value-type="string">
            <text:p>model</text:p>
          </table:table-cell>
          <table:table-cell table:style-name="ce19" office:value-type="string">
            <text:p>BR-E-03</text:p>
          </table:table-cell>
          <table:table-cell table:style-name="ce42" office:value-type="string">
            <text:p><text:span text:style-name="T3">(exists(//</text:span><text:span text:style-name="T15">cac:AllowanceCharge[cbc:ChargeIndicator='false']/cac:TaxCategory[normalize-space(cbc:ID)='E']</text:span><text:span text:style-name="T3">) and </text:span><text:span text:style-name="T3">(exists(//cac:AccountingSupplierParty/cac:Party/cac:PartyTaxScheme/cbc:CompanyID) or </text:span><text:span text:style-name="T35">exists(//cac:AccountingSupplierParty/cac:Party/cac:PartyTaxScheme/cbc:CompanyID[@schemeID != 'VAT']) or</text:span><text:span text:style-name="T3"> </text:span><text:span text:style-name="T10">exists(//</text:span><text:span text:style-name="T23">cac:TaxRepresentativeParty/cac:PartyTaxScheme/cbc:CompanyID))) or </text:span><text:span text:style-name="T23">not(exists(</text:span><text:span text:style-name="T36">//</text:span><text:span text:style-name="T37">cac:AllowanceCharge[cbc:ChargeIndicator='false']/cac:TaxCategory[normalize-space(cbc:ID)='E']</text:span><text:span text:style-name="T23">))</text:span></text:p>
          </table:table-cell>
          <table:table-cell table:number-columns-repeated="4"/>
          <table:table-cell table:style-name="ce40"/>
          <table:table-cell table:style-name="ce19"/>
          <table:table-cell table:number-columns-repeated="1015"/>
        </table:table-row>
        <table:table-row table:style-name="ro26">
          <table:table-cell office:value-type="string">
            <text:p>model</text:p>
          </table:table-cell>
          <table:table-cell table:style-name="ce19" office:value-type="string">
            <text:p>BR-E-04</text:p>
          </table:table-cell>
          <table:table-cell table:style-name="ce11" office:value-type="string">
            <text:p><text:span text:style-name="T27">(exists(//</text:span><text:span text:style-name="T15">cac:AllowanceCharge[cbc:ChargeIndicator='true']/cac:TaxCategory[normalize-space(cbc:ID)='E']</text:span><text:span text:style-name="T27">) and </text:span><text:span text:style-name="T27">(exists(//cac:AccountingSupplierParty/cac:Party/cac:PartyTaxScheme/cbc:CompanyID)or</text:span><text:span text:style-name="T15"> </text:span><text:span text:style-name="T15">exists(//cac:AccountingSupplierParty/cac:Party/cac:PartyTaxScheme/cbc:CompanyID[@schemeID != 'VAT']) or</text:span><text:span text:style-name="T27"> </text:span><text:span text:style-name="T27">exists(//</text:span><text:span text:style-name="T14">cac:TaxRepresentativeParty/cac:PartyTaxScheme/cbc:CompanyID))) or </text:span><text:span text:style-name="T14">not(exists(</text:span><text:span text:style-name="T37">//</text:span><text:span text:style-name="T28">cac:AllowanceCharge[cbc:ChargeIndicator='true']/cac:TaxCategory[normalize-space(cbc:ID)='E']</text:span><text:span text:style-name="T14">))</text:span></text:p>
          </table:table-cell>
          <table:table-cell table:number-columns-repeated="4"/>
          <table:table-cell table:style-name="ce40"/>
          <table:table-cell table:style-name="ce19"/>
          <table:table-cell table:number-columns-repeated="1015"/>
        </table:table-row>
        <table:table-row table:style-name="ro6">
          <table:table-cell office:value-type="string">
            <text:p>model</text:p>
          </table:table-cell>
          <table:table-cell table:style-name="ce19" office:value-type="string">
            <text:p>BR-E-05</text:p>
          </table:table-cell>
          <table:table-cell table:style-name="ce29" office:value-type="string">
            <text:p>(cbc:Percent = 0)</text:p>
          </table:table-cell>
          <table:table-cell table:number-columns-repeated="4"/>
          <table:table-cell table:style-name="ce40"/>
          <table:table-cell table:style-name="ce19"/>
          <table:table-cell table:number-columns-repeated="1015"/>
        </table:table-row>
        <table:table-row table:style-name="ro6">
          <table:table-cell office:value-type="string">
            <text:p>model</text:p>
          </table:table-cell>
          <table:table-cell table:style-name="ce19" office:value-type="string">
            <text:p>BR-E-06</text:p>
          </table:table-cell>
          <table:table-cell table:style-name="ce29" office:value-type="string">
            <text:p>(cbc:Percent = 0)</text:p>
          </table:table-cell>
          <table:table-cell table:number-columns-repeated="4"/>
          <table:table-cell table:style-name="ce40"/>
          <table:table-cell table:style-name="ce19"/>
          <table:table-cell table:number-columns-repeated="1015"/>
        </table:table-row>
        <table:table-row table:style-name="ro6">
          <table:table-cell office:value-type="string">
            <text:p>model</text:p>
          </table:table-cell>
          <table:table-cell table:style-name="ce19" office:value-type="string">
            <text:p>BR-E-07</text:p>
          </table:table-cell>
          <table:table-cell table:style-name="ce29" office:value-type="string">
            <text:p>(cbc:Percent = 0)</text:p>
          </table:table-cell>
          <table:table-cell table:number-columns-repeated="4"/>
          <table:table-cell table:style-name="ce40"/>
          <table:table-cell table:style-name="ce19"/>
          <table:table-cell table:number-columns-repeated="1015"/>
        </table:table-row>
        <table:table-row table:style-name="ro25">
          <table:table-cell office:value-type="string">
            <text:p>model</text:p>
          </table:table-cell>
          <table:table-cell table:style-name="ce19" office:value-type="string">
            <text:p>BR-E-08</text:p>
          </table:table-cell>
          <table:table-cell table:style-name="ce44" office:value-type="string">
            <text:p><text:span text:style-name="T31">../cbc:TaxableAmount = (sum(//cac:InvoiceLine[normalize-</text:span><text:span text:style-name="T31">space(cac:Item/cac:ClassifiedTaxCategory/cbc:ID)='E']/xs:decimal(cbc:LineExtensionAmount)) + </text:span><text:span text:style-name="T31">sum(/ubl:Invoice/cac:AllowanceCharge[cbc:ChargeIndicator='true'][cac:TaxCategory/cbc:ID='E']/xs:decimal(cbc:Amount)) - </text:span><text:span text:style-name="T31">sum(/ubl:Invoice/cac:AllowanceCharge[cbc:ChargeIndicator='false'][normalize-space(cac:TaxCategory/cbc:ID)='E']/xs:decimal(cbc:Amount)))</text:span></text:p>
          </table:table-cell>
          <table:table-cell table:number-columns-repeated="4"/>
          <table:table-cell table:style-name="ce40"/>
          <table:table-cell table:style-name="ce19"/>
          <table:table-cell table:number-columns-repeated="1015"/>
        </table:table-row>
        <table:table-row table:style-name="ro6">
          <table:table-cell office:value-type="string">
            <text:p>model</text:p>
          </table:table-cell>
          <table:table-cell table:style-name="ce19" office:value-type="string">
            <text:p>BR-E-09</text:p>
          </table:table-cell>
          <table:table-cell table:style-name="ce29" office:value-type="string">
            <text:p>../cbc:TaxAmount = 0</text:p>
          </table:table-cell>
          <table:table-cell table:number-columns-repeated="4"/>
          <table:table-cell table:style-name="ce40"/>
          <table:table-cell table:style-name="ce19"/>
          <table:table-cell table:number-columns-repeated="1015"/>
        </table:table-row>
        <table:table-row table:style-name="ro26">
          <table:table-cell office:value-type="string">
            <text:p>model</text:p>
          </table:table-cell>
          <table:table-cell table:style-name="ce19" office:value-type="string">
            <text:p>BR-AE-01</text:p>
          </table:table-cell>
          <table:table-cell table:style-name="ce41" office:value-type="string">
            <text:p>((exists(//cac:TaxCategory/cbc:ID[normalize-space(.) = 'AE']) or exists(//cac:ClassifiedTaxCategory/cbc:ID[normalize-space(.) = 'AE'])) and (count(//cac:TaxTotal/cac:TaxSubtotal/cac:TaxCategory/cbc:ID) = 1) and (count(//cac:TaxCategory/cbc:ID[. != 'AE']) = 0 and count(//cac:ClassifiedTaxCategory/cbc:ID[normalize-space(.) != 'AE'])=0)) or (count(//cac:TaxCategory/cbc:ID[normalize-space(.) = 'AE']) = 0 and count(//cac:ClassifiedTaxCategory/cbc:ID[normalize-space(.) = 'AE'])=0)</text:p>
          </table:table-cell>
          <table:table-cell table:number-columns-repeated="4"/>
          <table:table-cell table:style-name="ce40"/>
          <table:table-cell table:number-columns-repeated="1016"/>
        </table:table-row>
        <table:table-row table:style-name="ro26">
          <table:table-cell office:value-type="string">
            <text:p>model</text:p>
          </table:table-cell>
          <table:table-cell table:style-name="ce19" office:value-type="string">
            <text:p>BR-AE-02</text:p>
          </table:table-cell>
          <table:table-cell table:style-name="ce42" office:value-type="string">
            <text:p><text:span text:style-name="T3">(exists(//</text:span><text:span text:style-name="T15">cac:ClassifiedTaxCategory[normalize-space(cbc:ID) = 'AE']</text:span><text:span text:style-name="T3">) and </text:span><text:span text:style-name="T3">(exists(//cac:AccountingSupplierParty/cac:Party/cac:PartyTaxScheme/cbc:CompanyID) <text:s/>or </text:span><text:span text:style-name="T10">exists(//</text:span><text:span text:style-name="T23">cac:TaxRepresentativeParty/cac:PartyTaxScheme/cbc:CompanyID)) and </text:span><text:span text:style-name="T23">(exists(//cac:AccountingCustomerParty/cac:Party/cac:PartyTaxScheme/cbc:CompanyID))) or </text:span><text:span text:style-name="T23">not(exists(//cac:ClassifiedTaxCategory[</text:span><text:span text:style-name="T24">normalize-space(</text:span><text:span text:style-name="T23">cbc:ID) = 'AE']))</text:span></text:p>
          </table:table-cell>
          <table:table-cell table:number-columns-repeated="4"/>
          <table:table-cell table:style-name="ce40"/>
          <table:table-cell table:number-columns-repeated="1016"/>
        </table:table-row>
        <table:table-row table:style-name="ro26">
          <table:table-cell office:value-type="string">
            <text:p>model</text:p>
          </table:table-cell>
          <table:table-cell table:style-name="ce19" office:value-type="string">
            <text:p>BR-AE-03</text:p>
          </table:table-cell>
          <table:table-cell table:style-name="ce42" office:value-type="string">
            <text:p><text:span text:style-name="T3">(exists(//</text:span><text:span text:style-name="T15">cac:AllowanceCharge[cbc:ChargeIndicator='false']/cac:TaxCategory[normalize-space(cbc:ID) = 'AE']</text:span><text:span text:style-name="T3">) and </text:span><text:span text:style-name="T3">(exists(//cac:AccountingSupplierParty/cac:Party/cac:PartyTaxScheme/cbc:CompanyID) <text:s/>or </text:span><text:span text:style-name="T10">exists(//</text:span><text:span text:style-name="T23">cac:TaxRepresentativeParty/cac:PartyTaxScheme/cbc:CompanyID)) and </text:span><text:span text:style-name="T23">(exists(//cac:AccountingCustomerParty/cac:Party/cac:PartyTaxScheme/cbc:CompanyID))) or </text:span><text:span text:style-name="T23">not(exists(//cac:AllowanceCharge[cbc:ChargeIndicator='false']/cac:TaxCategory[</text:span><text:span text:style-name="T24">normalize-space(</text:span><text:span text:style-name="T23">cbc:ID) = 'AE']))</text:span></text:p>
          </table:table-cell>
          <table:table-cell table:number-columns-repeated="4"/>
          <table:table-cell table:style-name="ce40"/>
          <table:table-cell table:number-columns-repeated="1016"/>
        </table:table-row>
        <table:table-row table:style-name="ro26">
          <table:table-cell office:value-type="string">
            <text:p>model</text:p>
          </table:table-cell>
          <table:table-cell table:style-name="ce19" office:value-type="string">
            <text:p>BR-AE-04</text:p>
          </table:table-cell>
          <table:table-cell table:style-name="ce42" office:value-type="string">
            <text:p><text:span text:style-name="T3">(exists(//</text:span><text:span text:style-name="T15">cac:AllowanceCharge[cbc:ChargeIndicator='true']/cac:TaxCategory[normalize-space(cbc:ID) = 'AE']</text:span><text:span text:style-name="T3">) and </text:span><text:span text:style-name="T3">(exists(//cac:AccountingSupplierParty/cac:Party/cac:PartyTaxScheme/cbc:CompanyID) <text:s/>or </text:span><text:span text:style-name="T10">exists(//</text:span><text:span text:style-name="T23">cac:TaxRepresentativeParty/cac:PartyTaxScheme/cbc:CompanyID)) and </text:span><text:span text:style-name="T23">(exists(//cac:AccountingCustomerParty/cac:Party/cac:PartyTaxScheme/cbc:CompanyID))) or </text:span><text:span text:style-name="T23">not(exists(//cac:AllowanceCharge[cbc:ChargeIndicator='true']/cac:TaxCategory[</text:span><text:span text:style-name="T24">normalize-space(</text:span><text:span text:style-name="T23">cbc:ID) = 'AE']))</text:span></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AE-05</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AE-06</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AE-07</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AE-08</text:p>
          </table:table-cell>
          <table:table-cell table:style-name="ce41" office:value-type="string">
            <text:p><text:span text:style-name="T21">../cbc:TaxableAmount = (sum(//cac:InvoiceLine[</text:span><text:span text:style-name="T22">normalize-</text:span><text:span text:style-name="T22">space(</text:span><text:span text:style-name="T21">cac:Item/cac:ClassifiedTaxCategory/cbc:ID)='AE']/xs:decimal(cbc:LineExtensionAmount)) + </text:span><text:span text:style-name="T21">sum(/ubl:Invoice/cac:AllowanceCharge[cbc:ChargeIndicator='true'][normalize-space(cac:TaxCategory/cbc:ID)='AE']/xs:decimal(cbc:Amount)) </text:span><text:span text:style-name="T21">- <text:s/>sum(/ubl:Invoice/cac:AllowanceCharge[cbc:ChargeIndicator='false'][</text:span><text:span text:style-name="T22">normalize-space(</text:span><text:span text:style-name="T21">cac:TaxCategory/cbc:ID)='AE']/xs:decimal(cbc:Amount)))</text:span></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AE-09</text:p>
          </table:table-cell>
          <table:table-cell table:style-name="ce29" office:value-type="string">
            <text:p>../cbc:TaxAmou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AE-10</text:p>
          </table:table-cell>
          <table:table-cell table:style-name="ce29" office:value-type="string">
            <text:p>exists(cbc:TaxExemptionReason) or exists(cbc:TaxExemptionReasonCode)</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IC-01</text:p>
          </table:table-cell>
          <table:table-cell table:style-name="ce41" office:value-type="string">
            <text:p><text:span text:style-name="T25">((exists(//cac:TaxCategory/cbc:ID[</text:span><text:span text:style-name="T26">normalize-space(</text:span><text:span text:style-name="T25">.) = 'IC']) or exists(//cac:ClassifiedTaxCategory/cbc:ID[</text:span><text:span text:style-name="T26">normalize-</text:span><text:span text:style-name="T26">space(</text:span><text:span text:style-name="T25">.) = 'IC'])) and (count(cac:TaxTotal/cac:TaxSubtotal/cac:TaxCategory/cbc:ID[</text:span><text:span text:style-name="T26">normalize-space(</text:span><text:span text:style-name="T25">.) = 'IC']) = 1)) or </text:span><text:span text:style-name="T25">(not(</text:span><text:span text:style-name="T26">//cac:TaxCategory/cbc:ID[normalize-space(.) = 'IC']) and not(//cac:ClassifiedTaxCategory/cbc:ID[normalize-space(.) = </text:span><text:span text:style-name="T26">'IC']))</text:span></text:p>
          </table:table-cell>
          <table:table-cell table:number-columns-repeated="4"/>
          <table:table-cell table:style-name="ce40"/>
          <table:table-cell table:number-columns-repeated="1016"/>
        </table:table-row>
        <table:table-row table:style-name="ro26">
          <table:table-cell office:value-type="string">
            <text:p>model</text:p>
          </table:table-cell>
          <table:table-cell table:style-name="ce19" office:value-type="string">
            <text:p>BR-IC-02</text:p>
          </table:table-cell>
          <table:table-cell table:style-name="ce42" office:value-type="string">
            <text:p><text:span text:style-name="T3">(exists(//</text:span><text:span text:style-name="T15">cac:ClassifiedTaxCategory[normalize-space(cbc:ID) = 'IC']</text:span><text:span text:style-name="T3">) and </text:span><text:span text:style-name="T3">(exists(//cac:AccountingSupplierParty/cac:Party/cac:PartyTaxScheme/cbc:CompanyID) or </text:span><text:span text:style-name="T10">exists(//</text:span><text:span text:style-name="T23">cac:TaxRepresentativeParty/cac:PartyTaxScheme/cbc:CompanyID)) and </text:span><text:span text:style-name="T23">(exists(//cac:AccountingCustomerParty/cac:Party/cac:PartyTaxScheme/cbc:CompanyID))) or </text:span><text:span text:style-name="T23">not(//cac:ClassifiedTaxCategory[</text:span><text:span text:style-name="T24">normalize-space(</text:span><text:span text:style-name="T23">cbc:ID) = 'IC'])</text:span></text:p>
          </table:table-cell>
          <table:table-cell table:number-columns-repeated="4"/>
          <table:table-cell table:style-name="ce40"/>
          <table:table-cell table:number-columns-repeated="1016"/>
        </table:table-row>
        <table:table-row table:style-name="ro26">
          <table:table-cell office:value-type="string">
            <text:p>model</text:p>
          </table:table-cell>
          <table:table-cell table:style-name="ce19" office:value-type="string">
            <text:p>BR-IC-03</text:p>
          </table:table-cell>
          <table:table-cell table:style-name="ce42" office:value-type="string">
            <text:p><text:span text:style-name="T3">(exists(//</text:span><text:span text:style-name="T15">cac:AllowanceCharge[cbc:ChargeIndicator='false']/cac:TaxCategory[normalize-space(cbc:ID) = 'IC']</text:span><text:span text:style-name="T3">) and </text:span><text:span text:style-name="T3">(exists(//cac:AccountingSupplierParty/cac:Party/cac:PartyTaxScheme/cbc:CompanyID) <text:s/>or </text:span><text:span text:style-name="T10">exists(//</text:span><text:span text:style-name="T23">cac:TaxRepresentativeParty/cac:PartyTaxScheme/cbc:CompanyID)) and </text:span><text:span text:style-name="T23">(exists(//cac:AccountingCustomerParty/cac:Party/cac:PartyTaxScheme/cbc:CompanyID))) or </text:span><text:span text:style-name="T23">not(exists(</text:span><text:span text:style-name="T36">//</text:span><text:span text:style-name="T37">cac:AllowanceCharge[cbc:ChargeIndicator='false']/cac:TaxCategory[normalize-space(cbc:ID) = 'IC']</text:span><text:span text:style-name="T23">))</text:span></text:p>
          </table:table-cell>
          <table:table-cell table:number-columns-repeated="4"/>
          <table:table-cell table:style-name="ce40"/>
          <table:table-cell table:number-columns-repeated="1016"/>
        </table:table-row>
        <table:table-row table:style-name="ro26">
          <table:table-cell office:value-type="string">
            <text:p>model</text:p>
          </table:table-cell>
          <table:table-cell table:style-name="ce19" office:value-type="string">
            <text:p>BR-IC-04</text:p>
          </table:table-cell>
          <table:table-cell table:style-name="ce42" office:value-type="string">
            <text:p><text:span text:style-name="T3">(exists(//</text:span><text:span text:style-name="T15">cac:AllowanceCharge[cbc:ChargeIndicator='true']/cac:TaxCategory[normalize-space(cbc:ID) = 'IC']</text:span><text:span text:style-name="T3">) and </text:span><text:span text:style-name="T3">(exists(//cac:AccountingSupplierParty/cac:Party/cac:PartyTaxScheme/cbc:CompanyID) <text:s/>or </text:span><text:span text:style-name="T10">exists(//</text:span><text:span text:style-name="T23">cac:TaxRepresentativeParty/cac:PartyTaxScheme/cbc:CompanyID)) and </text:span><text:span text:style-name="T23">(exists(//cac:AccountingCustomerParty/cac:Party/cac:PartyTaxScheme/cbc:CompanyID))) or </text:span><text:span text:style-name="T23">not(exists(</text:span><text:span text:style-name="T36">//</text:span><text:span text:style-name="T37">cac:AllowanceCharge[cbc:ChargeIndicator='true']/cac:TaxCategory[normalize-space(cbc:ID) = 'IC']</text:span><text:span text:style-name="T23">))</text:span></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IC-05</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IC-06</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IC-07</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IC-08</text:p>
          </table:table-cell>
          <table:table-cell table:style-name="ce41" office:value-type="string">
            <text:p><text:span text:style-name="T21">../cbc:TaxableAmount = (sum(//cac:InvoiceLine[</text:span><text:span text:style-name="T22">normalize-</text:span><text:span text:style-name="T22">space(</text:span><text:span text:style-name="T21">cac:Item/cac:ClassifiedTaxCategory/cbc:ID)='IC']/xs:decimal(cbc:LineExtensionAmount)) + </text:span><text:span text:style-name="T21">sum(/ubl:Invoice/cac:AllowanceCharge[cbc:ChargeIndicator='true'][normalize-space(cac:TaxCategory/cbc:ID)='IC']/xs:decimal(cbc:Amount)) - </text:span><text:span text:style-name="T21">sum(/ubl:Invoice/cac:AllowanceCharge[cbc:ChargeIndicator='false'][normalize-space(cac:TaxCategory/cbc:ID)='IC']/xs:decimal(cbc:Amount)))</text:span></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IC-09</text:p>
          </table:table-cell>
          <table:table-cell table:style-name="ce29" office:value-type="string">
            <text:p>../cbc:TaxAmou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IC-10</text:p>
          </table:table-cell>
          <table:table-cell table:style-name="ce29" office:value-type="string">
            <text:p>exists(cbc:TaxExemptionReason) or exists(cbc:TaxExemptionReasonCode)</text:p>
          </table:table-cell>
          <table:table-cell table:number-columns-repeated="4"/>
          <table:table-cell table:style-name="ce40"/>
          <table:table-cell table:number-columns-repeated="1016"/>
        </table:table-row>
        <table:table-row table:style-name="ro28">
          <table:table-cell office:value-type="string">
            <text:p>model</text:p>
          </table:table-cell>
          <table:table-cell table:style-name="ce19" office:value-type="string">
            <text:p>BR-IC-11</text:p>
          </table:table-cell>
          <table:table-cell table:style-name="ce24" office:value-type="string">
            <text:p><text:span text:style-name="T26">(exists(cac:TaxTotal/cac:TaxSubtotal/cac:TaxCategory/cbc:ID[normalize-space(.) = 'IC']) <text:s/>and </text:span><text:span text:style-name="T10">((cac:Delivery/cbc:ActualDeliveryDate) or (cac:InvoicePeriod))) or </text:span><text:span text:style-name="T10">(not(</text:span><text:span text:style-name="T26">cac:TaxTotal/cac:TaxSubtotal/cac:TaxCategory/cbc:ID[normalize-space(.) = 'IC']</text:span><text:span text:style-name="T10">))</text:span></text:p>
          </table:table-cell>
          <table:table-cell table:number-columns-repeated="4"/>
          <table:table-cell table:style-name="ce40"/>
          <table:table-cell table:number-columns-repeated="1016"/>
        </table:table-row>
        <table:table-row table:style-name="ro28">
          <table:table-cell office:value-type="string">
            <text:p>model</text:p>
          </table:table-cell>
          <table:table-cell table:style-name="ce19" office:value-type="string">
            <text:p>BR-IC-12</text:p>
          </table:table-cell>
          <table:table-cell table:style-name="ce46" office:value-type="string">
            <text:p><text:span text:style-name="T38">(exists(cac:TaxTotal/cac:TaxSubtotal/cac:TaxCategory/cbc:ID[normalize-space(.) = 'IC']) and </text:span><text:span text:style-name="T39">(cac:Delivery/cac:DeliveryLocation/cac:Address/cac:Country/cbc:IdentificationCode)) </text:span><text:span text:style-name="T38">or </text:span><text:span text:style-name="T38">(not(cac:TaxTotal/cac:TaxSubtotal/cac:TaxCategory/cbc:ID[normalize-space(.) = 'IC']))</text:span></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G-01</text:p>
          </table:table-cell>
          <table:table-cell table:style-name="ce45" office:value-type="string">
            <text:p><text:span text:style-name="T34">((exists(//cac:TaxCategory/cbc:ID[</text:span><text:span text:style-name="T15">normalize-space(</text:span><text:span text:style-name="T34">.) = 'G']) or exists(//cac:ClassifiedTaxCategory/cbc:ID[</text:span><text:span text:style-name="T15">normalize-</text:span><text:span text:style-name="T15">space(</text:span><text:span text:style-name="T34">.) = 'G'])) and (count(cac:TaxTotal/cac:TaxSubtotal/cac:TaxCategory/cbc:ID[</text:span><text:span text:style-name="T15">normalize-space(</text:span><text:span text:style-name="T34">.) = 'G']) = 1)) or </text:span><text:span text:style-name="T34">(not(</text:span><text:span text:style-name="T15">//cac:TaxCategory/cbc:ID[normalize-space(.) = 'G']) and not(//cac:ClassifiedTaxCategory/cbc:ID[normalize-space(.) = </text:span><text:span text:style-name="T15">'G']))</text:span></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G-02</text:p>
          </table:table-cell>
          <table:table-cell table:style-name="ce42" office:value-type="string">
            <text:p><text:span text:style-name="T3">(exists(//</text:span><text:span text:style-name="T15">cac:ClassifiedTaxCategory[normalize-space(cbc:ID) = 'G']</text:span><text:span text:style-name="T3">) and </text:span><text:span text:style-name="T3">(exists(//cac:AccountingSupplierParty/cac:Party/cac:PartyTaxScheme/cbc:CompanyID) <text:s/>or </text:span><text:span text:style-name="T10">exists(//</text:span><text:span text:style-name="T23">cac:TaxRepresentativeParty/cac:PartyTaxScheme/cbc:CompanyID))) or </text:span><text:span text:style-name="T23">not(exists(//cac:ClassifiedTaxCategory[</text:span><text:span text:style-name="T24">normalize-space(</text:span><text:span text:style-name="T23">cbc:ID) = 'G']))</text:span></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G-03</text:p>
          </table:table-cell>
          <table:table-cell table:style-name="ce42" office:value-type="string">
            <text:p><text:span text:style-name="T3">(exists(//</text:span><text:span text:style-name="T15">cac:AllowanceCharge[cbc:ChargeIndicator='false']/cac:TaxCategory[normalize-space(cbc:ID)='G']</text:span><text:span text:style-name="T3">) and </text:span><text:span text:style-name="T3">(exists(//cac:AccountingSupplierParty/cac:Party/cac:PartyTaxScheme/cbc:CompanyID) <text:s/>or </text:span><text:span text:style-name="T10">exists(//</text:span><text:span text:style-name="T23">cac:TaxRepresentativeParty/cac:PartyTaxScheme/cbc:CompanyID))) or </text:span><text:span text:style-name="T23">not(exists(//</text:span><text:span text:style-name="T24">cac:AllowanceCharge[cbc:ChargeIndicator='false']/cac:TaxCategory[normalize-space(cbc:ID)='G']</text:span><text:span text:style-name="T23">))</text:span></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G-04</text:p>
          </table:table-cell>
          <table:table-cell table:style-name="ce42" office:value-type="string">
            <text:p><text:span text:style-name="T3">(exists(//</text:span><text:span text:style-name="T15">cac:AllowanceCharge[cbc:ChargeIndicator='true']/cac:TaxCategory[normalize-space(cbc:ID)='G']</text:span><text:span text:style-name="T3">) and </text:span><text:span text:style-name="T3">(exists(//cac:AccountingSupplierParty/cac:Party/cac:PartyTaxScheme/cbc:CompanyID) <text:s/>or </text:span><text:span text:style-name="T10">exists(//</text:span><text:span text:style-name="T23">cac:TaxRepresentativeParty/cac:PartyTaxScheme/cbc:CompanyID))) or </text:span><text:span text:style-name="T23">not(exists(//</text:span><text:span text:style-name="T24">cac:AllowanceCharge[cbc:ChargeIndicator='true']/cac:TaxCategory[normalize-space(cbc:ID)='G']</text:span><text:span text:style-name="T23">))</text:span></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G-05</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G-06</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G-07</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27">
          <table:table-cell office:value-type="string">
            <text:p>model</text:p>
          </table:table-cell>
          <table:table-cell table:style-name="ce19" office:value-type="string">
            <text:p>BR-G-08</text:p>
          </table:table-cell>
          <table:table-cell table:style-name="ce41" office:value-type="string">
            <text:p>../cbc:TaxableAmount = (sum(//cac:InvoiceLine[normalize-space(cac:Item/cac:ClassifiedTaxCategory/cbc:ID)='G']/xs:decimal(cbc:LineExtensionAmount)) + sum(/ubl:Invoice/cac:AllowanceCharge[cbc:ChargeIndicator='true'][normalize-space(cac:TaxCategory/cbc:ID)='G']/xs:decimal(cbc:Amount)) - sum(/ubl:Invoice/cac:AllowanceCharge[cbc:ChargeIndicator='false'][normalize-space(cac:TaxCategory/cbc:ID)='G']/xs:decimal(cbc:Amount)))</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G-09</text:p>
          </table:table-cell>
          <table:table-cell table:style-name="ce29" office:value-type="string">
            <text:p>../cbc:TaxAmou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G-10</text:p>
          </table:table-cell>
          <table:table-cell table:style-name="ce29" office:value-type="string">
            <text:p>exists(cbc:TaxExemptionReason) or exists(cbc:TaxExemptionReasonCode)</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O-01</text:p>
          </table:table-cell>
          <table:table-cell table:style-name="ce41" office:value-type="string">
            <text:p><text:span text:style-name="T25">((exists(//cac:TaxCategory/cbc:ID[</text:span><text:span text:style-name="T26">normalize-space(</text:span><text:span text:style-name="T25">.) = 'O']) or exists(//cac:ClassifiedTaxCategory/cbc:ID[</text:span><text:span text:style-name="T26">normalize-</text:span><text:span text:style-name="T26">space(</text:span><text:span text:style-name="T25">.) = 'O'])) and (count(cac:TaxTotal/cac:TaxSubtotal/cac:TaxCategory/cbc:ID[</text:span><text:span text:style-name="T26">normalize-space(</text:span><text:span text:style-name="T25">.) = 'O']) = 1)) or </text:span><text:span text:style-name="T25">(not(</text:span><text:span text:style-name="T26">//cac:TaxCategory/cbc:ID[normalize-space(.) = 'O']) and not(//cac:ClassifiedTaxCategory/cbc:ID[normalize-space(.) = </text:span><text:span text:style-name="T26">'O']))</text:span></text:p>
          </table:table-cell>
          <table:table-cell table:number-columns-repeated="4"/>
          <table:table-cell table:style-name="ce40"/>
          <table:table-cell table:number-columns-repeated="1016"/>
        </table:table-row>
        <table:table-row table:style-name="ro26">
          <table:table-cell office:value-type="string">
            <text:p>model</text:p>
          </table:table-cell>
          <table:table-cell table:style-name="ce19" office:value-type="string">
            <text:p>BR-O-02</text:p>
          </table:table-cell>
          <table:table-cell table:style-name="ce42" office:value-type="string">
            <text:p><text:span text:style-name="T3">(exists(//</text:span><text:span text:style-name="T15">cac:ClassifiedTaxCategory[normalize-space(cbc:ID) = 'O']</text:span><text:span text:style-name="T3">) and </text:span><text:span text:style-name="T3">(not(//cac:AccountingSupplierParty/cac:Party/cac:PartyTaxScheme/cbc:CompanyID) and </text:span><text:span text:style-name="T27">not(//</text:span><text:span text:style-name="T14">cac:TaxRepresentativeParty/cac:PartyTaxScheme/cbc:CompanyID)) or </text:span><text:span text:style-name="T14">(not(//cac:AccountingCustomerParty/cac:Party/cac:PartyTaxScheme/cbc:CompanyID))) or </text:span><text:span text:style-name="T14">not(//cac:ClassifiedTaxCategory[</text:span><text:span text:style-name="T28">normalize-space(</text:span><text:span text:style-name="T14">cbc:ID) = 'O'])</text:span></text:p>
          </table:table-cell>
          <table:table-cell table:number-columns-repeated="4"/>
          <table:table-cell table:style-name="ce40"/>
          <table:table-cell table:number-columns-repeated="1016"/>
        </table:table-row>
        <table:table-row table:style-name="ro26">
          <table:table-cell office:value-type="string">
            <text:p>model</text:p>
          </table:table-cell>
          <table:table-cell table:style-name="ce19" office:value-type="string">
            <text:p>BR-O-03</text:p>
          </table:table-cell>
          <table:table-cell table:style-name="ce47" office:value-type="string">
            <text:p><text:span text:style-name="T21">(exists(//cac:AllowanceCharge[cbc:ChargeIndicator='false']/cac:TaxCategory[</text:span><text:span text:style-name="T22">normalize-space(</text:span><text:span text:style-name="T21">cbc:ID) = 'O']) and </text:span><text:span text:style-name="T21">(not(//cac:AccountingSupplierParty/cac:Party/cac:PartyTaxScheme/cbc:CompanyID) <text:s/>and </text:span><text:span text:style-name="T21">not(//cac:TaxRepresentativeParty/cac:PartyTaxScheme/cbc:CompanyID)) and </text:span><text:span text:style-name="T21">(not(//cac:AccountingCustomerParty/cac:Party/cac:PartyTaxScheme/cbc:CompanyID))) or </text:span><text:span text:style-name="T21">not(exists(//cac:AllowanceCharge[cbc:ChargeIndicator='false']/cac:TaxCategory[</text:span><text:span text:style-name="T22">normalize-space(</text:span><text:span text:style-name="T21">cbc:ID) = 'O']))</text:span></text:p>
          </table:table-cell>
          <table:table-cell table:number-columns-repeated="4"/>
          <table:table-cell table:style-name="ce40"/>
          <table:table-cell table:number-columns-repeated="1016"/>
        </table:table-row>
        <table:table-row table:style-name="ro26">
          <table:table-cell office:value-type="string">
            <text:p>model</text:p>
          </table:table-cell>
          <table:table-cell table:style-name="ce19" office:value-type="string">
            <text:p>BR-O-04</text:p>
          </table:table-cell>
          <table:table-cell table:style-name="ce48" office:value-type="string">
            <text:p><text:span text:style-name="T21">(exists(//cac:AllowanceCharge[cbc:ChargeIndicator='true']/cac:TaxCategory[</text:span><text:span text:style-name="T22">normalize-space(</text:span><text:span text:style-name="T21">cbc:ID) = 'O']) and </text:span><text:span text:style-name="T21">(not(//cac:AccountingSupplierParty/cac:Party/cac:PartyTaxScheme/cbc:CompanyID) <text:s/>and </text:span><text:span text:style-name="T21">not(//cac:TaxRepresentativeParty/cac:PartyTaxScheme/cbc:CompanyID)) and </text:span><text:span text:style-name="T21">(not(//cac:AccountingCustomerParty/cac:Party/cac:PartyTaxScheme/cbc:CompanyID))) or </text:span><text:span text:style-name="T21">not(exists(//cac:AllowanceCharge[cbc:ChargeIndicator='true']/cac:TaxCategory[</text:span><text:span text:style-name="T22">normalize-space(</text:span><text:span text:style-name="T21">cbc:ID) = 'O']))</text:span></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O-05</text:p>
          </table:table-cell>
          <table:table-cell table:style-name="ce29" office:value-type="string">
            <text:p>not(cbc:Percent)</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O-06</text:p>
          </table:table-cell>
          <table:table-cell table:style-name="ce29" office:value-type="string">
            <text:p>not(cbc:Percent)</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O-07</text:p>
          </table:table-cell>
          <table:table-cell table:style-name="ce29" office:value-type="string">
            <text:p>not(cbc:Percent)</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O-08</text:p>
          </table:table-cell>
          <table:table-cell table:style-name="ce41" office:value-type="string">
            <text:p><text:span text:style-name="T21">../cbc:TaxableAmount = (sum(//cac:InvoiceLine[</text:span><text:span text:style-name="T22">normalize-</text:span><text:span text:style-name="T22">space(</text:span><text:span text:style-name="T21">cac:Item/cac:ClassifiedTaxCategory/cbc:ID)='O']/xs:decimal(cbc:LineExtensionAmount)) + </text:span><text:span text:style-name="T21">sum(/ubl:Invoice/cac:AllowanceCharge[cbc:ChargeIndicator='true'][</text:span><text:span text:style-name="T22">normalize-space(</text:span><text:span text:style-name="T21">cac:TaxCategory/cbc:ID)='O']/xs:decimal(cbc:Amount)) - </text:span><text:span text:style-name="T21">sum(/ubl:Invoice/cac:AllowanceCharge[cbc:ChargeIndicator='false'][</text:span><text:span text:style-name="T22">normalize-space(</text:span><text:span text:style-name="T21">cac:TaxCategory/cbc:ID)='O']/xs:decimal(cbc:Amount)))</text:span></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O-09</text:p>
          </table:table-cell>
          <table:table-cell table:style-name="ce29" office:value-type="string">
            <text:p>../cbc:TaxAmou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O-10</text:p>
          </table:table-cell>
          <table:table-cell table:style-name="ce29" office:value-type="string">
            <text:p>exists(cbc:TaxExemptionReason) or exists(cbc:TaxExemptionReasonCode)</text:p>
          </table:table-cell>
          <table:table-cell table:number-columns-repeated="4"/>
          <table:table-cell table:style-name="ce40"/>
          <table:table-cell table:number-columns-repeated="1016"/>
        </table:table-row>
        <table:table-row table:style-name="ro28">
          <table:table-cell office:value-type="string">
            <text:p>model</text:p>
          </table:table-cell>
          <table:table-cell table:style-name="ce19" office:value-type="string">
            <text:p>BR-O-11</text:p>
          </table:table-cell>
          <table:table-cell table:style-name="ce24" office:value-type="string">
            <text:p><text:span text:style-name="T26">(exists(cac:TaxTotal/cac:TaxSubtotal/cac:TaxCategory/cbc:ID[normalize-space(.) = 'O']) <text:s/>and </text:span><text:span text:style-name="T10">count(cac:TaxTotal/cac:TaxSubtotal/cac:TaxCategory[</text:span><text:span text:style-name="T26">normalize-space(</text:span><text:span text:style-name="T10">cbc:ID) != 'O']) = 0) or </text:span><text:span text:style-name="T10">not(</text:span><text:span text:style-name="T26">cac:TaxTotal/cac:TaxSubtotal/cac:TaxCategory/cbc:ID[normalize-space(.) = 'O']</text:span><text:span text:style-name="T10">)</text:span></text:p>
          </table:table-cell>
          <table:table-cell table:number-columns-repeated="4"/>
          <table:table-cell table:style-name="ce40"/>
          <table:table-cell table:number-columns-repeated="1016"/>
        </table:table-row>
        <table:table-row table:style-name="ro28">
          <table:table-cell office:value-type="string">
            <text:p>model</text:p>
          </table:table-cell>
          <table:table-cell table:style-name="ce19" office:value-type="string">
            <text:p>BR-O-12</text:p>
          </table:table-cell>
          <table:table-cell table:style-name="ce49" office:value-type="string">
            <text:p><text:span text:style-name="T15">(exists(cac:TaxTotal/cac:TaxSubtotal/cac:TaxCategory/cbc:ID[normalize-space(.) = 'O']) <text:s/>and </text:span><text:span text:style-name="T27">count(//cac:ClassifiedTaxCategory[</text:span><text:span text:style-name="T15">normalize-space(</text:span><text:span text:style-name="T27">cbc:ID) != 'O']) = 0) or </text:span><text:span text:style-name="T27">not(</text:span><text:span text:style-name="T15">cac:TaxTotal/cac:TaxSubtotal/cac:TaxCategory/cbc:ID[normalize-space(.) = 'O']</text:span><text:span text:style-name="T27">)</text:span></text:p>
          </table:table-cell>
          <table:table-cell table:number-columns-repeated="4"/>
          <table:table-cell table:style-name="ce40"/>
          <table:table-cell table:number-columns-repeated="1016"/>
        </table:table-row>
        <table:table-row table:style-name="ro28">
          <table:table-cell office:value-type="string">
            <text:p>model</text:p>
          </table:table-cell>
          <table:table-cell table:style-name="ce19" office:value-type="string">
            <text:p>BR-O-13</text:p>
          </table:table-cell>
          <table:table-cell table:style-name="ce49" office:value-type="string">
            <text:p><text:span text:style-name="T15">(exists(cac:TaxTotal/cac:TaxSubtotal/cac:TaxCategory/cbc:ID[normalize-space(.) = 'O']) <text:s/>and </text:span><text:span text:style-name="T27">count(//cac:AllowanceCharge[cbc:ChargeIndicator='false']/cac:TaxCategory[</text:span><text:span text:style-name="T15">normalize-space(</text:span><text:span text:style-name="T27">cbc:ID) != 'O']) = 0) or </text:span><text:span text:style-name="T27">not(</text:span><text:span text:style-name="T15">cac:TaxTotal/cac:TaxSubtotal/cac:TaxCategory/cbc:ID[normalize-space(.) = 'O']</text:span><text:span text:style-name="T27">)</text:span></text:p>
          </table:table-cell>
          <table:table-cell table:number-columns-repeated="4"/>
          <table:table-cell table:style-name="ce40"/>
          <table:table-cell table:number-columns-repeated="1016"/>
        </table:table-row>
        <table:table-row table:style-name="ro28">
          <table:table-cell office:value-type="string">
            <text:p>model</text:p>
          </table:table-cell>
          <table:table-cell table:style-name="ce19" office:value-type="string">
            <text:p>BR-O-14</text:p>
          </table:table-cell>
          <table:table-cell table:style-name="ce24" office:value-type="string">
            <text:p><text:span text:style-name="T26">(exists(cac:TaxTotal/cac:TaxSubtotal/cac:TaxCategory/cbc:ID[normalize-space(.) = 'O']) <text:s/>and </text:span><text:span text:style-name="T10">count(//cac:AllowanceCharge[cbc:ChargeIndicator='true']/cac:TaxCategory[</text:span><text:span text:style-name="T26">normalize-space(</text:span><text:span text:style-name="T10">cbc:ID) != 'O']) = 0) or </text:span><text:span text:style-name="T10">not(</text:span><text:span text:style-name="T26">cac:TaxTotal/cac:TaxSubtotal/cac:TaxCategory/cbc:ID[normalize-space(.) = 'O']</text:span><text:span text:style-name="T10">)</text:span></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IG-01</text:p>
          </table:table-cell>
          <table:table-cell table:style-name="ce41" office:value-type="string">
            <text:p><text:span text:style-name="T21">((count(//cac:AllowanceCharge/cac:TaxCategory[</text:span><text:span text:style-name="T22">normalize-space(</text:span><text:span text:style-name="T21">cbc:ID) = 'IG']) + count(//cac:ClassifiedTaxCategory[</text:span><text:span text:style-name="T22">normalize-space(</text:span><text:span text:style-name="T21">cbc:ID) = 'IG'])) &gt; </text:span><text:span text:style-name="T21">0 and count(cac:TaxTotal/cac:TaxSubtotal/cac:TaxCategory[cbc:ID = 'IG']) &gt; 0) <text:s/>or ((count(//cac:AllowanceCharge/cac:TaxCategory[</text:span><text:span text:style-name="T22">normalize-</text:span><text:span text:style-name="T22">space(</text:span><text:span text:style-name="T21">cbc:ID) = 'IG']) + count(//cac:ClassifiedTaxCategory[</text:span><text:span text:style-name="T22">normalize-space(</text:span><text:span text:style-name="T21">cbc:ID) = 'IG'])) = 0 and </text:span><text:span text:style-name="T21">count(cac:TaxTotal/cac:TaxSubtotal/cac:TaxCategory[</text:span><text:span text:style-name="T22">normalize-space(</text:span><text:span text:style-name="T21">cbc:ID) = 'IG']) = 0)</text:span></text:p>
          </table:table-cell>
          <table:table-cell table:number-columns-repeated="4"/>
          <table:table-cell table:style-name="ce40"/>
          <table:table-cell table:number-columns-repeated="1016"/>
        </table:table-row>
        <table:table-row table:style-name="ro26">
          <table:table-cell office:value-type="string">
            <text:p>model</text:p>
          </table:table-cell>
          <table:table-cell table:style-name="ce19" office:value-type="string">
            <text:p>BR-IG-02</text:p>
          </table:table-cell>
          <table:table-cell table:style-name="ce42" office:value-type="string">
            <text:p><text:span text:style-name="T3">(exists(//</text:span><text:span text:style-name="T15">cac:ClassifiedTaxCategory[normalize-space(cbc:ID) = 'IG']</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3">cac:TaxRepresentativeParty/cac:PartyTaxScheme/cbc:CompanyID))) or </text:span><text:span text:style-name="T23">not(exists(//cac:ClassifiedTaxCategory[</text:span><text:span text:style-name="T24">normalize-space(</text:span><text:span text:style-name="T23">cbc:ID) = 'IG']))</text:span></text:p>
          </table:table-cell>
          <table:table-cell table:number-columns-repeated="4"/>
          <table:table-cell table:style-name="ce40"/>
          <table:table-cell table:number-columns-repeated="1016"/>
        </table:table-row>
        <table:table-row table:style-name="ro26">
          <table:table-cell office:value-type="string">
            <text:p>model</text:p>
          </table:table-cell>
          <table:table-cell table:style-name="ce19" office:value-type="string">
            <text:p>BR-IG-03</text:p>
          </table:table-cell>
          <table:table-cell table:style-name="ce42" office:value-type="string">
            <text:p><text:span text:style-name="T3">(exists(//</text:span><text:span text:style-name="T15">cac:AllowanceCharge[cbc:ChargeIndicator='false']/cac:TaxCategory[normalize-space(cbc:ID)='IG']</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3">cac:TaxRepresentativeParty/cac:PartyTaxScheme/cbc:CompanyID))) or </text:span><text:span text:style-name="T23">not(exists(//</text:span><text:span text:style-name="T24">cac:AllowanceCharge[cbc:ChargeIndicator='false']/cac:TaxCategory[normalize-space(cbc:ID)='IG']</text:span><text:span text:style-name="T23">))</text:span></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IG-04</text:p>
          </table:table-cell>
          <table:table-cell table:style-name="ce42" office:value-type="string">
            <text:p><text:span text:style-name="T10">(exists(//</text:span><text:span text:style-name="T26">cac:AllowanceCharge[cbc:ChargeIndicator='true']/cac:TaxCategory[cbc:ID='IG']</text:span><text:span text:style-name="T10">) and </text:span><text:span text:style-name="T10">(exists(//cac:AccountingSupplierParty/cac:Party/cac:PartyTaxScheme/cbc:CompanyID) or </text:span><text:span text:style-name="T10">exists(//cac:AccountingSupplierParty/cac:Party/cac:PartyLegalEntity/cbc:CompanyID) or </text:span><text:span text:style-name="T10">exists(//</text:span><text:span text:style-name="T23">cac:TaxRepresentativeParty/cac:PartyTaxScheme/cbc:CompanyID))) or </text:span><text:span text:style-name="T23">not(exists(//</text:span><text:span text:style-name="T24">cac:AllowanceCharge[cbc:ChargeIndicator='true']/cac:TaxCategory[cbc:ID='IG']</text:span><text:span text:style-name="T23">))</text:span></text:p>
          </table:table-cell>
          <table:table-cell table:number-columns-repeated="4"/>
          <table:table-cell table:style-name="ce40"/>
          <table:table-cell table:number-columns-repeated="1016"/>
        </table:table-row>
        <table:table-row table:style-name="ro4">
          <table:table-cell office:value-type="string">
            <text:p>model</text:p>
          </table:table-cell>
          <table:table-cell table:style-name="ce19" office:value-type="string">
            <text:p>BR-IG-05</text:p>
          </table:table-cell>
          <table:table-cell table:style-name="ce43" office:value-type="string">
            <text:p>(cbc:Percent) &gt; 0</text:p>
          </table:table-cell>
          <table:table-cell table:number-columns-repeated="4"/>
          <table:table-cell table:style-name="ce40"/>
          <table:table-cell table:number-columns-repeated="1016"/>
        </table:table-row>
        <table:table-row table:style-name="ro4">
          <table:table-cell office:value-type="string">
            <text:p>model</text:p>
          </table:table-cell>
          <table:table-cell table:style-name="ce19" office:value-type="string">
            <text:p>BR-IG-06</text:p>
          </table:table-cell>
          <table:table-cell table:style-name="ce43" office:value-type="string">
            <text:p>(cbc:Percent) &gt; 0</text:p>
          </table:table-cell>
          <table:table-cell table:number-columns-repeated="4"/>
          <table:table-cell table:style-name="ce40"/>
          <table:table-cell table:number-columns-repeated="1016"/>
        </table:table-row>
        <table:table-row table:style-name="ro4">
          <table:table-cell office:value-type="string">
            <text:p>model</text:p>
          </table:table-cell>
          <table:table-cell table:style-name="ce19" office:value-type="string">
            <text:p>BR-IG-07</text:p>
          </table:table-cell>
          <table:table-cell table:style-name="ce43" office:value-type="string">
            <text:p>(cbc:Percent) &gt; 0</text:p>
          </table:table-cell>
          <table:table-cell table:number-columns-repeated="4"/>
          <table:table-cell table:style-name="ce40"/>
          <table:table-cell table:number-columns-repeated="1016"/>
        </table:table-row>
        <table:table-row table:style-name="ro27">
          <table:table-cell office:value-type="string">
            <text:p>model</text:p>
          </table:table-cell>
          <table:table-cell table:style-name="ce19" office:value-type="string">
            <text:p>BR-IG-08</text:p>
          </table:table-cell>
          <table:table-cell table:style-name="ce41" office:value-type="string">
            <text:p>every $rate in cbc:Percent satisfies </text:p>
            <text:p><text:span text:style-name="T21">(../cbc:TaxableAmount = (sum(//cac:InvoiceLine[</text:span><text:span text:style-name="T37">normalize-space(</text:span><text:span text:style-name="T21">cac:Item/cac:ClassifiedTaxCategory/cbc:ID)='IG']</text:span><text:span text:style-name="T21">[cac:Item/cac:ClassifiedTaxCategory/cbc:Percent =$rate]/xs:decimal(cbc:LineExtensionAmount)) + </text:span><text:span text:style-name="T21">sum(/ubl:Invoice/cac:AllowanceCharge[cbc:ChargeIndicator='true'][</text:span><text:span text:style-name="T37">normalize-space(</text:span><text:span text:style-name="T21">cac:TaxCategory/cbc:ID)='IG'][cac:TaxCategory/cbc:Percent = </text:span><text:span text:style-name="T21">$rate]/xs:decimal(cbc:Amount)) - sum(/ubl:Invoice/cac:AllowanceCharge[cbc:ChargeIndicator='false'][</text:span><text:span text:style-name="T37">normalize-</text:span><text:span text:style-name="T37">space(</text:span><text:span text:style-name="T21">cac:TaxCategory/cbc:ID)='IG'][cac:TaxCategory/cbc:Percent = $rate]/xs:decimal(cbc:Amount))))</text:span></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IG-09</text:p>
          </table:table-cell>
          <table:table-cell table:style-name="ce29" office:value-type="string">
            <text:p>../cbc:TaxAmount = round(((../cbc:TaxableAmount) * (cbc:Percent div 100)) * 10 * 10) div 100 </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IG-10</text:p>
          </table:table-cell>
          <table:table-cell table:style-name="ce29" office:value-type="string">
            <text:p>not(cbc:TaxExemptionReason) and not(cbc:TaxExemptionReasonCode)</text:p>
          </table:table-cell>
          <table:table-cell table:number-columns-repeated="4"/>
          <table:table-cell table:style-name="ce40"/>
          <table:table-cell table:number-columns-repeated="1016"/>
        </table:table-row>
        <table:table-row table:style-name="ro25">
          <table:table-cell office:value-type="string">
            <text:p>model</text:p>
          </table:table-cell>
          <table:table-cell table:style-name="ce19" office:value-type="string">
            <text:p>BR-IP-01</text:p>
          </table:table-cell>
          <table:table-cell table:style-name="ce41" office:value-type="string">
            <text:p><text:span text:style-name="T21">((count(//cac:AllowanceCharge/cac:TaxCategory[</text:span><text:span text:style-name="T37">normalize-space(</text:span><text:span text:style-name="T21">cbc:ID) = 'IP']) + count(//cac:ClassifiedTaxCategory[</text:span><text:span text:style-name="T37">normalize-space(</text:span><text:span text:style-name="T21">cbc:ID) = 'IP'])) &gt; </text:span><text:span text:style-name="T21">0 and count(cac:TaxTotal/cac:TaxSubtotal/cac:TaxCategory[cbc:ID = 'IP']) &gt; 0) <text:s/>or ((count(//cac:AllowanceCharge/cac:TaxCategory[</text:span><text:span text:style-name="T37">normalize-</text:span><text:span text:style-name="T37">space(</text:span><text:span text:style-name="T21">cbc:ID) = 'IP']) + count(//cac:ClassifiedTaxCategory[</text:span><text:span text:style-name="T37">normalize-space(</text:span><text:span text:style-name="T21">cbc:ID) = 'IP'])) = 0 and </text:span><text:span text:style-name="T21">count(cac:TaxTotal/cac:TaxSubtotal/cac:TaxCategory[</text:span><text:span text:style-name="T37">normalize-space(</text:span><text:span text:style-name="T21">cbc:ID) = 'IP']) = 0)</text:span></text:p>
          </table:table-cell>
          <table:table-cell table:number-columns-repeated="4"/>
          <table:table-cell table:style-name="ce40"/>
          <table:table-cell table:number-columns-repeated="1016"/>
        </table:table-row>
        <table:table-row table:style-name="ro26">
          <table:table-cell office:value-type="string">
            <text:p>model</text:p>
          </table:table-cell>
          <table:table-cell table:style-name="ce19" office:value-type="string">
            <text:p>BR-IP-02</text:p>
          </table:table-cell>
          <table:table-cell table:style-name="ce42" office:value-type="string">
            <text:p><text:span text:style-name="T3">(exists(//</text:span><text:span text:style-name="T15">cac:ClassifiedTaxCategory[normalize-space(cbc:ID) = 'IP']</text:span><text:span text:style-name="T3">) and </text:span><text:span text:style-name="T3">(exists(//cac:AccountingSupplierParty/cac:Party/cac:PartyTaxScheme/cbc:CompanyID) or </text:span><text:span text:style-name="T27">exists(//cac:AccountingSupplierParty/cac:Party/cac:PartyLegalEntity/cbc:CompanyID) or </text:span><text:span text:style-name="T27">exists(//</text:span><text:span text:style-name="T14">cac:TaxRepresentativeParty/cac:PartyTaxScheme/cbc:CompanyID))) or </text:span><text:span text:style-name="T14">not(exists(//cac:ClassifiedTaxCategory[</text:span><text:span text:style-name="T28">normalize-space(</text:span><text:span text:style-name="T14">cbc:ID) = 'IP']))</text:span></text:p>
          </table:table-cell>
          <table:table-cell table:number-columns-repeated="4"/>
          <table:table-cell table:style-name="ce40"/>
          <table:table-cell table:number-columns-repeated="1016"/>
        </table:table-row>
        <table:table-row table:style-name="ro26">
          <table:table-cell office:value-type="string">
            <text:p>model</text:p>
          </table:table-cell>
          <table:table-cell table:style-name="ce19" office:value-type="string">
            <text:p>BR-IP-03</text:p>
          </table:table-cell>
          <table:table-cell table:style-name="ce42" office:value-type="string">
            <text:p><text:span text:style-name="T3">(exists(//</text:span><text:span text:style-name="T15">cac:AllowanceCharge[cbc:ChargeIndicator='false']/cac:TaxCategory[normalize-space(cbc:ID)='IP']</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3">cac:TaxRepresentativeParty/cac:PartyTaxScheme/cbc:CompanyID))) or </text:span><text:span text:style-name="T23">not(exists(//</text:span><text:span text:style-name="T24">cac:AllowanceCharge[cbc:ChargeIndicator='false']/cac:TaxCategory[normalize-space(cbc:ID)='IP']</text:span><text:span text:style-name="T23">))</text:span></text:p>
          </table:table-cell>
          <table:table-cell table:number-columns-repeated="4"/>
          <table:table-cell table:style-name="ce40"/>
          <table:table-cell table:number-columns-repeated="1016"/>
        </table:table-row>
        <table:table-row table:style-name="ro26">
          <table:table-cell office:value-type="string">
            <text:p>model</text:p>
          </table:table-cell>
          <table:table-cell table:style-name="ce19" office:value-type="string">
            <text:p>BR-IP-04</text:p>
          </table:table-cell>
          <table:table-cell table:style-name="ce42" office:value-type="string">
            <text:p><text:span text:style-name="T3">(exists(//</text:span><text:span text:style-name="T15">cac:AllowanceCharge[cbc:ChargeIndicator='true']/cac:TaxCategory[normalize-space(cbc:ID)='IP']</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3">cac:TaxRepresentativeParty/cac:PartyTaxScheme/cbc:CompanyID))) or </text:span><text:span text:style-name="T23">not(exists(//</text:span><text:span text:style-name="T24">cac:AllowanceCharge[cbc:ChargeIndicator='true']/cac:TaxCategory[normalize-space(cbc:ID)='IP']</text:span><text:span text:style-name="T23">))</text:span></text:p>
          </table:table-cell>
          <table:table-cell table:number-columns-repeated="4"/>
          <table:table-cell table:style-name="ce40"/>
          <table:table-cell table:number-columns-repeated="1016"/>
        </table:table-row>
        <table:table-row table:style-name="ro4">
          <table:table-cell office:value-type="string">
            <text:p>model</text:p>
          </table:table-cell>
          <table:table-cell table:style-name="ce19" office:value-type="string">
            <text:p>BR-IP-05</text:p>
          </table:table-cell>
          <table:table-cell table:style-name="ce43" office:value-type="string">
            <text:p>(cbc:Percent) &gt; 0</text:p>
          </table:table-cell>
          <table:table-cell table:number-columns-repeated="4"/>
          <table:table-cell table:style-name="ce40"/>
          <table:table-cell table:number-columns-repeated="1016"/>
        </table:table-row>
        <table:table-row table:style-name="ro4">
          <table:table-cell office:value-type="string">
            <text:p>model</text:p>
          </table:table-cell>
          <table:table-cell table:style-name="ce19" office:value-type="string">
            <text:p>BR-IP-06</text:p>
          </table:table-cell>
          <table:table-cell table:style-name="ce43" office:value-type="string">
            <text:p>(cbc:Percent) &gt; 0</text:p>
          </table:table-cell>
          <table:table-cell table:number-columns-repeated="4"/>
          <table:table-cell table:style-name="ce40"/>
          <table:table-cell table:number-columns-repeated="1016"/>
        </table:table-row>
        <table:table-row table:style-name="ro4">
          <table:table-cell office:value-type="string">
            <text:p>model</text:p>
          </table:table-cell>
          <table:table-cell table:style-name="ce19" office:value-type="string">
            <text:p>BR-IP-07</text:p>
          </table:table-cell>
          <table:table-cell table:style-name="ce43" office:value-type="string">
            <text:p>(cbc:Percent) &gt; 0</text:p>
          </table:table-cell>
          <table:table-cell table:number-columns-repeated="4"/>
          <table:table-cell table:style-name="ce40"/>
          <table:table-cell table:number-columns-repeated="1016"/>
        </table:table-row>
        <table:table-row table:style-name="ro27">
          <table:table-cell office:value-type="string">
            <text:p>model</text:p>
          </table:table-cell>
          <table:table-cell table:style-name="ce19" office:value-type="string">
            <text:p>BR-IP-08</text:p>
          </table:table-cell>
          <table:table-cell table:style-name="ce41" office:value-type="string">
            <text:p>every <text:s/>$rate in cbc:Percent satisfies <text:span text:style-name="T21">(../cbc:TaxableAmount = (sum(//cac:InvoiceLine[</text:span><text:span text:style-name="T37">normalize-</text:span><text:span text:style-name="T37">space(</text:span><text:span text:style-name="T21">cac:Item/cac:ClassifiedTaxCategory/cbc:ID)='IP'][cac:Item/cac:ClassifiedTaxCategory/cbc:Percent </text:span><text:span text:style-name="T21">=$rate]/xs:decimal(cbc:LineExtensionAmount)) + sum(/ubl:Invoice/cac:AllowanceCharge[cbc:ChargeIndicator='true'][</text:span><text:span text:style-name="T40">normalize-</text:span><text:span text:style-name="T40">space(</text:span><text:span text:style-name="T21">cac:TaxCategory/cbc:ID)='IP'][cac:TaxCategory/cbc:Percent = $rate]/xs:decimal(cbc:Amount)) - </text:span><text:span text:style-name="T21">sum(/ubl:Invoice/cac:AllowanceCharge[cbc:ChargeIndicator='false'][</text:span><text:span text:style-name="T37">normalize-space(</text:span><text:span text:style-name="T21">cac:TaxCategory/cbc:ID)='IP'][cac:TaxCategory/cbc:Percent = </text:span><text:span text:style-name="T21">$rate]/xs:decimal(cbc:Amount))))</text:span></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IP-09</text:p>
          </table:table-cell>
          <table:table-cell table:style-name="ce29" office:value-type="string">
            <text:p>../cbc:TaxAmount = round(((../cbc:TaxableAmount) * (cbc:Percent div 100)) * 10 * 10) div 100 </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IP-10</text:p>
          </table:table-cell>
          <table:table-cell table:style-name="ce29" office:value-type="string">
            <text:p>not(cbc:TaxExemptionReason) and not(cbc:TaxExemptionReasonCode)</text:p>
          </table:table-cell>
          <table:table-cell table:number-columns-repeated="4"/>
          <table:table-cell table:style-name="ce40"/>
          <table:table-cell table:number-columns-repeated="1016"/>
        </table:table-row>
        <table:table-row table:style-name="ro19">
          <table:table-cell office:value-type="string">
            <text:p>model</text:p>
          </table:table-cell>
          <table:table-cell table:style-name="ce19" office:value-type="string">
            <text:p>Invoice Period </text:p>
          </table:table-cell>
          <table:table-cell office:value-type="string">
            <text:p>cac:InvoicePeriod</text:p>
          </table:table-cell>
          <table:table-cell table:number-columns-repeated="1021"/>
        </table:table-row>
        <table:table-row table:style-name="ro19">
          <table:table-cell office:value-type="string">
            <text:p>model</text:p>
          </table:table-cell>
          <table:table-cell table:style-name="ce19" office:value-type="string">
            <text:p>Document totals </text:p>
          </table:table-cell>
          <table:table-cell office:value-type="string">
            <text:p>cac:LegalMonetaryTotal</text:p>
          </table:table-cell>
          <table:table-cell table:number-columns-repeated="1021"/>
        </table:table-row>
        <table:table-row table:style-name="ro17">
          <table:table-cell table:style-name="ce18" office:value-type="string">
            <text:p>model</text:p>
          </table:table-cell>
          <table:table-cell table:style-name="ce18" office:value-type="string">
            <text:p>Amount due</text:p>
          </table:table-cell>
          <table:table-cell table:style-name="ce51" office:value-type="string">
            <text:p>cac:LegalMonetaryTotal/cbc:PayableAmount</text:p>
          </table:table-cell>
          <table:table-cell table:number-columns-repeated="1021"/>
        </table:table-row>
        <table:table-row table:style-name="ro19">
          <table:table-cell table:style-name="ce18" office:value-type="string">
            <text:p>model</text:p>
          </table:table-cell>
          <table:table-cell table:style-name="ce18" office:value-type="string">
            <text:p>Payee Financial Account</text:p>
          </table:table-cell>
          <table:table-cell table:style-name="ce52" office:value-type="string">
            <text:p>cac:PaymentMeans/cac:PayeeFinancialAccount</text:p>
          </table:table-cell>
          <table:table-cell table:number-columns-repeated="1021"/>
        </table:table-row>
        <table:table-row table:style-name="ro19">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19">
          <table:table-cell office:value-type="string">
            <text:p>model</text:p>
          </table:table-cell>
          <table:table-cell table:style-name="ce19" office:value-type="string">
            <text:p>Tax Representative postal address</text:p>
          </table:table-cell>
          <table:table-cell office:value-type="string">
            <text:p>cac:TaxRepresentativeParty/cac:PostalAddress</text:p>
          </table:table-cell>
          <table:table-cell table:number-columns-repeated="1021"/>
        </table:table-row>
        <table:table-row table:style-name="ro19">
          <table:table-cell office:value-type="string">
            <text:p>model</text:p>
          </table:table-cell>
          <table:table-cell table:style-name="ce19" office:value-type="string">
            <text:p>Tax Representative</text:p>
          </table:table-cell>
          <table:table-cell office:value-type="string">
            <text:p>cac:TaxRepresentativeParty</text:p>
          </table:table-cell>
          <table:table-cell table:number-columns-repeated="1021"/>
        </table:table-row>
        <table:table-row table:style-name="ro19">
          <table:table-cell table:style-name="ce18" office:value-type="string">
            <text:p>model</text:p>
          </table:table-cell>
          <table:table-cell table:style-name="ce22" office:value-type="string">
            <text:p>Seller electronic address</text:p>
          </table:table-cell>
          <table:table-cell table:style-name="ce53" office:value-type="string">
            <text:p>cac:AccountingSupplierParty/cac:Party/cbc:EndpointID</text:p>
          </table:table-cell>
          <table:table-cell table:number-columns-repeated="1021"/>
        </table:table-row>
        <table:table-row table:style-name="ro19">
          <table:table-cell office:value-type="string">
            <text:p>model</text:p>
          </table:table-cell>
          <table:table-cell table:style-name="ce19" office:value-type="string">
            <text:p>Seller postal address</text:p>
          </table:table-cell>
          <table:table-cell office:value-type="string">
            <text:p>cac:AccountingSupplierParty/cac:Party/cac:PostalAddress</text:p>
          </table:table-cell>
          <table:table-cell table:number-columns-repeated="1021"/>
        </table:table-row>
        <table:table-row table:style-name="ro19">
          <table:table-cell office:value-type="string">
            <text:p>model</text:p>
          </table:table-cell>
          <table:table-cell table:style-name="ce19" office:value-type="string">
            <text:p>Seller</text:p>
          </table:table-cell>
          <table:table-cell office:value-type="string">
            <text:p>cac:AccountingSupplierParty</text:p>
          </table:table-cell>
          <table:table-cell table:number-columns-repeated="1021"/>
        </table:table-row>
        <table:table-row table:style-name="ro19">
          <table:table-cell office:value-type="string">
            <text:p>model</text:p>
          </table:table-cell>
          <table:table-cell table:style-name="ce19" office:value-type="string">
            <text:p>Invoice Line </text:p>
          </table:table-cell>
          <table:table-cell office:value-type="string">
            <text:p>cac:InvoiceLine</text:p>
          </table:table-cell>
          <table:table-cell table:number-columns-repeated="1021"/>
        </table:table-row>
        <table:table-row table:style-name="ro19">
          <table:table-cell office:value-type="string">
            <text:p>model</text:p>
          </table:table-cell>
          <table:table-cell table:style-name="ce19" office:value-type="string">
            <text:p>Invoice Line Period </text:p>
          </table:table-cell>
          <table:table-cell office:value-type="string">
            <text:p>cac:InvoiceLine/cac:InvoicePeriod</text:p>
          </table:table-cell>
          <table:table-cell table:number-columns-repeated="1021"/>
        </table:table-row>
        <table:table-row table:style-name="ro19">
          <table:table-cell office:value-type="string">
            <text:p>model</text:p>
          </table:table-cell>
          <table:table-cell table:style-name="ce19" office:value-type="string">
            <text:p>Document level allowances </text:p>
          </table:table-cell>
          <table:table-cell table:style-name="ce52" office:value-type="string">
            <text:p>//ubl:Invoice/cac:AllowanceCharge[cbc:ChargeIndicator = 'false']</text:p>
          </table:table-cell>
          <table:table-cell table:number-columns-repeated="1021"/>
        </table:table-row>
        <table:table-row table:style-name="ro19">
          <table:table-cell office:value-type="string">
            <text:p>model</text:p>
          </table:table-cell>
          <table:table-cell table:style-name="ce19" office:value-type="string">
            <text:p>Document level charges </text:p>
          </table:table-cell>
          <table:table-cell table:style-name="ce52" office:value-type="string">
            <text:p>//ubl:Invoice/cac:AllowanceCharge[cbc:ChargeIndicator = 'true']</text:p>
          </table:table-cell>
          <table:table-cell table:number-columns-repeated="1021"/>
        </table:table-row>
        <table:table-row table:style-name="ro19">
          <table:table-cell office:value-type="string">
            <text:p>model</text:p>
          </table:table-cell>
          <table:table-cell table:style-name="ce19" office:value-type="string">
            <text:p>Invoice line allowances </text:p>
          </table:table-cell>
          <table:table-cell office:value-type="string">
            <text:p>//cac:InvoiceLine/cac:AllowanceCharge[cbc:ChargeIndicator = 'false']</text:p>
          </table:table-cell>
          <table:table-cell table:number-columns-repeated="1021"/>
        </table:table-row>
        <table:table-row table:style-name="ro19">
          <table:table-cell office:value-type="string">
            <text:p>model</text:p>
          </table:table-cell>
          <table:table-cell table:style-name="ce19" office:value-type="string">
            <text:p>Invoice line charges </text:p>
          </table:table-cell>
          <table:table-cell office:value-type="string">
            <text:p>//cac:InvoiceLine/cac:AllowanceCharge[cbc:ChargeIndicator = 'true']</text:p>
          </table:table-cell>
          <table:table-cell table:number-columns-repeated="1021"/>
        </table:table-row>
        <table:table-row table:style-name="ro19">
          <table:table-cell office:value-type="string">
            <text:p>model</text:p>
          </table:table-cell>
          <table:table-cell table:style-name="ce19" office:value-type="string">
            <text:p>VAT breakdown </text:p>
          </table:table-cell>
          <table:table-cell office:value-type="string">
            <text:p>cac:TaxTotal/cac:TaxSubtotal</text:p>
          </table:table-cell>
          <table:table-cell table:number-columns-repeated="1021"/>
        </table:table-row>
        <table:table-row table:style-name="ro19">
          <table:table-cell office:value-type="string">
            <text:p>model</text:p>
          </table:table-cell>
          <table:table-cell table:style-name="ce19" office:value-type="string">
            <text:p>Payment instructions </text:p>
          </table:table-cell>
          <table:table-cell office:value-type="string">
            <text:p>cac:PaymentMeans</text:p>
          </table:table-cell>
          <table:table-cell table:number-columns-repeated="1021"/>
        </table:table-row>
        <table:table-row table:style-name="ro19">
          <table:table-cell office:value-type="string">
            <text:p>model</text:p>
          </table:table-cell>
          <table:table-cell table:style-name="ce19" office:value-type="string">
            <text:p>Card information </text:p>
          </table:table-cell>
          <table:table-cell table:style-name="ce54" office:value-type="string">
            <text:p>cac:PaymentMeans/cac:CardAccount</text:p>
          </table:table-cell>
          <table:table-cell table:number-columns-repeated="1021"/>
        </table:table-row>
        <table:table-row table:style-name="ro19">
          <table:table-cell office:value-type="string">
            <text:p>model</text:p>
          </table:table-cell>
          <table:table-cell table:style-name="ce19" office:value-type="string">
            <text:p>Additional supporting documents </text:p>
          </table:table-cell>
          <table:table-cell office:value-type="string">
            <text:p>cac:AdditionalDocumentReference</text:p>
          </table:table-cell>
          <table:table-cell table:number-columns-repeated="1021"/>
        </table:table-row>
        <table:table-row table:style-name="ro19">
          <table:table-cell office:value-type="string">
            <text:p>model</text:p>
          </table:table-cell>
          <table:table-cell table:style-name="ce19" office:value-type="string">
            <text:p>Item attributes </text:p>
          </table:table-cell>
          <table:table-cell office:value-type="string">
            <text:p>//cac:AdditionalItemProperty</text:p>
          </table:table-cell>
          <table:table-cell table:number-columns-repeated="1021"/>
        </table:table-row>
        <table:table-row table:style-name="ro19">
          <table:table-cell office:value-type="string">
            <text:p>model</text:p>
          </table:table-cell>
          <table:table-cell table:style-name="ce19" office:value-type="string">
            <text:p>VAT identifiers </text:p>
          </table:table-cell>
          <table:table-cell office:value-type="string">
            <text:p>//cac:PartyTaxScheme</text:p>
          </table:table-cell>
          <table:table-cell table:number-columns-repeated="1021"/>
        </table:table-row>
        <table:table-row table:style-name="ro19">
          <table:table-cell office:value-type="string">
            <text:p>model</text:p>
          </table:table-cell>
          <table:table-cell office:value-type="string">
            <text:p>Tax Total</text:p>
          </table:table-cell>
          <table:table-cell table:style-name="ce52" office:value-type="string">
            <text:p>//ubl:Invoice/cac:TaxTotal</text:p>
          </table:table-cell>
          <table:table-cell table:number-columns-repeated="1021"/>
        </table:table-row>
        <table:table-row table:style-name="ro19">
          <table:table-cell office:value-type="string">
            <text:p>model</text:p>
          </table:table-cell>
          <table:table-cell table:style-name="ce19" office:value-type="string">
            <text:p>Tax subtotal</text:p>
          </table:table-cell>
          <table:table-cell office:value-type="string">
            <text:p>//cac:TaxSubtotal</text:p>
          </table:table-cell>
          <table:table-cell table:number-columns-repeated="1021"/>
        </table:table-row>
        <table:table-row table:style-name="ro19">
          <table:table-cell office:value-type="string">
            <text:p>model</text:p>
          </table:table-cell>
          <table:table-cell table:style-name="ce19" office:value-type="string">
            <text:p>Preceding Invoice</text:p>
          </table:table-cell>
          <table:table-cell office:value-type="string">
            <text:p>cac:BillingReference</text:p>
          </table:table-cell>
          <table:table-cell table:number-columns-repeated="1021"/>
        </table:table-row>
        <table:table-row table:style-name="ro19">
          <table:table-cell office:value-type="string">
            <text:p>model</text:p>
          </table:table-cell>
          <table:table-cell office:value-type="string">
            <text:p>VATS Line</text:p>
          </table:table-cell>
          <table:table-cell office:value-type="string">
            <text:p>cac:InvoiceLine/cac:Item/cac:ClassifiedTaxCategory[cbc:ID = 'S']</text:p>
          </table:table-cell>
          <table:table-cell table:number-columns-repeated="1021"/>
        </table:table-row>
        <table:table-row table:style-name="ro19">
          <table:table-cell office:value-type="string">
            <text:p>model</text:p>
          </table:table-cell>
          <table:table-cell office:value-type="string">
            <text:p>VATS Allowance</text:p>
          </table:table-cell>
          <table:table-cell office:value-type="string">
            <text:p>cac:AllowanceCharge[cbc:ChargeIndicator='false']/cac:TaxCategory[cbc:ID='S']</text:p>
          </table:table-cell>
          <table:table-cell table:number-columns-repeated="1021"/>
        </table:table-row>
        <table:table-row table:style-name="ro4">
          <table:table-cell office:value-type="string">
            <text:p>model</text:p>
          </table:table-cell>
          <table:table-cell office:value-type="string">
            <text:p>VATS Charge</text:p>
          </table:table-cell>
          <table:table-cell table:style-name="ce55" office:value-type="string">
            <text:p><text:span text:style-name="T3">cac:AllowanceCharge[cbc:ChargeIndicator='true'</text:span><text:span text:style-name="T41">]/cac:TaxCategory[cbc:ID='S']</text:span></text:p>
          </table:table-cell>
          <table:table-cell table:number-columns-repeated="1021"/>
        </table:table-row>
        <table:table-row table:style-name="ro19">
          <table:table-cell office:value-type="string">
            <text:p>model</text:p>
          </table:table-cell>
          <table:table-cell office:value-type="string">
            <text:p>VATS</text:p>
          </table:table-cell>
          <table:table-cell office:value-type="string">
            <text:p>cac:TaxTotal/cac:TaxSubtotal/cac:TaxCategory[cbc:ID = 'S']</text:p>
          </table:table-cell>
          <table:table-cell table:number-columns-repeated="1021"/>
        </table:table-row>
        <table:table-row table:style-name="ro19">
          <table:table-cell office:value-type="string">
            <text:p>model</text:p>
          </table:table-cell>
          <table:table-cell office:value-type="string">
            <text:p>VATZ Line</text:p>
          </table:table-cell>
          <table:table-cell office:value-type="string">
            <text:p>cac:InvoiceLine/cac:Item/cac:ClassifiedTaxCategory[cbc:ID = 'Z']</text:p>
          </table:table-cell>
          <table:table-cell table:number-columns-repeated="1021"/>
        </table:table-row>
        <table:table-row table:style-name="ro19">
          <table:table-cell office:value-type="string">
            <text:p>model</text:p>
          </table:table-cell>
          <table:table-cell office:value-type="string">
            <text:p>VATZ Allowance</text:p>
          </table:table-cell>
          <table:table-cell office:value-type="string">
            <text:p>cac:AllowanceCharge[cbc:ChargeIndicator='false']/cac:TaxCategory[cbc:ID='Z']</text:p>
          </table:table-cell>
          <table:table-cell table:number-columns-repeated="1021"/>
        </table:table-row>
        <table:table-row table:style-name="ro4">
          <table:table-cell office:value-type="string">
            <text:p>model</text:p>
          </table:table-cell>
          <table:table-cell office:value-type="string">
            <text:p>VATZ Charge</text:p>
          </table:table-cell>
          <table:table-cell office:value-type="string">
            <text:p><text:span text:style-name="T3">cac:AllowanceCharge[cbc:ChargeIndicator='true'</text:span><text:span text:style-name="T41">]/cac:TaxCategory[cbc:ID='Z']</text:span></text:p>
          </table:table-cell>
          <table:table-cell table:number-columns-repeated="1021"/>
        </table:table-row>
        <table:table-row table:style-name="ro19">
          <table:table-cell office:value-type="string">
            <text:p>model</text:p>
          </table:table-cell>
          <table:table-cell office:value-type="string">
            <text:p>VATZ</text:p>
          </table:table-cell>
          <table:table-cell office:value-type="string">
            <text:p>cac:TaxTotal/cac:TaxSubtotal/cac:TaxCategory[cbc:ID = 'Z']</text:p>
          </table:table-cell>
          <table:table-cell table:number-columns-repeated="1021"/>
        </table:table-row>
        <table:table-row table:style-name="ro19">
          <table:table-cell office:value-type="string">
            <text:p>model</text:p>
          </table:table-cell>
          <table:table-cell office:value-type="string">
            <text:p>VATE Allowance</text:p>
          </table:table-cell>
          <table:table-cell office:value-type="string">
            <text:p>cac:AllowanceCharge[cbc:ChargeIndicator='false']/cac:TaxCategory[cbc:ID='E']</text:p>
          </table:table-cell>
          <table:table-cell table:number-columns-repeated="1021"/>
        </table:table-row>
        <table:table-row table:style-name="ro4">
          <table:table-cell office:value-type="string">
            <text:p>model</text:p>
          </table:table-cell>
          <table:table-cell office:value-type="string">
            <text:p>VATE Charge</text:p>
          </table:table-cell>
          <table:table-cell office:value-type="string">
            <text:p><text:span text:style-name="T3">cac:AllowanceCharge[cbc:ChargeIndicator='true'</text:span><text:span text:style-name="T41">]/cac:TaxCategory[cbc:ID='E']</text:span></text:p>
          </table:table-cell>
          <table:table-cell table:number-columns-repeated="1021"/>
        </table:table-row>
        <table:table-row table:style-name="ro19">
          <table:table-cell office:value-type="string">
            <text:p>model</text:p>
          </table:table-cell>
          <table:table-cell office:value-type="string">
            <text:p>VATE Line</text:p>
          </table:table-cell>
          <table:table-cell office:value-type="string">
            <text:p>cac:InvoiceLine/cac:Item/cac:ClassifiedTaxCategory[cbc:ID = 'E']</text:p>
          </table:table-cell>
          <table:table-cell table:number-columns-repeated="1021"/>
        </table:table-row>
        <table:table-row table:style-name="ro19">
          <table:table-cell office:value-type="string">
            <text:p>model</text:p>
          </table:table-cell>
          <table:table-cell office:value-type="string">
            <text:p>VATE</text:p>
          </table:table-cell>
          <table:table-cell office:value-type="string">
            <text:p>cac:TaxTotal/cac:TaxSubtotal/cac:TaxCategory[cbc:ID = 'E']</text:p>
          </table:table-cell>
          <table:table-cell table:number-columns-repeated="1021"/>
        </table:table-row>
        <table:table-row table:style-name="ro19">
          <table:table-cell office:value-type="string">
            <text:p>model</text:p>
          </table:table-cell>
          <table:table-cell office:value-type="string">
            <text:p>VATG Allowance</text:p>
          </table:table-cell>
          <table:table-cell office:value-type="string">
            <text:p>cac:AllowanceCharge[cbc:ChargeIndicator='false']/cac:TaxCategory[cbc:ID='G']</text:p>
          </table:table-cell>
          <table:table-cell table:number-columns-repeated="1021"/>
        </table:table-row>
        <table:table-row table:style-name="ro4">
          <table:table-cell office:value-type="string">
            <text:p>model</text:p>
          </table:table-cell>
          <table:table-cell office:value-type="string">
            <text:p>VATG Charge</text:p>
          </table:table-cell>
          <table:table-cell office:value-type="string">
            <text:p><text:span text:style-name="T3">cac:AllowanceCharge[cbc:ChargeIndicator='true'</text:span><text:span text:style-name="T41">]/cac:TaxCategory[cbc:ID='G']</text:span></text:p>
          </table:table-cell>
          <table:table-cell table:number-columns-repeated="1021"/>
        </table:table-row>
        <table:table-row table:style-name="ro19">
          <table:table-cell office:value-type="string">
            <text:p>model</text:p>
          </table:table-cell>
          <table:table-cell office:value-type="string">
            <text:p>VATG Line</text:p>
          </table:table-cell>
          <table:table-cell office:value-type="string">
            <text:p>cac:InvoiceLine/cac:Item/cac:ClassifiedTaxCategory[cbc:ID = 'G']</text:p>
          </table:table-cell>
          <table:table-cell table:number-columns-repeated="1021"/>
        </table:table-row>
        <table:table-row table:style-name="ro19">
          <table:table-cell office:value-type="string">
            <text:p>model</text:p>
          </table:table-cell>
          <table:table-cell office:value-type="string">
            <text:p>VATG</text:p>
          </table:table-cell>
          <table:table-cell office:value-type="string">
            <text:p>cac:TaxTotal/cac:TaxSubtotal/cac:TaxCategory[cbc:ID = 'G']</text:p>
          </table:table-cell>
          <table:table-cell table:number-columns-repeated="1021"/>
        </table:table-row>
        <table:table-row table:style-name="ro19">
          <table:table-cell office:value-type="string">
            <text:p>model</text:p>
          </table:table-cell>
          <table:table-cell office:value-type="string">
            <text:p>VATAE Allowance</text:p>
          </table:table-cell>
          <table:table-cell office:value-type="string">
            <text:p>cac:AllowanceCharge[cbc:ChargeIndicator='false']/cac:TaxCategory[cbc:ID='AE']</text:p>
          </table:table-cell>
          <table:table-cell table:number-columns-repeated="1021"/>
        </table:table-row>
        <table:table-row table:style-name="ro4">
          <table:table-cell office:value-type="string">
            <text:p>model</text:p>
          </table:table-cell>
          <table:table-cell office:value-type="string">
            <text:p>VATAE Charge</text:p>
          </table:table-cell>
          <table:table-cell office:value-type="string">
            <text:p><text:span text:style-name="T3">cac:AllowanceCharge[cbc:ChargeIndicator='true'</text:span><text:span text:style-name="T41">]/cac:TaxCategory[cbc:ID='AE']</text:span></text:p>
          </table:table-cell>
          <table:table-cell table:number-columns-repeated="1021"/>
        </table:table-row>
        <table:table-row table:style-name="ro19">
          <table:table-cell office:value-type="string">
            <text:p>model</text:p>
          </table:table-cell>
          <table:table-cell office:value-type="string">
            <text:p>VATAE Line</text:p>
          </table:table-cell>
          <table:table-cell office:value-type="string">
            <text:p>cac:InvoiceLine/cac:Item/cac:ClassifiedTaxCategory[cbc:ID = 'AE']</text:p>
          </table:table-cell>
          <table:table-cell table:number-columns-repeated="1021"/>
        </table:table-row>
        <table:table-row table:style-name="ro19">
          <table:table-cell office:value-type="string">
            <text:p>model</text:p>
          </table:table-cell>
          <table:table-cell office:value-type="string">
            <text:p>VATAE</text:p>
          </table:table-cell>
          <table:table-cell office:value-type="string">
            <text:p>cac:TaxTotal/cac:TaxSubtotal/cac:TaxCategory[cbc:ID = 'AE']</text:p>
          </table:table-cell>
          <table:table-cell table:number-columns-repeated="1021"/>
        </table:table-row>
        <table:table-row table:style-name="ro19">
          <table:table-cell office:value-type="string">
            <text:p>model</text:p>
          </table:table-cell>
          <table:table-cell office:value-type="string">
            <text:p>VATIC Allowance</text:p>
          </table:table-cell>
          <table:table-cell office:value-type="string">
            <text:p>cac:AllowanceCharge[cbc:ChargeIndicator='false']/cac:TaxCategory[cbc:ID='IC']</text:p>
          </table:table-cell>
          <table:table-cell table:number-columns-repeated="1021"/>
        </table:table-row>
        <table:table-row table:style-name="ro4">
          <table:table-cell office:value-type="string">
            <text:p>model</text:p>
          </table:table-cell>
          <table:table-cell office:value-type="string">
            <text:p>VATIC Charge</text:p>
          </table:table-cell>
          <table:table-cell office:value-type="string">
            <text:p><text:span text:style-name="T3">cac:AllowanceCharge[cbc:ChargeIndicator='true'</text:span><text:span text:style-name="T41">]/cac:TaxCategory[cbc:ID='IC']</text:span></text:p>
          </table:table-cell>
          <table:table-cell table:number-columns-repeated="1021"/>
        </table:table-row>
        <table:table-row table:style-name="ro19">
          <table:table-cell office:value-type="string">
            <text:p>model</text:p>
          </table:table-cell>
          <table:table-cell office:value-type="string">
            <text:p>VATIC Line</text:p>
          </table:table-cell>
          <table:table-cell office:value-type="string">
            <text:p>cac:InvoiceLine/cac:Item/cac:ClassifiedTaxCategory[cbc:ID = 'IC']</text:p>
          </table:table-cell>
          <table:table-cell table:number-columns-repeated="1021"/>
        </table:table-row>
        <table:table-row table:style-name="ro19">
          <table:table-cell office:value-type="string">
            <text:p>model</text:p>
          </table:table-cell>
          <table:table-cell office:value-type="string">
            <text:p>VATIC</text:p>
          </table:table-cell>
          <table:table-cell office:value-type="string">
            <text:p>cac:TaxTotal/cac:TaxSubtotal/cac:TaxCategory[cbc:ID = 'IC']</text:p>
          </table:table-cell>
          <table:table-cell table:number-columns-repeated="1021"/>
        </table:table-row>
        <table:table-row table:style-name="ro19">
          <table:table-cell office:value-type="string">
            <text:p>model</text:p>
          </table:table-cell>
          <table:table-cell office:value-type="string">
            <text:p>VATO Line</text:p>
          </table:table-cell>
          <table:table-cell office:value-type="string">
            <text:p>cac:InvoiceLine/cac:Item/cac:ClassifiedTaxCategory[cbc:ID = 'O']</text:p>
          </table:table-cell>
          <table:table-cell table:number-columns-repeated="1021"/>
        </table:table-row>
        <table:table-row table:style-name="ro19">
          <table:table-cell office:value-type="string">
            <text:p>model</text:p>
          </table:table-cell>
          <table:table-cell office:value-type="string">
            <text:p>VATO Allowance</text:p>
          </table:table-cell>
          <table:table-cell office:value-type="string">
            <text:p>cac:AllowanceCharge[cbc:ChargeIndicator='false']/cac:TaxCategory[cbc:ID='O']</text:p>
          </table:table-cell>
          <table:table-cell table:number-columns-repeated="1021"/>
        </table:table-row>
        <table:table-row table:style-name="ro4">
          <table:table-cell office:value-type="string">
            <text:p>model</text:p>
          </table:table-cell>
          <table:table-cell office:value-type="string">
            <text:p>VATO Charge</text:p>
          </table:table-cell>
          <table:table-cell table:style-name="ce55" office:value-type="string">
            <text:p><text:span text:style-name="T3">cac:AllowanceCharge[cbc:ChargeIndicator='true'</text:span><text:span text:style-name="T41">]/cac:TaxCategory[cbc:ID='O']</text:span></text:p>
          </table:table-cell>
          <table:table-cell table:number-columns-repeated="1021"/>
        </table:table-row>
        <table:table-row table:style-name="ro19">
          <table:table-cell office:value-type="string">
            <text:p>model</text:p>
          </table:table-cell>
          <table:table-cell office:value-type="string">
            <text:p>VATO</text:p>
          </table:table-cell>
          <table:table-cell office:value-type="string">
            <text:p>cac:TaxTotal/cac:TaxSubtotal/cac:TaxCategory[cbc:ID = 'O']</text:p>
          </table:table-cell>
          <table:table-cell table:number-columns-repeated="1021"/>
        </table:table-row>
        <table:table-row table:style-name="ro19">
          <table:table-cell office:value-type="string">
            <text:p>model</text:p>
          </table:table-cell>
          <table:table-cell office:value-type="string">
            <text:p>VATIG Line</text:p>
          </table:table-cell>
          <table:table-cell office:value-type="string">
            <text:p>cac:InvoiceLine/cac:Item/cac:ClassifiedTaxCategory[cbc:ID = 'IG']</text:p>
          </table:table-cell>
          <table:table-cell table:number-columns-repeated="1021"/>
        </table:table-row>
        <table:table-row table:style-name="ro19">
          <table:table-cell office:value-type="string">
            <text:p>model</text:p>
          </table:table-cell>
          <table:table-cell office:value-type="string">
            <text:p>VATIG Allowance</text:p>
          </table:table-cell>
          <table:table-cell office:value-type="string">
            <text:p>cac:AllowanceCharge[cbc:ChargeIndicator='false']/cac:TaxCategory[cbc:ID='IG']</text:p>
          </table:table-cell>
          <table:table-cell table:number-columns-repeated="1021"/>
        </table:table-row>
        <table:table-row table:style-name="ro4">
          <table:table-cell office:value-type="string">
            <text:p>model</text:p>
          </table:table-cell>
          <table:table-cell office:value-type="string">
            <text:p>VATIG Charge</text:p>
          </table:table-cell>
          <table:table-cell table:style-name="ce55" office:value-type="string">
            <text:p><text:span text:style-name="T3">cac:AllowanceCharge[cbc:ChargeIndicator='true'</text:span><text:span text:style-name="T41">]/cac:TaxCategory[cbc:ID='IG']</text:span></text:p>
          </table:table-cell>
          <table:table-cell table:number-columns-repeated="1021"/>
        </table:table-row>
        <table:table-row table:style-name="ro19">
          <table:table-cell office:value-type="string">
            <text:p>model</text:p>
          </table:table-cell>
          <table:table-cell office:value-type="string">
            <text:p>VATIG</text:p>
          </table:table-cell>
          <table:table-cell office:value-type="string">
            <text:p>cac:TaxTotal/cac:TaxSubtotal/cac:TaxCategory[cbc:ID = 'IG']</text:p>
          </table:table-cell>
          <table:table-cell table:number-columns-repeated="1021"/>
        </table:table-row>
        <table:table-row table:style-name="ro19">
          <table:table-cell office:value-type="string">
            <text:p>model</text:p>
          </table:table-cell>
          <table:table-cell office:value-type="string">
            <text:p>VATIP Line</text:p>
          </table:table-cell>
          <table:table-cell office:value-type="string">
            <text:p>cac:InvoiceLine/cac:Item/cac:ClassifiedTaxCategory[cbc:ID = 'IP']</text:p>
          </table:table-cell>
          <table:table-cell table:number-columns-repeated="1021"/>
        </table:table-row>
        <table:table-row table:style-name="ro19">
          <table:table-cell office:value-type="string">
            <text:p>model</text:p>
          </table:table-cell>
          <table:table-cell office:value-type="string">
            <text:p>VATIP Allowance</text:p>
          </table:table-cell>
          <table:table-cell office:value-type="string">
            <text:p>cac:AllowanceCharge[cbc:ChargeIndicator='false']/cac:TaxCategory[cbc:ID='IP']</text:p>
          </table:table-cell>
          <table:table-cell table:number-columns-repeated="1021"/>
        </table:table-row>
        <table:table-row table:style-name="ro4">
          <table:table-cell office:value-type="string">
            <text:p>model</text:p>
          </table:table-cell>
          <table:table-cell office:value-type="string">
            <text:p>VATIP Charge</text:p>
          </table:table-cell>
          <table:table-cell table:style-name="ce55" office:value-type="string">
            <text:p><text:span text:style-name="T3">cac:AllowanceCharge[cbc:ChargeIndicator='true'</text:span><text:span text:style-name="T41">]/cac:TaxCategory[cbc:ID='IP']</text:span></text:p>
          </table:table-cell>
          <table:table-cell table:number-columns-repeated="1021"/>
        </table:table-row>
        <table:table-row table:style-name="ro19">
          <table:table-cell office:value-type="string">
            <text:p>model</text:p>
          </table:table-cell>
          <table:table-cell office:value-type="string">
            <text:p>VATIP</text:p>
          </table:table-cell>
          <table:table-cell office:value-type="string">
            <text:p>cac:TaxTotal/cac:TaxSubtotal/cac:TaxCategory[cbc:ID = 'IP']</text:p>
          </table:table-cell>
          <table:table-cell table:number-columns-repeated="1021"/>
        </table:table-row>
        <table:table-row table:style-name="ro19">
          <table:table-cell office:value-type="string">
            <text:p>model</text:p>
          </table:table-cell>
          <table:table-cell table:style-name="ce19" office:value-type="string">
            <text:p>Invoice </text:p>
          </table:table-cell>
          <table:table-cell table:style-name="ce52" office:value-type="string">
            <text:p>//ubl:Invoice</text:p>
          </table:table-cell>
          <table:table-cell table:number-columns-repeated="1021"/>
        </table:table-row>
        <table:table-row table:style-name="ro19">
          <table:table-cell office:value-type="string">
            <text:p>model</text:p>
          </table:table-cell>
          <table:table-cell table:style-name="ce19" office:value-type="string">
            <text:p>Buyer postal address</text:p>
          </table:table-cell>
          <table:table-cell office:value-type="string">
            <text:p>cac:AccountingCustomerParty/cac:Party/cac:PostalAddress</text:p>
          </table:table-cell>
          <table:table-cell table:number-columns-repeated="1021"/>
        </table:table-row>
        <table:table-row table:style-name="ro4">
          <table:table-cell office:value-type="string">
            <text:p>model</text:p>
          </table:table-cell>
          <table:table-cell table:style-name="ce22" office:value-type="string">
            <text:p>Deliver to address</text:p>
          </table:table-cell>
          <table:table-cell table:style-name="ce56" office:value-type="string">
            <text:p>cac:Delivery/cac:DeliveryLocation/cac:Address</text:p>
          </table:table-cell>
          <table:table-cell table:number-columns-repeated="1021"/>
        </table:table-row>
        <table:table-row table:style-name="ro19">
          <table:table-cell office:value-type="string">
            <text:p>model</text:p>
          </table:table-cell>
          <table:table-cell table:style-name="ce22" office:value-type="string">
            <text:p>Buyer electronic address</text:p>
          </table:table-cell>
          <table:table-cell office:value-type="string">
            <text:p>cac:AccountingCustomerParty/cac:Party/cbc:EndpointID</text:p>
          </table:table-cell>
          <table:table-cell table:number-columns-repeated="1021"/>
        </table:table-row>
        <table:table-row table:style-name="ro4">
          <table:table-cell office:value-type="string">
            <text:p>model</text:p>
          </table:table-cell>
          <table:table-cell table:style-name="ce22" office:value-type="string">
            <text:p>Item standard identifier</text:p>
          </table:table-cell>
          <table:table-cell table:style-name="ce57" office:value-type="string">
            <text:p>cac:InvoiceLine/cac:Item/cac:StandardItemIdentification/cbc:ID</text:p>
          </table:table-cell>
          <table:table-cell table:number-columns-repeated="1021"/>
        </table:table-row>
        <table:table-row table:style-name="ro4">
          <table:table-cell office:value-type="string">
            <text:p>model</text:p>
          </table:table-cell>
          <table:table-cell table:style-name="ce22" office:value-type="string">
            <text:p>Item classification identifier</text:p>
          </table:table-cell>
          <table:table-cell table:style-name="ce57" office:value-type="string">
            <text:p>cac:InvoiceLine/cac:Item/cac:CommodityClassification/cbc:ItemClassificationCode</text:p>
          </table:table-cell>
          <table:table-cell table:number-columns-repeated="1021"/>
        </table:table-row>
        <table:table-row table:style-name="ro17" table:number-rows-repeated="2">
          <table:table-cell table:style-name="Default" table:number-columns-repeated="1024"/>
        </table:table-row>
        <table:table-row table:style-name="ro19" table:number-rows-repeated="1048332">
          <table:table-cell table:number-columns-repeated="1024"/>
        </table:table-row>
        <table:table-row table:style-name="ro19">
          <table:table-cell table:number-columns-repeated="1024"/>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AMJ1048571">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5">05/12/2016</text:date>, <text:time>20:13:05</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12-05T20:13:05</dc:date>
    <dc:creator>Oriol Bausà</dc:creator>
    <meta:editing-duration>P31DT17H41M13S</meta:editing-duration>
    <meta:editing-cycles>325</meta:editing-cycles>
    <meta:document-statistic meta:table-count="3" meta:cell-count="1703" meta:object-count="0"/>
  </office:meta>
</office:document-meta>
</file>